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23A00000184F3A27E8FA743FD9E.jpg" manifest:media-type="image/jpeg"/>
  <manifest:file-entry manifest:full-path="Pictures/100000000000023A00000184A6047C058F38C21E.jpg" manifest:media-type="image/jpeg"/>
  <manifest:file-entry manifest:full-path="Pictures/100000000000023A00000184B71F772CFC1B255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cd175e"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db1786"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officeooo:rsid="02549af1" officeooo:paragraph-rsid="02549af1"/>
    </style:style>
    <style:style style:name="P139" style:family="paragraph" style:parent-style-name="Standard">
      <style:text-properties style:font-name="Liberation Serif" officeooo:paragraph-rsid="03149280"/>
    </style:style>
    <style:style style:name="P140" style:family="paragraph" style:parent-style-name="Standard">
      <style:text-properties style:font-name="Liberation Serif" officeooo:paragraph-rsid="01465100"/>
    </style:style>
    <style:style style:name="P141" style:family="paragraph" style:parent-style-name="Standard">
      <style:text-properties style:font-name="Liberation Serif" officeooo:paragraph-rsid="0156c2f1"/>
    </style:style>
    <style:style style:name="P142" style:family="paragraph" style:parent-style-name="Standard">
      <style:text-properties style:font-name="Liberation Serif" officeooo:paragraph-rsid="014d9b58"/>
    </style:style>
    <style:style style:name="P143" style:family="paragraph" style:parent-style-name="Standard">
      <style:text-properties style:font-name="Liberation Serif" officeooo:paragraph-rsid="0156f0dc"/>
    </style:style>
    <style:style style:name="P144"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45"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46" style:family="paragraph" style:parent-style-name="Standard">
      <style:text-properties style:font-name="Liberation Serif" fo:language="en" fo:country="US" fo:font-style="normal" officeooo:paragraph-rsid="0156f0dc" style:font-style-asian="normal" style:font-style-complex="normal"/>
    </style:style>
    <style:style style:name="P147" style:family="paragraph" style:parent-style-name="Standard">
      <style:text-properties style:font-name="Liberation Serif" fo:language="en" fo:country="US" officeooo:rsid="014337ca"/>
    </style:style>
    <style:style style:name="P148" style:family="paragraph" style:parent-style-name="Standard">
      <style:text-properties style:font-name="Liberation Serif" officeooo:rsid="0003c9de" officeooo:paragraph-rsid="02511974"/>
    </style:style>
    <style:style style:name="P149" style:family="paragraph" style:parent-style-name="Standard">
      <style:text-properties style:font-name="Liberation Serif" officeooo:rsid="0003d788" officeooo:paragraph-rsid="02511974"/>
    </style:style>
    <style:style style:name="P150" style:family="paragraph" style:parent-style-name="Standard">
      <style:text-properties style:font-name="Liberation Serif" officeooo:rsid="0004ade5" officeooo:paragraph-rsid="02511974"/>
    </style:style>
    <style:style style:name="P151" style:family="paragraph" style:parent-style-name="Standard">
      <style:text-properties style:font-name="Liberation Serif" officeooo:rsid="01ed3ebc" officeooo:paragraph-rsid="01ed3ebc"/>
    </style:style>
    <style:style style:name="P152" style:family="paragraph" style:parent-style-name="Standard">
      <style:text-properties style:font-name="Liberation Serif" officeooo:rsid="01aee890" officeooo:paragraph-rsid="01aee890"/>
    </style:style>
    <style:style style:name="P153" style:family="paragraph" style:parent-style-name="Standard">
      <style:text-properties style:font-name="Liberation Serif" officeooo:rsid="016b9b3b" officeooo:paragraph-rsid="016b9b3b"/>
    </style:style>
    <style:style style:name="P154" style:family="paragraph" style:parent-style-name="Standard">
      <style:text-properties style:font-name="Liberation Serif" officeooo:rsid="01e0fd3e" officeooo:paragraph-rsid="01e0fd3e"/>
    </style:style>
    <style:style style:name="P155" style:family="paragraph" style:parent-style-name="Standard">
      <style:text-properties style:font-name="Liberation Serif" officeooo:rsid="02a00280" officeooo:paragraph-rsid="02a00280"/>
    </style:style>
    <style:style style:name="P156" style:family="paragraph" style:parent-style-name="Standard">
      <style:text-properties style:font-name="Liberation Serif" officeooo:rsid="01b109e1" officeooo:paragraph-rsid="01b109e1"/>
    </style:style>
    <style:style style:name="P157" style:family="paragraph" style:parent-style-name="Standard">
      <style:text-properties style:font-name="Liberation Serif" officeooo:rsid="01be7a4e" officeooo:paragraph-rsid="01be7a4e"/>
    </style:style>
    <style:style style:name="P158" style:family="paragraph" style:parent-style-name="Standard">
      <style:text-properties style:font-name="Liberation Serif" officeooo:rsid="0279dd7e" officeooo:paragraph-rsid="0279dd7e"/>
    </style:style>
    <style:style style:name="P159" style:family="paragraph" style:parent-style-name="Standard">
      <style:text-properties style:font-name="Liberation Serif" officeooo:paragraph-rsid="016f9234"/>
    </style:style>
    <style:style style:name="P160" style:family="paragraph" style:parent-style-name="Standard">
      <style:text-properties style:font-name="Liberation Serif" officeooo:rsid="017b5307" officeooo:paragraph-rsid="017b5307"/>
    </style:style>
    <style:style style:name="P161" style:family="paragraph" style:parent-style-name="Standard">
      <style:text-properties style:font-name="Liberation Serif" officeooo:rsid="016f9234" officeooo:paragraph-rsid="016f9234"/>
    </style:style>
    <style:style style:name="P162" style:family="paragraph" style:parent-style-name="Standard">
      <style:text-properties style:font-name="Liberation Serif" officeooo:rsid="02600ccf" officeooo:paragraph-rsid="02600ccf"/>
    </style:style>
    <style:style style:name="P163" style:family="paragraph" style:parent-style-name="Standard">
      <style:text-properties style:font-name="Liberation Serif" officeooo:paragraph-rsid="035a6cf6"/>
    </style:style>
    <style:style style:name="P164" style:family="paragraph" style:parent-style-name="Standard">
      <style:text-properties style:font-name="Liberation Serif" officeooo:paragraph-rsid="035ed1d6"/>
    </style:style>
    <style:style style:name="P165" style:family="paragraph" style:parent-style-name="Standard">
      <style:text-properties style:font-name="Liberation Serif" officeooo:paragraph-rsid="03668782"/>
    </style:style>
    <style:style style:name="P166" style:family="paragraph" style:parent-style-name="Standard">
      <style:text-properties style:font-name="Liberation Serif" officeooo:paragraph-rsid="0367172f"/>
    </style:style>
    <style:style style:name="P167" style:family="paragraph" style:parent-style-name="Standard">
      <style:text-properties style:font-name="Liberation Serif" officeooo:rsid="0375b35d" officeooo:paragraph-rsid="0375b35d"/>
    </style:style>
    <style:style style:name="P168" style:family="paragraph" style:parent-style-name="Standard">
      <style:text-properties style:font-name="Liberation Serif" officeooo:paragraph-rsid="0176231e"/>
    </style:style>
    <style:style style:name="P169" style:family="paragraph" style:parent-style-name="Standard">
      <style:text-properties style:font-name="Liberation Serif" fo:font-weight="normal" style:font-weight-asian="normal" style:font-weight-complex="normal"/>
    </style:style>
    <style:style style:name="P170" style:family="paragraph" style:parent-style-name="Standard">
      <style:text-properties style:font-name="Liberation Serif" fo:font-weight="normal" officeooo:rsid="03797b53" officeooo:paragraph-rsid="03797b53" style:font-weight-asian="normal" style:font-weight-complex="normal"/>
    </style:style>
    <style:style style:name="P171" style:family="paragraph" style:parent-style-name="Standard">
      <style:text-properties style:font-name="Liberation Serif" officeooo:paragraph-rsid="037fa3f8"/>
    </style:style>
    <style:style style:name="P172" style:family="paragraph" style:parent-style-name="Standard">
      <style:text-properties style:font-name="Liberation Serif" officeooo:paragraph-rsid="038181c5"/>
    </style:style>
    <style:style style:name="P173"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4" style:family="paragraph" style:parent-style-name="Standard">
      <style:text-properties style:font-name="Liberation Serif" fo:font-style="normal" style:font-style-asian="normal" style:font-style-complex="normal"/>
    </style:style>
    <style:style style:name="P175"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76" style:family="paragraph" style:parent-style-name="Standard">
      <style:text-properties style:font-name="Liberation Serif" officeooo:paragraph-rsid="03cc4f61"/>
    </style:style>
    <style:style style:name="P177" style:family="paragraph" style:parent-style-name="Standard">
      <style:text-properties style:font-name="Liberation Serif" officeooo:rsid="03cd175e" officeooo:paragraph-rsid="03cd175e"/>
    </style:style>
    <style:style style:name="P178" style:family="paragraph" style:parent-style-name="Standard">
      <style:text-properties style:font-name="Liberation Serif" officeooo:rsid="03dd278c" officeooo:paragraph-rsid="03dd278c"/>
    </style:style>
    <style:style style:name="P179" style:family="paragraph" style:parent-style-name="Standard">
      <style:text-properties style:font-name="Liberation Serif" officeooo:rsid="03e1dcfe" officeooo:paragraph-rsid="03e1dcfe"/>
    </style:style>
    <style:style style:name="P180" style:family="paragraph" style:parent-style-name="Standard">
      <style:text-properties officeooo:rsid="000d8911" officeooo:paragraph-rsid="00d46a1a"/>
    </style:style>
    <style:style style:name="P181" style:family="paragraph" style:parent-style-name="Standard">
      <style:text-properties officeooo:paragraph-rsid="0148a596"/>
    </style:style>
    <style:style style:name="P182" style:family="paragraph" style:parent-style-name="Standard">
      <style:text-properties officeooo:paragraph-rsid="016f9234"/>
    </style:style>
    <style:style style:name="P183" style:family="paragraph" style:parent-style-name="Standard">
      <style:text-properties officeooo:paragraph-rsid="03e1dcfe"/>
    </style:style>
    <style:style style:name="P18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8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86" style:family="paragraph" style:parent-style-name="Standard">
      <style:paragraph-properties fo:break-before="page"/>
      <style:text-properties officeooo:rsid="000d8911" officeooo:paragraph-rsid="00d46a1a"/>
    </style:style>
    <style:style style:name="P187"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88" style:family="paragraph" style:parent-style-name="Standard">
      <style:paragraph-properties fo:break-before="page"/>
      <style:text-properties style:font-name="Liberation Serif" style:text-underline-style="none" fo:font-weight="bold" style:font-weight-asian="bold" style:font-weight-complex="bold"/>
    </style:style>
    <style:style style:name="P189" style:family="paragraph" style:parent-style-name="Text_20_body">
      <style:paragraph-properties fo:margin-top="0in" fo:margin-bottom="0in" loext:contextual-spacing="false"/>
      <style:text-properties officeooo:paragraph-rsid="010966ed"/>
    </style:style>
    <style:style style:name="P190" style:family="paragraph" style:parent-style-name="Text_20_body">
      <style:paragraph-properties fo:margin-top="0in" fo:margin-bottom="0in" loext:contextual-spacing="false"/>
      <style:text-properties style:font-name="Liberation Serif" officeooo:paragraph-rsid="010966ed"/>
    </style:style>
    <style:style style:name="P19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92"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9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94"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95"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96"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9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98"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9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20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20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202"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43"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4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47"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8"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9"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50"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5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5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53" style:family="paragraph" style:parent-style-name="Normal">
      <style:paragraph-properties fo:line-height="100%"/>
      <style:text-properties officeooo:paragraph-rsid="014ba187"/>
    </style:style>
    <style:style style:name="P254" style:family="paragraph" style:parent-style-name="Normal">
      <style:paragraph-properties fo:line-height="100%"/>
      <style:text-properties officeooo:paragraph-rsid="014d9b58"/>
    </style:style>
    <style:style style:name="P255" style:family="paragraph" style:parent-style-name="Normal">
      <style:paragraph-properties fo:line-height="100%"/>
      <style:text-properties officeooo:paragraph-rsid="0156f0dc"/>
    </style:style>
    <style:style style:name="P256" style:family="paragraph" style:parent-style-name="Normal">
      <style:paragraph-properties fo:line-height="100%"/>
      <style:text-properties officeooo:paragraph-rsid="0159f619"/>
    </style:style>
    <style:style style:name="P257" style:family="paragraph" style:parent-style-name="Normal">
      <style:paragraph-properties fo:line-height="100%"/>
      <style:text-properties style:font-name="Liberation Serif" officeooo:paragraph-rsid="014d9b58"/>
    </style:style>
    <style:style style:name="P258"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5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60"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61"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62"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63"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64"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6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6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67"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68"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7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71"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72"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7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8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8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8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83" style:family="paragraph" style:parent-style-name="Table_20_Contents">
      <style:text-properties fo:font-size="9pt" style:font-size-asian="9pt" style:font-size-complex="9pt"/>
    </style:style>
    <style:style style:name="P284" style:family="paragraph" style:parent-style-name="Table_20_Contents">
      <style:text-properties fo:font-size="9pt" officeooo:rsid="036def88" officeooo:paragraph-rsid="036def88" style:font-size-asian="9pt" style:font-size-complex="9pt"/>
    </style:style>
    <style:style style:name="P285" style:family="paragraph" style:parent-style-name="Table_20_Contents">
      <style:text-properties fo:font-size="9pt" officeooo:rsid="036f6ff9" officeooo:paragraph-rsid="036f6ff9" style:font-size-asian="9pt" style:font-size-complex="9pt"/>
    </style:style>
    <style:style style:name="P286" style:family="paragraph" style:parent-style-name="Table_20_Contents">
      <style:text-properties fo:font-size="9pt" officeooo:rsid="03707a9d" officeooo:paragraph-rsid="03707a9d" style:font-size-asian="9pt" style:font-size-complex="9pt"/>
    </style:style>
    <style:style style:name="P287" style:family="paragraph" style:parent-style-name="Table_20_Contents">
      <style:text-properties fo:font-size="9pt" officeooo:rsid="0371f4d7" officeooo:paragraph-rsid="0371f4d7" style:font-size-asian="9pt" style:font-size-complex="9pt"/>
    </style:style>
    <style:style style:name="P288" style:family="paragraph" style:parent-style-name="Table_20_Contents">
      <style:text-properties fo:font-size="9pt" officeooo:rsid="03877b53" officeooo:paragraph-rsid="03877b53" style:font-size-asian="9pt" style:font-size-complex="9pt"/>
    </style:style>
    <style:style style:name="P289" style:family="paragraph" style:parent-style-name="Table_20_Contents">
      <style:text-properties fo:font-size="9pt" officeooo:rsid="038934ac" officeooo:paragraph-rsid="038934ac" style:font-size-asian="9pt" style:font-size-complex="9pt"/>
    </style:style>
    <style:style style:name="P290" style:family="paragraph" style:parent-style-name="Table_20_Contents">
      <style:text-properties fo:font-size="9pt" officeooo:rsid="0389e6c7" officeooo:paragraph-rsid="0389e6c7" style:font-size-asian="9pt" style:font-size-complex="9pt"/>
    </style:style>
    <style:style style:name="P291" style:family="paragraph" style:parent-style-name="Table_20_Contents">
      <style:text-properties fo:font-size="9pt" officeooo:rsid="038a2ac8" officeooo:paragraph-rsid="038a2ac8" style:font-size-asian="9pt" style:font-size-complex="9pt"/>
    </style:style>
    <style:style style:name="P292" style:family="paragraph" style:parent-style-name="Table_20_Contents">
      <style:text-properties fo:font-size="9pt" officeooo:paragraph-rsid="03707a9d" style:font-size-asian="9pt" style:font-size-complex="9pt"/>
    </style:style>
    <style:style style:name="P293" style:family="paragraph" style:parent-style-name="Table_20_Contents">
      <style:text-properties fo:font-size="9pt" officeooo:rsid="03725b1c" officeooo:paragraph-rsid="03725b1c" style:font-size-asian="9pt" style:font-size-complex="9pt"/>
    </style:style>
    <style:style style:name="P294" style:family="paragraph" style:parent-style-name="Table_20_Contents">
      <style:text-properties fo:font-size="9pt" officeooo:rsid="03707a9d" officeooo:paragraph-rsid="03707a9d" fo:background-color="transparent" style:font-size-asian="9pt" style:font-size-complex="9pt"/>
    </style:style>
    <style:style style:name="P295" style:family="paragraph" style:parent-style-name="Table_20_Contents">
      <style:text-properties fo:font-size="9pt" officeooo:rsid="03707a9d" officeooo:paragraph-rsid="0389e6c7" fo:background-color="transparent" style:font-size-asian="9pt" style:font-size-complex="9pt"/>
    </style:style>
    <style:style style:name="P296"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97"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98"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99"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normal" officeooo:rsid="039500cc" fo:background-color="transparent" loext:char-shading-value="0" style:font-style-asian="normal" style:font-style-complex="normal"/>
    </style:style>
    <style:style style:name="T116" style:family="text">
      <style:text-properties fo:color="#000000" fo:font-style="italic" style:font-style-asian="italic" style:font-style-complex="italic"/>
    </style:style>
    <style:style style:name="T117" style:family="text">
      <style:text-properties fo:color="#000000" fo:font-style="italic" officeooo:rsid="009bb0aa" style:font-style-asian="italic" style:font-style-complex="italic"/>
    </style:style>
    <style:style style:name="T118" style:family="text">
      <style:text-properties fo:color="#000000" fo:font-style="italic" officeooo:rsid="00dbe4ad" style:font-style-asian="italic" style:font-style-complex="italic"/>
    </style:style>
    <style:style style:name="T119" style:family="text">
      <style:text-properties fo:color="#000000" fo:font-style="italic" officeooo:rsid="00efef38" style:font-style-asian="italic" style:font-style-complex="italic"/>
    </style:style>
    <style:style style:name="T120" style:family="text">
      <style:text-properties fo:color="#000000" fo:font-style="italic" officeooo:rsid="00f06448" style:font-style-asian="italic" style:font-style-complex="italic"/>
    </style:style>
    <style:style style:name="T121" style:family="text">
      <style:text-properties fo:color="#000000" fo:font-style="italic" officeooo:rsid="00f17d77" style:font-style-asian="italic" style:font-style-complex="italic"/>
    </style:style>
    <style:style style:name="T122" style:family="text">
      <style:text-properties fo:color="#000000" fo:font-style="italic" officeooo:rsid="017bb97d" style:font-style-asian="italic" style:font-style-complex="italic"/>
    </style:style>
    <style:style style:name="T123" style:family="text">
      <style:text-properties fo:color="#000000" fo:font-style="italic" officeooo:rsid="017d7ac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b6cc8" style:font-style-asian="italic" style:font-style-complex="italic"/>
    </style:style>
    <style:style style:name="T237" style:family="text">
      <style:text-properties fo:font-style="italic" officeooo:rsid="0347d207" style:font-style-asian="italic" style:font-style-complex="italic"/>
    </style:style>
    <style:style style:name="T238" style:family="text">
      <style:text-properties fo:font-style="italic" officeooo:rsid="02600ccf" style:font-style-asian="italic" style:font-style-complex="italic"/>
    </style:style>
    <style:style style:name="T239" style:family="text">
      <style:text-properties fo:font-style="italic" officeooo:rsid="02f99709" style:font-style-asian="italic" style:font-style-complex="italic"/>
    </style:style>
    <style:style style:name="T240" style:family="text">
      <style:text-properties fo:font-style="italic" officeooo:rsid="03619470" style:font-style-asian="italic" style:font-style-complex="italic"/>
    </style:style>
    <style:style style:name="T241" style:family="text">
      <style:text-properties fo:font-style="italic" officeooo:rsid="018378b1" style:font-style-asian="italic" style:font-style-complex="italic"/>
    </style:style>
    <style:style style:name="T242" style:family="text">
      <style:text-properties fo:font-style="italic" officeooo:rsid="01387819" style:font-style-asian="italic" style:font-style-complex="italic"/>
    </style:style>
    <style:style style:name="T243" style:family="text">
      <style:text-properties fo:font-style="italic" officeooo:rsid="003b9b10" style:font-style-asian="italic" style:font-style-complex="italic"/>
    </style:style>
    <style:style style:name="T244" style:family="text">
      <style:text-properties fo:font-style="italic" officeooo:rsid="03925192" style:font-style-asian="italic" style:font-style-complex="italic"/>
    </style:style>
    <style:style style:name="T245" style:family="text">
      <style:text-properties fo:font-style="italic" officeooo:rsid="039fd156" style:font-style-asian="italic" style:font-style-complex="italic"/>
    </style:style>
    <style:style style:name="T246" style:family="text">
      <style:text-properties fo:font-style="italic" officeooo:rsid="03a3253b"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officeooo:rsid="02639002" fo:background-color="transparent" loext:char-shading-value="0" style:font-style-asian="italic" style:font-style-complex="italic"/>
    </style:style>
    <style:style style:name="T249" style:family="text">
      <style:text-properties fo:font-style="italic" officeooo:rsid="02797da0" fo:background-color="transparent" loext:char-shading-value="0" style:font-style-asian="italic" style:font-style-complex="italic"/>
    </style:style>
    <style:style style:name="T250" style:family="text">
      <style:text-properties fo:font-style="italic" officeooo:rsid="03149280" fo:background-color="transparent" loext:char-shading-value="0" style:font-style-asian="italic" style:font-style-complex="italic"/>
    </style:style>
    <style:style style:name="T251" style:family="text">
      <style:text-properties fo:font-style="italic" officeooo:rsid="00e83346" fo:background-color="transparent" loext:char-shading-value="0" style:font-style-asian="italic" style:font-style-complex="italic"/>
    </style:style>
    <style:style style:name="T252" style:family="text">
      <style:text-properties fo:font-style="italic" officeooo:rsid="03b53f48" fo:background-color="transparent" loext:char-shading-value="0" style:font-style-asian="italic" style:font-style-complex="italic"/>
    </style:style>
    <style:style style:name="T253" style:family="text">
      <style:text-properties fo:font-style="italic" officeooo:rsid="03a3253b" fo:background-color="transparent" loext:char-shading-value="0" style:font-style-asian="italic" style:font-style-complex="italic"/>
    </style:style>
    <style:style style:name="T254" style:family="text">
      <style:text-properties fo:font-style="italic" officeooo:rsid="0329f7af" fo:background-color="transparent" loext:char-shading-value="0" style:font-style-asian="italic" style:font-style-complex="italic"/>
    </style:style>
    <style:style style:name="T255" style:family="text">
      <style:text-properties fo:font-style="italic" officeooo:rsid="03a3253b" fo:background-color="#ffff00" loext:char-shading-value="0" style:font-style-asian="italic" style:font-style-complex="italic"/>
    </style:style>
    <style:style style:name="T256" style:family="text">
      <style:text-properties fo:font-style="italic" officeooo:rsid="03a3253b" fo:background-color="#ffff00" loext:char-shading-value="0" style:font-style-asian="italic" style:font-style-complex="italic"/>
    </style:style>
    <style:style style:name="T257" style:family="text">
      <style:text-properties fo:font-style="italic" officeooo:rsid="0329f7af" fo:background-color="#ffff00" loext:char-shading-value="0" style:font-style-asian="italic" style:font-style-complex="italic"/>
    </style:style>
    <style:style style:name="T258" style:family="text">
      <style:text-properties fo:font-style="italic" officeooo:rsid="0329f7af" fo:background-color="#ffff00" loext:char-shading-value="0" style:font-style-asian="italic" style:font-style-complex="italic"/>
    </style:style>
    <style:style style:name="T259" style:family="text">
      <style:text-properties fo:font-style="normal" style:font-style-asian="normal" style:font-style-complex="normal"/>
    </style:style>
    <style:style style:name="T260" style:family="text">
      <style:text-properties fo:font-style="normal" officeooo:rsid="00898d38" style:font-style-asian="normal" style:font-style-complex="normal"/>
    </style:style>
    <style:style style:name="T261" style:family="text">
      <style:text-properties fo:font-style="normal" officeooo:rsid="009176e5" style:font-style-asian="normal" style:font-style-complex="normal"/>
    </style:style>
    <style:style style:name="T262" style:family="text">
      <style:text-properties fo:font-style="normal" officeooo:rsid="0096f124" style:font-style-asian="normal" style:font-style-complex="normal"/>
    </style:style>
    <style:style style:name="T263" style:family="text">
      <style:text-properties fo:font-style="normal" officeooo:rsid="00ac0285" style:font-style-asian="normal" style:font-style-complex="normal"/>
    </style:style>
    <style:style style:name="T264" style:family="text">
      <style:text-properties fo:font-style="normal" officeooo:rsid="00b42fb7" style:font-style-asian="normal" style:font-style-complex="normal"/>
    </style:style>
    <style:style style:name="T265" style:family="text">
      <style:text-properties fo:font-style="normal" officeooo:rsid="00b54f8c" style:font-style-asian="normal" style:font-style-complex="normal"/>
    </style:style>
    <style:style style:name="T266" style:family="text">
      <style:text-properties fo:font-style="normal" officeooo:rsid="01121dad" style:font-style-asian="normal" style:font-style-complex="normal"/>
    </style:style>
    <style:style style:name="T267" style:family="text">
      <style:text-properties fo:font-style="normal" officeooo:rsid="01387819" style:font-style-asian="normal" style:font-style-complex="normal"/>
    </style:style>
    <style:style style:name="T268" style:family="text">
      <style:text-properties fo:font-style="normal" officeooo:rsid="01465100" style:font-style-asian="normal" style:font-style-complex="normal"/>
    </style:style>
    <style:style style:name="T269" style:family="text">
      <style:text-properties fo:font-style="normal" officeooo:rsid="015be012" style:font-style-asian="normal" style:font-style-complex="normal"/>
    </style:style>
    <style:style style:name="T270" style:family="text">
      <style:text-properties fo:font-style="normal" officeooo:rsid="015dd727" style:font-style-asian="normal" style:font-style-complex="normal"/>
    </style:style>
    <style:style style:name="T271" style:family="text">
      <style:text-properties fo:font-style="normal" officeooo:rsid="01604b1a" style:font-style-asian="normal" style:font-style-complex="normal"/>
    </style:style>
    <style:style style:name="T272" style:family="text">
      <style:text-properties fo:font-style="normal" officeooo:rsid="016683bc" style:font-style-asian="normal" style:font-style-complex="normal"/>
    </style:style>
    <style:style style:name="T273" style:family="text">
      <style:text-properties fo:font-style="normal" officeooo:rsid="01681191" style:font-style-asian="normal" style:font-style-complex="normal"/>
    </style:style>
    <style:style style:name="T274" style:family="text">
      <style:text-properties fo:font-style="normal" officeooo:rsid="0187fe76" style:font-style-asian="normal" style:font-style-complex="normal"/>
    </style:style>
    <style:style style:name="T275" style:family="text">
      <style:text-properties fo:font-style="normal" officeooo:rsid="0191fa54" style:font-style-asian="normal" style:font-style-complex="normal"/>
    </style:style>
    <style:style style:name="T276" style:family="text">
      <style:text-properties fo:font-style="normal" officeooo:rsid="01c06d03" style:font-style-asian="normal" style:font-style-complex="normal"/>
    </style:style>
    <style:style style:name="T277" style:family="text">
      <style:text-properties fo:font-style="normal" officeooo:rsid="0258d041" style:font-style-asian="normal" style:font-style-complex="normal"/>
    </style:style>
    <style:style style:name="T278" style:family="text">
      <style:text-properties fo:font-style="normal" officeooo:rsid="030feba5" style:font-style-asian="normal" style:font-style-complex="normal"/>
    </style:style>
    <style:style style:name="T279" style:family="text">
      <style:text-properties fo:font-style="normal" officeooo:rsid="03149280" style:font-style-asian="normal" style:font-style-complex="normal"/>
    </style:style>
    <style:style style:name="T280" style:family="text">
      <style:text-properties fo:font-style="normal" officeooo:rsid="018378b1" style:font-style-asian="normal" style:font-style-complex="normal"/>
    </style:style>
    <style:style style:name="T281" style:family="text">
      <style:text-properties fo:font-style="normal" officeooo:rsid="031a92bd" style:font-style-asian="normal" style:font-style-complex="normal"/>
    </style:style>
    <style:style style:name="T282" style:family="text">
      <style:text-properties fo:font-style="normal" officeooo:rsid="031ae2c4" style:font-style-asian="normal" style:font-style-complex="normal"/>
    </style:style>
    <style:style style:name="T283" style:family="text">
      <style:text-properties fo:font-style="normal" officeooo:rsid="031e1589" style:font-style-asian="normal" style:font-style-complex="normal"/>
    </style:style>
    <style:style style:name="T284" style:family="text">
      <style:text-properties fo:font-style="normal" officeooo:rsid="003b9b10" style:font-style-asian="normal" style:font-style-complex="normal"/>
    </style:style>
    <style:style style:name="T285" style:family="text">
      <style:text-properties fo:font-style="normal" officeooo:rsid="03925192" style:font-style-asian="normal" style:font-style-complex="normal"/>
    </style:style>
    <style:style style:name="T286" style:family="text">
      <style:text-properties fo:font-style="normal" officeooo:rsid="03931d58" style:font-style-asian="normal" style:font-style-complex="normal"/>
    </style:style>
    <style:style style:name="T287" style:family="text">
      <style:text-properties fo:font-style="normal" officeooo:rsid="03a991c4" style:font-style-asian="normal" style:font-style-complex="normal"/>
    </style:style>
    <style:style style:name="T288" style:family="text">
      <style:text-properties fo:font-style="normal" officeooo:rsid="03149280" fo:background-color="transparent" loext:char-shading-value="0" style:font-style-asian="normal" style:font-style-complex="normal"/>
    </style:style>
    <style:style style:name="T289" style:family="text">
      <style:text-properties officeooo:rsid="001efd72"/>
    </style:style>
    <style:style style:name="T290" style:family="text">
      <style:text-properties officeooo:rsid="001fe0cf"/>
    </style:style>
    <style:style style:name="T291" style:family="text">
      <style:text-properties officeooo:rsid="00226d99"/>
    </style:style>
    <style:style style:name="T292" style:family="text">
      <style:text-properties officeooo:rsid="002934a5"/>
    </style:style>
    <style:style style:name="T293" style:family="text">
      <style:text-properties officeooo:rsid="002d4e06"/>
    </style:style>
    <style:style style:name="T294" style:family="text">
      <style:text-properties officeooo:rsid="0030c76c"/>
    </style:style>
    <style:style style:name="T295" style:family="text">
      <style:text-properties officeooo:rsid="0032df48"/>
    </style:style>
    <style:style style:name="T296" style:family="text">
      <style:text-properties officeooo:rsid="00355161"/>
    </style:style>
    <style:style style:name="T297" style:family="text">
      <style:text-properties officeooo:rsid="00373bf3"/>
    </style:style>
    <style:style style:name="T298" style:family="text">
      <style:text-properties officeooo:rsid="00391711"/>
    </style:style>
    <style:style style:name="T299" style:family="text">
      <style:text-properties style:text-position="sub 58%" officeooo:rsid="00391711" fo:background-color="transparent" loext:char-shading-value="0"/>
    </style:style>
    <style:style style:name="T300" style:family="text">
      <style:text-properties style:text-position="sub 58%" fo:language="en" fo:country="US" fo:font-style="normal" style:font-style-asian="normal" style:font-style-complex="normal"/>
    </style:style>
    <style:style style:name="T301" style:family="text">
      <style:text-properties style:text-position="sub 58%" fo:language="en" fo:country="US" fo:font-style="normal" officeooo:rsid="014ba187" style:font-style-asian="normal" style:font-style-complex="normal"/>
    </style:style>
    <style:style style:name="T302" style:family="text">
      <style:text-properties style:text-position="sub 58%" fo:language="en" fo:country="US" fo:font-style="normal" officeooo:rsid="014d9b58" style:font-style-asian="normal" style:font-style-complex="normal"/>
    </style:style>
    <style:style style:name="T303" style:family="text">
      <style:text-properties style:text-position="sub 58%" fo:language="en" fo:country="US" fo:font-style="normal" officeooo:rsid="0153680f" style:font-style-asian="normal" style:font-style-complex="normal"/>
    </style:style>
    <style:style style:name="T304" style:family="text">
      <style:text-properties style:text-position="sub 58%" fo:language="en" fo:country="US" fo:font-style="normal" officeooo:rsid="0156c2f1" style:font-style-asian="normal" style:font-style-complex="normal"/>
    </style:style>
    <style:style style:name="T305" style:family="text">
      <style:text-properties officeooo:rsid="003a438a"/>
    </style:style>
    <style:style style:name="T306" style:family="text">
      <style:text-properties officeooo:rsid="003b9b10"/>
    </style:style>
    <style:style style:name="T307" style:family="text">
      <style:text-properties officeooo:rsid="00435ff5"/>
    </style:style>
    <style:style style:name="T308" style:family="text">
      <style:text-properties officeooo:rsid="004648a2"/>
    </style:style>
    <style:style style:name="T309" style:family="text">
      <style:text-properties officeooo:rsid="00465283"/>
    </style:style>
    <style:style style:name="T310" style:family="text">
      <style:text-properties officeooo:rsid="0046e9c4"/>
    </style:style>
    <style:style style:name="T311" style:family="text">
      <style:text-properties officeooo:rsid="0047656e"/>
    </style:style>
    <style:style style:name="T312" style:family="text">
      <style:text-properties officeooo:rsid="0065e0c8"/>
    </style:style>
    <style:style style:name="T313" style:family="text">
      <style:text-properties officeooo:rsid="006aaca8"/>
    </style:style>
    <style:style style:name="T314" style:family="text">
      <style:text-properties officeooo:rsid="006c5837"/>
    </style:style>
    <style:style style:name="T315" style:family="text">
      <style:text-properties officeooo:rsid="007121f6"/>
    </style:style>
    <style:style style:name="T316" style:family="text">
      <style:text-properties officeooo:rsid="00898d38"/>
    </style:style>
    <style:style style:name="T317" style:family="text">
      <style:text-properties officeooo:rsid="0093d33b"/>
    </style:style>
    <style:style style:name="T318" style:family="text">
      <style:text-properties officeooo:rsid="00c1dc2b"/>
    </style:style>
    <style:style style:name="T319" style:family="text">
      <style:text-properties officeooo:rsid="00c48915"/>
    </style:style>
    <style:style style:name="T320" style:family="text">
      <style:text-properties officeooo:rsid="00f88e67"/>
    </style:style>
    <style:style style:name="T321" style:family="text">
      <style:text-properties officeooo:rsid="00e24274"/>
    </style:style>
    <style:style style:name="T322" style:family="text">
      <style:text-properties fo:font-weight="normal" style:font-weight-asian="normal" style:font-weight-complex="normal"/>
    </style:style>
    <style:style style:name="T323" style:family="text">
      <style:text-properties fo:font-weight="normal" officeooo:rsid="0156c2f1" style:font-weight-asian="normal" style:font-weight-complex="normal"/>
    </style:style>
    <style:style style:name="T324" style:family="text">
      <style:text-properties fo:font-weight="normal" officeooo:rsid="0156f0dc" style:font-weight-asian="normal" style:font-weight-complex="normal"/>
    </style:style>
    <style:style style:name="T325" style:family="text">
      <style:text-properties fo:font-weight="normal" officeooo:rsid="0158dd5c" style:font-weight-asian="normal" style:font-weight-complex="normal"/>
    </style:style>
    <style:style style:name="T326" style:family="text">
      <style:text-properties fo:font-weight="normal" officeooo:rsid="015902b3" style:font-weight-asian="normal" style:font-weight-complex="normal"/>
    </style:style>
    <style:style style:name="T327" style:family="text">
      <style:text-properties fo:font-weight="normal" officeooo:rsid="0159f619" style:font-weight-asian="normal" style:font-weight-complex="normal"/>
    </style:style>
    <style:style style:name="T328" style:family="text">
      <style:text-properties fo:font-weight="normal" officeooo:rsid="03591717" style:font-weight-asian="normal" style:font-weight-complex="normal"/>
    </style:style>
    <style:style style:name="T329" style:family="text">
      <style:text-properties officeooo:rsid="01120354"/>
    </style:style>
    <style:style style:name="T330" style:family="text">
      <style:text-properties officeooo:rsid="011c4495"/>
    </style:style>
    <style:style style:name="T331" style:family="text">
      <style:text-properties officeooo:rsid="011ca8f4"/>
    </style:style>
    <style:style style:name="T332" style:family="text">
      <style:text-properties officeooo:rsid="011e3975"/>
    </style:style>
    <style:style style:name="T333" style:family="text">
      <style:text-properties fo:background-color="transparent" loext:char-shading-value="0"/>
    </style:style>
    <style:style style:name="T334" style:family="text">
      <style:text-properties officeooo:rsid="00391711" fo:background-color="transparent" loext:char-shading-value="0"/>
    </style:style>
    <style:style style:name="T335" style:family="text">
      <style:text-properties officeooo:rsid="011f342a" fo:background-color="transparent" loext:char-shading-value="0"/>
    </style:style>
    <style:style style:name="T336" style:family="text">
      <style:text-properties officeooo:rsid="0200c149" fo:background-color="transparent" loext:char-shading-value="0"/>
    </style:style>
    <style:style style:name="T337" style:family="text">
      <style:text-properties officeooo:rsid="02032b0e" fo:background-color="transparent" loext:char-shading-value="0"/>
    </style:style>
    <style:style style:name="T338" style:family="text">
      <style:text-properties officeooo:rsid="020726c3" fo:background-color="transparent" loext:char-shading-value="0"/>
    </style:style>
    <style:style style:name="T339" style:family="text">
      <style:text-properties officeooo:rsid="020f4396" fo:background-color="transparent" loext:char-shading-value="0"/>
    </style:style>
    <style:style style:name="T340" style:family="text">
      <style:text-properties officeooo:rsid="021f5a6f" fo:background-color="transparent" loext:char-shading-value="0"/>
    </style:style>
    <style:style style:name="T341" style:family="text">
      <style:text-properties officeooo:rsid="0228b708" fo:background-color="transparent" loext:char-shading-value="0"/>
    </style:style>
    <style:style style:name="T342" style:family="text">
      <style:text-properties officeooo:rsid="022a43f8" fo:background-color="transparent" loext:char-shading-value="0"/>
    </style:style>
    <style:style style:name="T343" style:family="text">
      <style:text-properties officeooo:rsid="022c0521" fo:background-color="transparent" loext:char-shading-value="0"/>
    </style:style>
    <style:style style:name="T344" style:family="text">
      <style:text-properties officeooo:rsid="022da5b1" fo:background-color="transparent" loext:char-shading-value="0"/>
    </style:style>
    <style:style style:name="T345" style:family="text">
      <style:text-properties officeooo:rsid="0231b1b5" fo:background-color="transparent" loext:char-shading-value="0"/>
    </style:style>
    <style:style style:name="T346" style:family="text">
      <style:text-properties officeooo:rsid="023269bf" fo:background-color="transparent" loext:char-shading-value="0"/>
    </style:style>
    <style:style style:name="T347" style:family="text">
      <style:text-properties officeooo:rsid="0232e167" fo:background-color="transparent" loext:char-shading-value="0"/>
    </style:style>
    <style:style style:name="T348" style:family="text">
      <style:text-properties officeooo:rsid="02340b70" fo:background-color="transparent" loext:char-shading-value="0"/>
    </style:style>
    <style:style style:name="T349" style:family="text">
      <style:text-properties officeooo:rsid="02343426" fo:background-color="transparent" loext:char-shading-value="0"/>
    </style:style>
    <style:style style:name="T350" style:family="text">
      <style:text-properties officeooo:rsid="02360557" fo:background-color="transparent" loext:char-shading-value="0"/>
    </style:style>
    <style:style style:name="T351" style:family="text">
      <style:text-properties officeooo:rsid="0237675b" fo:background-color="transparent" loext:char-shading-value="0"/>
    </style:style>
    <style:style style:name="T352" style:family="text">
      <style:text-properties officeooo:rsid="02387fc8" fo:background-color="transparent" loext:char-shading-value="0"/>
    </style:style>
    <style:style style:name="T353" style:family="text">
      <style:text-properties officeooo:rsid="023aea87" fo:background-color="transparent" loext:char-shading-value="0"/>
    </style:style>
    <style:style style:name="T354" style:family="text">
      <style:text-properties officeooo:rsid="023d9920" fo:background-color="transparent" loext:char-shading-value="0"/>
    </style:style>
    <style:style style:name="T355" style:family="text">
      <style:text-properties officeooo:rsid="0247693a" fo:background-color="transparent" loext:char-shading-value="0"/>
    </style:style>
    <style:style style:name="T356" style:family="text">
      <style:text-properties officeooo:rsid="02602541" fo:background-color="transparent" loext:char-shading-value="0"/>
    </style:style>
    <style:style style:name="T357" style:family="text">
      <style:text-properties officeooo:rsid="02639002" fo:background-color="transparent" loext:char-shading-value="0"/>
    </style:style>
    <style:style style:name="T358" style:family="text">
      <style:text-properties officeooo:rsid="02797da0" fo:background-color="transparent" loext:char-shading-value="0"/>
    </style:style>
    <style:style style:name="T359" style:family="text">
      <style:text-properties officeooo:rsid="027caf46" fo:background-color="transparent" loext:char-shading-value="0"/>
    </style:style>
    <style:style style:name="T360" style:family="text">
      <style:text-properties officeooo:rsid="027cd50c" fo:background-color="transparent" loext:char-shading-value="0"/>
    </style:style>
    <style:style style:name="T361" style:family="text">
      <style:text-properties officeooo:rsid="027e042c" fo:background-color="transparent" loext:char-shading-value="0"/>
    </style:style>
    <style:style style:name="T362" style:family="text">
      <style:text-properties officeooo:rsid="027e23b1" fo:background-color="transparent" loext:char-shading-value="0"/>
    </style:style>
    <style:style style:name="T363" style:family="text">
      <style:text-properties officeooo:rsid="02c443ef" fo:background-color="transparent" loext:char-shading-value="0"/>
    </style:style>
    <style:style style:name="T364" style:family="text">
      <style:text-properties officeooo:rsid="02c57c1d" fo:background-color="transparent" loext:char-shading-value="0"/>
    </style:style>
    <style:style style:name="T365" style:family="text">
      <style:text-properties officeooo:rsid="00e83346" fo:background-color="transparent" loext:char-shading-value="0"/>
    </style:style>
    <style:style style:name="T366" style:family="text">
      <style:text-properties officeooo:rsid="0115b733" fo:background-color="transparent" loext:char-shading-value="0"/>
    </style:style>
    <style:style style:name="T367" style:family="text">
      <style:text-properties officeooo:rsid="0088c7a7" fo:background-color="transparent" loext:char-shading-value="0"/>
    </style:style>
    <style:style style:name="T368" style:family="text">
      <style:text-properties officeooo:rsid="03154a09" fo:background-color="transparent" loext:char-shading-value="0"/>
    </style:style>
    <style:style style:name="T369" style:family="text">
      <style:text-properties officeooo:rsid="0322de15" fo:background-color="transparent" loext:char-shading-value="0"/>
    </style:style>
    <style:style style:name="T370" style:family="text">
      <style:text-properties officeooo:rsid="039871f6" fo:background-color="transparent" loext:char-shading-value="0"/>
    </style:style>
    <style:style style:name="T371" style:family="text">
      <style:text-properties officeooo:rsid="0329f7af" fo:background-color="transparent" loext:char-shading-value="0"/>
    </style:style>
    <style:style style:name="T372" style:family="text">
      <style:text-properties officeooo:rsid="0329f7af" fo:background-color="transparent" loext:char-shading-value="0"/>
    </style:style>
    <style:style style:name="T373" style:family="text">
      <style:text-properties officeooo:rsid="03a43559" fo:background-color="transparent" loext:char-shading-value="0"/>
    </style:style>
    <style:style style:name="T374" style:family="text">
      <style:text-properties officeooo:rsid="03a72ac4" fo:background-color="transparent" loext:char-shading-value="0"/>
    </style:style>
    <style:style style:name="T375" style:family="text">
      <style:text-properties officeooo:rsid="024cb8c6" fo:background-color="transparent" loext:char-shading-value="0"/>
    </style:style>
    <style:style style:name="T376" style:family="text">
      <style:text-properties officeooo:rsid="03b3654f" fo:background-color="transparent" loext:char-shading-value="0"/>
    </style:style>
    <style:style style:name="T377" style:family="text">
      <style:text-properties officeooo:rsid="03b67d32" fo:background-color="transparent" loext:char-shading-value="0"/>
    </style:style>
    <style:style style:name="T378" style:family="text">
      <style:text-properties officeooo:rsid="03b53f48" fo:background-color="transparent" loext:char-shading-value="0"/>
    </style:style>
    <style:style style:name="T379" style:family="text">
      <style:text-properties officeooo:rsid="03b7df2f" fo:background-color="transparent" loext:char-shading-value="0"/>
    </style:style>
    <style:style style:name="T380" style:family="text">
      <style:text-properties officeooo:rsid="03b95e5c" fo:background-color="transparent" loext:char-shading-value="0"/>
    </style:style>
    <style:style style:name="T381" style:family="text">
      <style:text-properties officeooo:rsid="03bb253b" fo:background-color="transparent" loext:char-shading-value="0"/>
    </style:style>
    <style:style style:name="T382" style:family="text">
      <style:text-properties officeooo:rsid="03be478e" fo:background-color="transparent" loext:char-shading-value="0"/>
    </style:style>
    <style:style style:name="T383" style:family="text">
      <style:text-properties officeooo:rsid="03294532" fo:background-color="transparent" loext:char-shading-value="0"/>
    </style:style>
    <style:style style:name="T384" style:family="text">
      <style:text-properties officeooo:rsid="03a3253b" fo:background-color="transparent" loext:char-shading-value="0"/>
    </style:style>
    <style:style style:name="T385" style:family="text">
      <style:text-properties officeooo:rsid="03e4ed41" fo:background-color="transparent" loext:char-shading-value="0"/>
    </style:style>
    <style:style style:name="T386" style:family="text">
      <style:text-properties officeooo:rsid="03e4ed41" fo:background-color="transparent" loext:char-shading-value="0"/>
    </style:style>
    <style:style style:name="T387" style:family="text">
      <style:text-properties officeooo:rsid="011f79bf"/>
    </style:style>
    <style:style style:name="T388" style:family="text">
      <style:text-properties officeooo:rsid="01381c3d"/>
    </style:style>
    <style:style style:name="T389" style:family="text">
      <style:text-properties officeooo:rsid="01387819"/>
    </style:style>
    <style:style style:name="T390" style:family="text">
      <style:text-properties officeooo:rsid="013a4e0d"/>
    </style:style>
    <style:style style:name="T391" style:family="text">
      <style:text-properties officeooo:rsid="013cddf5"/>
    </style:style>
    <style:style style:name="T392" style:family="text">
      <style:text-properties officeooo:rsid="013ebebd"/>
    </style:style>
    <style:style style:name="T393" style:family="text">
      <style:text-properties fo:language="en" fo:country="US"/>
    </style:style>
    <style:style style:name="T394" style:family="text">
      <style:text-properties fo:language="en" fo:country="US" fo:font-style="normal" style:font-style-asian="normal" style:font-style-complex="normal"/>
    </style:style>
    <style:style style:name="T395" style:family="text">
      <style:text-properties fo:language="en" fo:country="US" fo:font-style="normal" officeooo:rsid="014ba187" style:font-style-asian="normal" style:font-style-complex="normal"/>
    </style:style>
    <style:style style:name="T396" style:family="text">
      <style:text-properties fo:language="en" fo:country="US" fo:font-style="normal" officeooo:rsid="014d9b58" style:font-style-asian="normal" style:font-style-complex="normal"/>
    </style:style>
    <style:style style:name="T397" style:family="text">
      <style:text-properties fo:language="en" fo:country="US" fo:font-style="normal" officeooo:rsid="0152089d" style:font-style-asian="normal" style:font-style-complex="normal"/>
    </style:style>
    <style:style style:name="T398" style:family="text">
      <style:text-properties fo:language="en" fo:country="US" fo:font-style="normal" officeooo:rsid="0153680f" style:font-style-asian="normal" style:font-style-complex="normal"/>
    </style:style>
    <style:style style:name="T399" style:family="text">
      <style:text-properties fo:language="en" fo:country="US" fo:font-style="normal" officeooo:rsid="0156c2f1" style:font-style-asian="normal" style:font-style-complex="normal"/>
    </style:style>
    <style:style style:name="T400" style:family="text">
      <style:text-properties fo:language="en" fo:country="US" fo:font-style="normal" officeooo:rsid="02578d27" style:font-style-asian="normal" style:font-style-complex="normal"/>
    </style:style>
    <style:style style:name="T401" style:family="text">
      <style:text-properties fo:language="en" fo:country="US" fo:font-style="normal" officeooo:rsid="0355e1d2" style:font-style-asian="normal" style:font-style-complex="normal"/>
    </style:style>
    <style:style style:name="T402" style:family="text">
      <style:text-properties fo:language="en" fo:country="US" fo:font-style="normal" officeooo:rsid="03577c18" style:font-style-asian="normal" style:font-style-complex="normal"/>
    </style:style>
    <style:style style:name="T403" style:family="text">
      <style:text-properties fo:language="en" fo:country="US" fo:font-style="normal" officeooo:rsid="035a6cf6" style:font-style-asian="normal" style:font-style-complex="normal"/>
    </style:style>
    <style:style style:name="T404" style:family="text">
      <style:text-properties fo:language="en" fo:country="US" fo:font-style="normal" officeooo:rsid="03908586" style:font-style-asian="normal" style:font-style-complex="normal"/>
    </style:style>
    <style:style style:name="T405" style:family="text">
      <style:text-properties fo:language="en" fo:country="US" fo:font-style="normal" fo:background-color="#ffffff" loext:char-shading-value="0" style:font-style-asian="normal" style:font-style-complex="normal"/>
    </style:style>
    <style:style style:name="T406" style:family="text">
      <style:text-properties fo:language="en" fo:country="US" fo:font-style="normal" officeooo:rsid="03577c18" fo:background-color="#ffffff" loext:char-shading-value="0" style:font-style-asian="normal" style:font-style-complex="normal"/>
    </style:style>
    <style:style style:name="T407" style:family="text">
      <style:text-properties fo:language="en" fo:country="US" fo:font-style="normal" officeooo:rsid="035d4114" fo:background-color="#ffffff" loext:char-shading-value="0" style:font-style-asian="normal" style:font-style-complex="normal"/>
    </style:style>
    <style:style style:name="T408" style:family="text">
      <style:text-properties fo:language="en" fo:country="US" fo:font-style="normal" officeooo:rsid="035de1b1" fo:background-color="#ffffff" loext:char-shading-value="0" style:font-style-asian="normal" style:font-style-complex="normal"/>
    </style:style>
    <style:style style:name="T409" style:family="text">
      <style:text-properties fo:language="en" fo:country="US" fo:font-style="normal" officeooo:rsid="035ed1d6" fo:background-color="#ffffff" loext:char-shading-value="0" style:font-style-asian="normal" style:font-style-complex="normal"/>
    </style:style>
    <style:style style:name="T410" style:family="text">
      <style:text-properties fo:language="en" fo:country="US" fo:font-style="normal" fo:background-color="#ffff00" loext:char-shading-value="0" style:font-style-asian="normal" style:font-style-complex="normal"/>
    </style:style>
    <style:style style:name="T411" style:family="text">
      <style:text-properties fo:language="en" fo:country="US" officeooo:rsid="014337ca"/>
    </style:style>
    <style:style style:name="T412" style:family="text">
      <style:text-properties fo:language="en" fo:country="US" officeooo:rsid="0144350a"/>
    </style:style>
    <style:style style:name="T413" style:family="text">
      <style:text-properties fo:language="en" fo:country="US" fo:font-style="italic" officeooo:rsid="035fdaea" fo:background-color="#ffffff" loext:char-shading-value="0" style:font-style-asian="italic" style:font-style-complex="italic"/>
    </style:style>
    <style:style style:name="T414" style:family="text">
      <style:text-properties officeooo:rsid="01465100"/>
    </style:style>
    <style:style style:name="T415" style:family="text">
      <style:text-properties officeooo:rsid="014a6d5e"/>
    </style:style>
    <style:style style:name="T416" style:family="text">
      <style:text-properties officeooo:rsid="014b9352"/>
    </style:style>
    <style:style style:name="T417" style:family="text">
      <style:text-properties officeooo:rsid="014ba187"/>
    </style:style>
    <style:style style:name="T418" style:family="text">
      <style:text-properties officeooo:rsid="014d9b58"/>
    </style:style>
    <style:style style:name="T419" style:family="text">
      <style:text-properties fo:font-weight="bold" officeooo:rsid="0153680f" style:font-weight-asian="bold" style:font-weight-complex="bold"/>
    </style:style>
    <style:style style:name="T420" style:family="text">
      <style:text-properties fo:font-weight="bold" officeooo:rsid="0156f0dc" style:font-weight-asian="bold" style:font-weight-complex="bold"/>
    </style:style>
    <style:style style:name="T421" style:family="text">
      <style:text-properties fo:font-weight="bold" officeooo:rsid="0158dd5c" style:font-weight-asian="bold" style:font-weight-complex="bold"/>
    </style:style>
    <style:style style:name="T422" style:family="text">
      <style:text-properties fo:font-weight="bold" officeooo:rsid="015902b3" style:font-weight-asian="bold" style:font-weight-complex="bold"/>
    </style:style>
    <style:style style:name="T423" style:family="text">
      <style:text-properties officeooo:rsid="0159f619"/>
    </style:style>
    <style:style style:name="T424" style:family="text">
      <style:text-properties officeooo:rsid="0172a0fa"/>
    </style:style>
    <style:style style:name="T425" style:family="text">
      <style:text-properties officeooo:rsid="018378b1"/>
    </style:style>
    <style:style style:name="T426" style:family="text">
      <style:text-properties officeooo:rsid="0187fe76"/>
    </style:style>
    <style:style style:name="T427" style:family="text">
      <style:text-properties officeooo:rsid="018c5b45"/>
    </style:style>
    <style:style style:name="T428" style:family="text">
      <style:text-properties officeooo:rsid="0191fa54"/>
    </style:style>
    <style:style style:name="T429" style:family="text">
      <style:text-properties officeooo:rsid="01a9f311"/>
    </style:style>
    <style:style style:name="T430" style:family="text">
      <style:text-properties fo:font-size="12pt" style:font-size-asian="12pt" style:font-size-complex="12pt"/>
    </style:style>
    <style:style style:name="T431" style:family="text">
      <style:text-properties officeooo:rsid="01d6ddee"/>
    </style:style>
    <style:style style:name="T432" style:family="text">
      <style:text-properties officeooo:rsid="01dc5317"/>
    </style:style>
    <style:style style:name="T433" style:family="text">
      <style:text-properties officeooo:rsid="01dde22f"/>
    </style:style>
    <style:style style:name="T434" style:family="text">
      <style:text-properties officeooo:rsid="01ea3b40"/>
    </style:style>
    <style:style style:name="T435" style:family="text">
      <style:text-properties officeooo:rsid="01edbaf8"/>
    </style:style>
    <style:style style:name="T436" style:family="text">
      <style:text-properties officeooo:rsid="01f9960e"/>
    </style:style>
    <style:style style:name="T437" style:family="text">
      <style:text-properties officeooo:rsid="020726c3"/>
    </style:style>
    <style:style style:name="T438" style:family="text">
      <style:text-properties officeooo:rsid="02080441"/>
    </style:style>
    <style:style style:name="T439" style:family="text">
      <style:text-properties officeooo:rsid="024a83ab"/>
    </style:style>
    <style:style style:name="T440" style:family="text">
      <style:text-properties officeooo:rsid="024cb8c6"/>
    </style:style>
    <style:style style:name="T441" style:family="text">
      <style:text-properties officeooo:rsid="0003d788"/>
    </style:style>
    <style:style style:name="T442" style:family="text">
      <style:text-properties officeooo:rsid="02511974"/>
    </style:style>
    <style:style style:name="T443" style:family="text">
      <style:text-properties officeooo:rsid="0259d17f"/>
    </style:style>
    <style:style style:name="T444" style:family="text">
      <style:text-properties officeooo:rsid="025c3376"/>
    </style:style>
    <style:style style:name="T445" style:family="text">
      <style:text-properties officeooo:rsid="02602541"/>
    </style:style>
    <style:style style:name="T446" style:family="text">
      <style:text-properties officeooo:rsid="0265803e"/>
    </style:style>
    <style:style style:name="T447" style:family="text">
      <style:text-properties officeooo:rsid="0268e6d1"/>
    </style:style>
    <style:style style:name="T448" style:family="text">
      <style:text-properties officeooo:rsid="02775b3a"/>
    </style:style>
    <style:style style:name="T449" style:family="text">
      <style:text-properties officeooo:rsid="02797da0"/>
    </style:style>
    <style:style style:name="T450" style:family="text">
      <style:text-properties officeooo:rsid="0286c8dd"/>
    </style:style>
    <style:style style:name="T451" style:family="text">
      <style:text-properties officeooo:rsid="02880dee"/>
    </style:style>
    <style:style style:name="T452" style:family="text">
      <style:text-properties officeooo:rsid="029d7750"/>
    </style:style>
    <style:style style:name="T453" style:family="text">
      <style:text-properties officeooo:rsid="02a26cba"/>
    </style:style>
    <style:style style:name="T454" style:family="text">
      <style:text-properties officeooo:rsid="02a7dc9e"/>
    </style:style>
    <style:style style:name="T455" style:family="text">
      <style:text-properties officeooo:rsid="02ab2abc"/>
    </style:style>
    <style:style style:name="T456" style:family="text">
      <style:text-properties officeooo:rsid="02af1ffe"/>
    </style:style>
    <style:style style:name="T457" style:family="text">
      <style:text-properties officeooo:rsid="02b40753"/>
    </style:style>
    <style:style style:name="T458" style:family="text">
      <style:text-properties officeooo:rsid="02b7bfb4"/>
    </style:style>
    <style:style style:name="T459" style:family="text">
      <style:text-properties officeooo:rsid="02bfec27"/>
    </style:style>
    <style:style style:name="T460" style:family="text">
      <style:text-properties officeooo:rsid="02c7b585"/>
    </style:style>
    <style:style style:name="T461" style:family="text">
      <style:text-properties officeooo:rsid="02c9d870"/>
    </style:style>
    <style:style style:name="T462" style:family="text">
      <style:text-properties officeooo:rsid="02d0bbaf"/>
    </style:style>
    <style:style style:name="T463" style:family="text">
      <style:text-properties officeooo:rsid="02f99709"/>
    </style:style>
    <style:style style:name="T464" style:family="text">
      <style:text-properties officeooo:rsid="02fa427a"/>
    </style:style>
    <style:style style:name="T465" style:family="text">
      <style:text-properties officeooo:rsid="030c3b0f"/>
    </style:style>
    <style:style style:name="T466" style:family="text">
      <style:text-properties officeooo:rsid="03249f06"/>
    </style:style>
    <style:style style:name="T467" style:family="text">
      <style:text-properties officeooo:rsid="03262f0e"/>
    </style:style>
    <style:style style:name="T468" style:family="text">
      <style:text-properties officeooo:rsid="03294532"/>
    </style:style>
    <style:style style:name="T469" style:family="text">
      <style:text-properties officeooo:rsid="0329f7af"/>
    </style:style>
    <style:style style:name="T470" style:family="text">
      <style:text-properties officeooo:rsid="032b6cc8"/>
    </style:style>
    <style:style style:name="T471" style:family="text">
      <style:text-properties officeooo:rsid="03301191"/>
    </style:style>
    <style:style style:name="T472" style:family="text">
      <style:text-properties officeooo:rsid="033be74b"/>
    </style:style>
    <style:style style:name="T473" style:family="text">
      <style:text-properties officeooo:rsid="034507b6"/>
    </style:style>
    <style:style style:name="T474" style:family="text">
      <style:text-properties officeooo:rsid="0345a070"/>
    </style:style>
    <style:style style:name="T475" style:family="text">
      <style:text-properties officeooo:rsid="03469062"/>
    </style:style>
    <style:style style:name="T476" style:family="text">
      <style:text-properties officeooo:rsid="0347d207"/>
    </style:style>
    <style:style style:name="T477" style:family="text">
      <style:text-properties officeooo:rsid="02600ccf"/>
    </style:style>
    <style:style style:name="T478" style:family="text">
      <style:text-properties officeooo:rsid="020726c3" style:font-name-asian="Arial" style:font-name-complex="FreeSerif2"/>
    </style:style>
    <style:style style:name="T479" style:family="text">
      <style:text-properties style:font-name="Liberation Serif"/>
    </style:style>
    <style:style style:name="T480" style:family="text">
      <style:text-properties style:font-name="Liberation Serif" fo:font-size="12pt" style:font-size-asian="12pt" style:font-name-complex="Times New Roman" style:font-size-complex="12pt"/>
    </style:style>
    <style:style style:name="T481" style:family="text">
      <style:text-properties style:font-name="Liberation Serif" fo:font-size="12pt" officeooo:rsid="014a6d5e" style:font-size-asian="12pt" style:font-name-complex="Times New Roman" style:font-size-complex="12pt"/>
    </style:style>
    <style:style style:name="T482" style:family="text">
      <style:text-properties style:font-name="Liberation Serif" fo:font-size="12pt" officeooo:rsid="0159f619" style:font-size-asian="12pt" style:font-name-complex="Times New Roman" style:font-size-complex="12pt"/>
    </style:style>
    <style:style style:name="T483" style:family="text">
      <style:text-properties style:font-name="Liberation Serif" fo:font-size="12pt" officeooo:rsid="014ba187" style:font-size-asian="12pt" style:font-name-complex="Times New Roman" style:font-size-complex="12pt"/>
    </style:style>
    <style:style style:name="T484" style:family="text">
      <style:text-properties style:font-name="Liberation Serif" fo:font-size="12pt" officeooo:rsid="014d9b58" style:font-size-asian="12pt" style:font-name-complex="Times New Roman" style:font-size-complex="12pt"/>
    </style:style>
    <style:style style:name="T485" style:family="text">
      <style:text-properties style:font-name="Liberation Serif" fo:font-size="12pt" fo:font-weight="bold" style:font-size-asian="12pt" style:font-weight-asian="bold" style:font-name-complex="Times New Roman" style:font-size-complex="12pt"/>
    </style:style>
    <style:style style:name="T486" style:family="text">
      <style:text-properties style:font-name="Liberation Serif" fo:font-size="12pt" fo:font-weight="bold" officeooo:rsid="0159f619" style:font-size-asian="12pt" style:font-weight-asian="bold" style:font-name-complex="Times New Roman" style:font-size-complex="12pt"/>
    </style:style>
    <style:style style:name="T487" style:family="text">
      <style:text-properties style:font-name="Liberation Serif" fo:font-size="12pt" fo:font-weight="bold" officeooo:rsid="0156f0dc" style:font-size-asian="12pt" style:font-weight-asian="bold" style:font-name-complex="Times New Roman" style:font-size-complex="12pt"/>
    </style:style>
    <style:style style:name="T488" style:family="text">
      <style:text-properties style:font-name="Liberation Serif" fo:font-size="12pt" fo:font-weight="bold" officeooo:rsid="015902b3" style:font-size-asian="12pt" style:font-weight-asian="bold" style:font-name-complex="Times New Roman" style:font-size-complex="12pt"/>
    </style:style>
    <style:style style:name="T489" style:family="text">
      <style:text-properties style:font-name="Liberation Serif" fo:font-size="12pt" fo:font-weight="bold" officeooo:rsid="014d9b58" style:font-size-asian="12pt" style:font-weight-asian="bold" style:font-name-complex="Times New Roman" style:font-size-complex="12pt"/>
    </style:style>
    <style:style style:name="T490"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91" style:family="text">
      <style:text-properties style:font-name="Liberation Serif" officeooo:rsid="02fa427a"/>
    </style:style>
    <style:style style:name="T492" style:family="text">
      <style:text-properties style:font-name="Liberation Serif" officeooo:rsid="016f9234"/>
    </style:style>
    <style:style style:name="T493" style:family="text">
      <style:text-properties style:font-name="Liberation Serif" officeooo:rsid="03e1dcfe"/>
    </style:style>
    <style:style style:name="T494" style:family="text">
      <style:text-properties style:font-name="Liberation Serif" fo:font-style="normal" style:font-style-asian="normal" style:font-style-complex="normal"/>
    </style:style>
    <style:style style:name="T495" style:family="text">
      <style:text-properties style:font-name="Liberation Serif" fo:font-style="normal" officeooo:rsid="03e1dcfe" style:font-style-asian="normal" style:font-style-complex="normal"/>
    </style:style>
    <style:style style:name="T496" style:family="text">
      <style:text-properties fo:color="#006600" fo:language="en" fo:country="US" fo:font-style="normal" officeooo:rsid="035fdaea" fo:background-color="#ffffff" loext:char-shading-value="0" style:font-style-asian="normal" style:font-style-complex="normal"/>
    </style:style>
    <style:style style:name="T497" style:family="text">
      <style:text-properties fo:color="#006600" fo:language="en" fo:country="US" fo:font-style="normal" officeooo:rsid="03577c18" fo:background-color="#ffffff" loext:char-shading-value="0" style:font-style-asian="normal" style:font-style-complex="normal"/>
    </style:style>
    <style:style style:name="T498" style:family="text">
      <style:text-properties fo:color="#006600" fo:language="en" fo:country="US" fo:font-style="normal" officeooo:rsid="035a6cf6" fo:background-color="#ffffff" loext:char-shading-value="0" style:font-style-asian="normal" style:font-style-complex="normal"/>
    </style:style>
    <style:style style:name="T499" style:family="text">
      <style:text-properties officeooo:rsid="03619470"/>
    </style:style>
    <style:style style:name="T500" style:family="text">
      <style:text-properties officeooo:rsid="036472f2"/>
    </style:style>
    <style:style style:name="T501" style:family="text">
      <style:text-properties officeooo:rsid="0366216d"/>
    </style:style>
    <style:style style:name="T502" style:family="text">
      <style:text-properties officeooo:rsid="03668782"/>
    </style:style>
    <style:style style:name="T503" style:family="text">
      <style:text-properties officeooo:rsid="03707a9d"/>
    </style:style>
    <style:style style:name="T504" style:family="text">
      <style:text-properties fo:font-size="10pt" style:font-size-asian="10pt" style:font-size-complex="10pt"/>
    </style:style>
    <style:style style:name="T505" style:family="text">
      <style:text-properties fo:font-size="10pt" officeooo:rsid="03707a9d" style:font-size-asian="10pt" style:font-size-complex="10pt"/>
    </style:style>
    <style:style style:name="T506" style:family="text">
      <style:text-properties officeooo:rsid="03725b1c"/>
    </style:style>
    <style:style style:name="T507" style:family="text">
      <style:text-properties officeooo:rsid="002ec99f"/>
    </style:style>
    <style:style style:name="T508" style:family="text">
      <style:text-properties officeooo:rsid="038934ac"/>
    </style:style>
    <style:style style:name="T509" style:family="text">
      <style:text-properties officeooo:rsid="039181f9"/>
    </style:style>
    <style:style style:name="T510" style:family="text">
      <style:text-properties officeooo:rsid="0397d254"/>
    </style:style>
    <style:style style:name="T511" style:family="text">
      <style:text-properties officeooo:rsid="039871f6"/>
    </style:style>
    <style:style style:name="T512" style:family="text">
      <style:text-properties officeooo:rsid="03294532" fo:background-color="#ffff00" loext:char-shading-value="0"/>
    </style:style>
    <style:style style:name="T513" style:family="text">
      <style:text-properties officeooo:rsid="03294532" fo:background-color="#ffff00" loext:char-shading-value="0"/>
    </style:style>
    <style:style style:name="T514" style:family="text">
      <style:text-properties officeooo:rsid="03a3253b" fo:background-color="#ffff00" loext:char-shading-value="0"/>
    </style:style>
    <style:style style:name="T515" style:family="text">
      <style:text-properties officeooo:rsid="03a3253b" fo:background-color="#ffff00" loext:char-shading-value="0"/>
    </style:style>
    <style:style style:name="T516" style:family="text">
      <style:text-properties officeooo:rsid="0329f7af" fo:background-color="#ffff00" loext:char-shading-value="0"/>
    </style:style>
    <style:style style:name="T517" style:family="text">
      <style:text-properties officeooo:rsid="0329f7af" fo:background-color="#ffff00" loext:char-shading-value="0"/>
    </style:style>
    <style:style style:name="T518" style:family="text">
      <style:text-properties officeooo:rsid="03e4ed41" fo:background-color="#ffff00" loext:char-shading-value="0"/>
    </style:style>
    <style:style style:name="T519" style:family="text">
      <style:text-properties officeooo:rsid="03e4ed41" fo:background-color="#ffff00" loext:char-shading-value="0"/>
    </style:style>
    <style:style style:name="T520" style:family="text">
      <style:text-properties officeooo:rsid="039b3731"/>
    </style:style>
    <style:style style:name="T521" style:family="text">
      <style:text-properties officeooo:rsid="039c515d"/>
    </style:style>
    <style:style style:name="T522" style:family="text">
      <style:text-properties officeooo:rsid="039fd156"/>
    </style:style>
    <style:style style:name="T523" style:family="text">
      <style:text-properties officeooo:rsid="03a3253b"/>
    </style:style>
    <style:style style:name="T524" style:family="text">
      <style:text-properties officeooo:rsid="03a58634"/>
    </style:style>
    <style:style style:name="T525" style:family="text">
      <style:text-properties officeooo:rsid="03a58f88"/>
    </style:style>
    <style:style style:name="T526" style:family="text">
      <style:text-properties officeooo:rsid="03c968b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7"><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14"/>
        <text:p text:style-name="P114"/>
        <text:p text:style-name="P173">Introduction</text:p>
        <text:p text:style-name="P136"/>
        <text:p text:style-name="P171">Organisms in the wild are likely to undergo periods of food shortage due to unsuitable abiotic factors or <text:span text:style-name="T290">the presence of competitors, parasites, and </text:span>predators (<text:span text:style-name="T319">Kennish, 1997; </text:span>Kells <text:span text:style-name="T216">et al</text:span>., 1999; Robb and Forbes, 2006; <text:span text:style-name="T463">McCue, 2010; Clinchy </text:span><text:span text:style-name="T239">et al</text:span><text:span text:style-name="T463">., 2013</text:span>). <text:s/>These periods of restricted food intake are likely to occur in nearly all locations, but vary temporally within specific ecosystems (<text:span text:style-name="T314">Dolecal and Long,</text:span> <text:span text:style-name="T314">2013</text:span>). <text:s/>Species that feed upon a wide variety of <text:span text:style-name="T289">materials</text:span> may encounter less stringent <text:span text:style-name="T313">nutrient</text:span> deprivation than those restricted to specific <text:span text:style-name="T424">resources </text:span>(Boyer, 2003). <text:s/>Organisms that primarily consume physically or temporally rare <text:span text:style-name="T290">items</text:span>, though, are likely to have food shortages compounded by the general sparseness of, and intense competition over, any of these resources that do become accessible (Debouzie <text:span text:style-name="T216">et al</text:span>., 2002; Reitz and Trumble, 2002).</text:p>
        <text:p text:style-name="P114"/>
        <text:p text:style-name="P168"><text:span text:style-name="T290">A</text:span>ll physiological processes, <text:span text:style-name="T291">such as cellular growth, reproduction,</text:span> <text:span text:style-name="T499">or immune system function, constantly require energy and nutrients to maintain proper function (Sheldon and Verhulst, 1996; Siva-Jothy </text:span><text:span text:style-name="T240">et al</text:span><text:span text:style-name="T499">., 2005; Cotter </text:span><text:span text:style-name="T240">et al</text:span><text:span text:style-name="T499">., 2011; Ardia </text:span><text:span text:style-name="T240">et al</text:span><text:span text:style-name="T499">.,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0">et al</text:span><text:span text:style-name="T499">., 2010; </text:span><text:span text:style-name="T142">Campero </text:span><text:span text:style-name="T138">et al</text:span><text:span text:style-name="T143">., 2008; </text:span><text:span text:style-name="T162">Hoang, 2001</text:span><text:span text:style-name="T290">), and may affect the immune system by limiting the degree of response an organism can generate during an immune challenge (Moret and Schmid-Hempel, 2000; Siva-Jothy and Thompson, 2002).</text:span></text:p>
        <text:p text:style-name="P114"/>
        <text:p text:style-name="P176"><text:span text:style-name="T317">Invertebrate and vertebrate immune systems are known to differ, with invertebrates lacking the adaptive immunity and antibody-based defenses of vertebrates (</text:span><text:span text:style-name="T260">Strand 2008</text:span><text:span text:style-name="T261">)</text:span><text:span text:style-name="T316">. <text:s/>The invertebrate immune system features </text:span><text:span text:style-name="T262">innate </text:span><text:span text:style-name="T263">components </text:span><text:span text:style-name="T264">based upon </text:span><text:span text:style-name="T265">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4"><text:soft-page-break/></text:p>
        <text:p text:style-name="P114"><text:span text:style-name="T3">Burying beetles (</text:span><text:span text:style-name="T11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6">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8">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8"/>
        <text:p text:style-name="P114"><text:span text:style-name="T178">There have been a small number of studies </text:span><text:span text:style-name="T210">involving </text:span><text:span text:style-name="T122">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7">Nicrophorus orbicollis</text:span><text:span text:style-name="T176"> </text:span><text:span text:style-name="T182">did not </text:span><text:span text:style-name="T187">undergo a reduction in phenoloxidase amount or encapsulation response</text:span><text:span text:style-name="T176"> (Steiger </text:span><text:span text:style-name="T117">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9">N. orbicolli</text:span><text:span text:style-name="T120">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3">N. orbicollis</text:span><text:span text:style-name="T58">, breeding</text:span><text:span text:style-name="T59"> </text:span><text:span text:style-name="T121">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21">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21">Nicrophorus</text:span><text:span text:style-name="T179"> beetles</text:span><text:span text:style-name="T186">' immune system function</text:span><text:span text:style-name="T189">.</text:span></text:p>
        <text:p text:style-name="P114"/>
        <text:p text:style-name="P139"><text:span text:style-name="T500">This study examined the effects of dietary restriction on constitutive</text:span> immunity and mounting an immune response<text:span text:style-name="T320"> between sexes in the burying beetle, </text:span><text:span text:style-name="T216">Nicrophorus orbicollis.</text:span> <text:s/><text:span text:style-name="T425">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425">. <text:s/>We predicted that as beetles became increasingly underfed, immune responses would correspondingly drop.</text:span></text:p>
        <text:p text:style-name="P139"/>
        <text:p text:style-name="P172"><text:span text:style-name="T36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51">et al</text:span><text:span text:style-name="T365">., 2015; Wegmann </text:span><text:span text:style-name="T251">et al</text:span><text:span text:style-name="T365">., 2015). <text:s/>Sex-based differences are also predicted for immune system function, dependent in part on the reproductive strategy of the species (Zuk and Stoehr, 2002; </text:span><text:span text:style-name="T366">McKean and Nunney, 2005</text:span><text:span text:style-name="T365">).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67">The individual with higher residual reproductive value is expected to invest more in immune system maintenance or development, as longevity directly improves their fitness.</text:span><text:span text:style-name="T365"> <text:s/>Alternatively, if male and female investment in reproduction and offspring are similar, it has been found that differences between immune responses are minimized (Zuk and McKean, 1996). <text:s/></text:span><text:span text:style-name="T368">As </text:span><text:span text:style-name="T250">Nicrophorus orbicollis</text:span><text:span text:style-name="T288"> beetles</text:span><text:span text:style-name="T425"> mate freely, except in the presence of carrion (Eggert and Sakaluk, 1995), and both females and males potentially share significant parental investment in the creation and maintenance of a brood chamber for the larvae (Fetherston </text:span><text:span text:style-name="T241">et al</text:span><text:span text:style-name="T425">., 1990), we predicted that male and female immunity in </text:span><text:span text:style-name="T235">N. orbicollis</text:span><text:span text:style-name="T279"> </text:span><text:soft-page-break/><text:span text:style-name="T280">would</text:span><text:span text:style-name="T425">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73">Materials <text:span text:style-name="T507">and </text:span>Methods</text:p>
        <text:p text:style-name="P114"/>
        <text:p text:style-name="P112">Experimental Beetles</text:p>
        <text:p text:style-name="P181"><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14"/>
        <text:p text:style-name="P137"><text:span text:style-name="T164">G</text:span><text:span text:style-name="T163">eneral Experimental Design</text:span></text:p>
        <text:p text:style-name="P114"><text:span text:style-name="T172">To determine the effect of sex on immune response, w</text:span><text:span text:style-name="T294">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4"/>
        <text:p text:style-name="P114"><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he same time of day.</text:span></text:p>
        <text:p text:style-name="P114"/>
        <text:p text:style-name="P137">Hemolymph <text:span text:style-name="T306">C</text:span>ollection</text:p>
        <text:p text:style-name="P114">Hemolymph was extracted from beetles using a 25-gauge syringe tip <text:span text:style-name="T307">that was sterilized in 70% ethanol</text:span> to make a small puncture at the suture <text:span text:style-name="T296">above the prosternum</text:span>, <text:span text:style-name="T388">which was also lightly wiped with 70% ethanol. <text:s/>This procedure allowed us to draw </text:span>between 2-5 μl of hemolymph into a <text:span text:style-name="T331">disposable</text:span> microcapillary tube. <text:s/><text:span text:style-name="T389">Using established protocols (Wilson </text:span><text:span text:style-name="T242">et al</text:span><text:span text:style-name="T389">., 2001), before use in phenoloxidase and protein assays, s</text:span>amples were immediately forced into individual <text:span text:style-name="T501">1.5 mL </text:span>Eppendorf tubes, diluted with <text:soft-page-break/>a ratio of 1 μl hemolymph to 50 μl of ice-cold phosphate-buffered saline <text:span text:style-name="T391">(PBS, pH 7.4)</text:span>, vortexed, and then frozen at -20 °C for one hour to rupture hemocytes.</text:p>
        <text:p text:style-name="P114"/>
        <text:p text:style-name="P137">Phenoloxidase <text:span text:style-name="T306">A</text:span>ctivity <text:span text:style-name="T306">A</text:span>ssay</text:p>
        <text:p text:style-name="P114"><text:span text:style-name="T305">Phenoloxidase acts as a catalyst for the conversion of L-3,4-dihydroxyphenylalanine (L-DOPA) to dopachrome, which can be measured spectrophotometrically. <text:s/>H</text:span>emolymph samples <text:span text:style-name="T390">that had been frozen for one hour </text:span>were thawed, vortexed briefly, and 60 μl <text:span text:style-name="T306">of sample </text:span>was pipetted into a spectrophotometer cuvette that contained 440 μl of ice-cold <text:span text:style-name="T297">phosphate-buffered saline</text:span>. <text:s/>500 μl of L-DOPA <text:span text:style-name="T298">(</text:span><text:span text:style-name="T334">4 mg/ml </text:span><text:span text:style-name="T335">of </text:span><text:span text:style-name="T334">H</text:span><text:span text:style-name="T299">2</text:span><text:span text:style-name="T334">O</text:span><text:span text:style-name="T298">) </text:span>was <text:span text:style-name="T306">then </text:span>added to this mixture, and the resultant solution was thoroughly mixed using a <text:span text:style-name="T502">micro</text:span>pipette. <text:s/><text:span text:style-name="T306">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32">(absorption/minute)</text:span> during the linear phase of the reaction, <text:span text:style-name="T306">which is known to correlate with the concentration of phenoloxidase in the sample (Wilson </text:span><text:span text:style-name="T243">et al</text:span><text:span text:style-name="T306">., 2001, Haine </text:span><text:span text:style-name="T243">et al</text:span><text:span text:style-name="T284">.,</text:span><text:span text:style-name="T306"> 2008)</text:span>. <text:s/>Each sample was <text:span text:style-name="T332">analyzed</text:span> in duplicate, and an average of the values was taken to arrive at a final phenoloxidase value for each beetle.</text:p>
        <text:p text:style-name="P114"/>
        <text:p text:style-name="P137">Protein Assay</text:p>
        <text:p text:style-name="P165">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14"/>
        <text:p text:style-name="P137">Encapsulation and Melanization Assay</text:p>
        <text:p text:style-name="P114">To simulate a novel challenge of the immune system <text:span text:style-name="T392">via an encapsulation response</text:span>, a nylon monofilament was inserted into beetle<text:span text:style-name="T387">s</text:span> that did not have hemolymph <text:span text:style-name="T387">previously </text:span>drawn. <text:s/>A clear nylon<text:span text:style-name="T310"> </text:span>fishing line <text:span text:style-name="T392">(0.15 mm diameter)</text:span> was roughened with fine-grain sandpaper, tied into knots, and cut into 2 mm pieces, each piece having a knot in its center. <text:s/>A disposable <text:span text:style-name="T311">27-gauge </text:span>syringe tip <text:span text:style-name="T311">needle</text:span> was used to create a small hole in the pleural membrane between the second and third abdominal sternites. <text:s/><text:span text:style-name="T309">Fine-tipped surgical forceps, </text:span><text:span text:style-name="T170">sterilized in 70% ethanol</text:span><text:span text:style-name="T309">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14"/>
        <text:p text:style-name="P166"><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0 </text:span><text:soft-page-break/><text:span text:style-name="T153">(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14"/>
        <text:p text:style-name="P137">Wild-Caught Beetles</text:p>
        <text:p text:style-name="P140">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30">decomposing</text:span> ground beef <text:span text:style-name="T414">to attract </text:span><text:span text:style-name="T218">Nicrohorus</text:span><text:span text:style-name="T268"> beetles. <text:s/>The traps were half-filled with </text:span><text:span text:style-name="T259">moist</text:span> peat <text:span text:style-name="T414">for beetles to hide in </text:span>and <text:span text:style-name="T414">avoid any desiccation.</text:span> <text:s/>Traps were placed in transects, approximately <text:span text:style-name="T330">ten meters</text:span> apart, and were checked on alternate days. <text:s/>Wild-caught beetles were brought back to the lab <text:span text:style-name="T308">the day they were collected. <text:s/>Once in the laboratory, the beetles</text:span> were <text:span text:style-name="T331">identified to sex, </text:span>weighed, <text:span text:style-name="T295">and </text:span>measured, <text:span text:style-name="T295">then placed in a container filled with moist peat and allowed to acclimate to insectary conditions for 24 hours. <text:s/>After resting, wild-caught beetles were weighed again and randomly assigned to be subjected </text:span>to a phenoloxidase and protein assay <text:span text:style-name="T295">or</text:span> <text:span text:style-name="T295">simulated </text:span>immune <text:span text:style-name="T331">challenge</text:span> <text:span text:style-name="T295">with a nylon monofilament</text:span>.</text:p>
        <text:p text:style-name="P114"/>
        <text:p text:style-name="P137">Statistics</text:p>
        <text:p text:style-name="P114"><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88">Results</text:p>
        <text:p text:style-name="P114"/>
        <text:p text:style-name="P175">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83"/>
            </table:table-cell>
            <table:table-cell table:style-name="Table5.A1" office:value-type="string">
              <text:p text:style-name="P284"><text:span text:style-name="T503">Fed </text:span>Ad libitum <text:span text:style-name="T503">(N=79)</text:span></text:p>
            </table:table-cell>
            <table:table-cell table:style-name="Table5.A1" office:value-type="string">
              <text:p text:style-name="P284"><text:span text:style-name="T503">Fed </text:span>Every 2 Days <text:span text:style-name="T503">(N=73)</text:span></text:p>
            </table:table-cell>
            <table:table-cell table:style-name="Table5.A1" office:value-type="string">
              <text:p text:style-name="P284">No<text:span text:style-name="T503">t Fed</text:span> <text:span text:style-name="T503">(N=81)</text:span></text:p>
            </table:table-cell>
            <table:table-cell table:style-name="Table5.A1" office:value-type="string">
              <text:p text:style-name="P284">TLD 2011 <text:span text:style-name="T503">(N=35)</text:span></text:p>
            </table:table-cell>
            <table:table-cell table:style-name="Table5.A1" office:value-type="string">
              <text:p text:style-name="P284">WA. Co. 2011 <text:span text:style-name="T503">(N=28)</text:span></text:p>
            </table:table-cell>
            <table:table-cell table:style-name="Table5.A1" office:value-type="string">
              <text:p text:style-name="P284">F</text:p>
            </table:table-cell>
            <table:table-cell table:style-name="Table5.H1" office:value-type="string">
              <text:p text:style-name="P284">P</text:p>
            </table:table-cell>
          </table:table-row>
          <table:table-row>
            <table:table-cell table:style-name="Table5.A2" office:value-type="string">
              <text:p text:style-name="P284">Elytra <text:span text:style-name="T506">(mm)</text:span></text:p>
            </table:table-cell>
            <table:table-cell table:style-name="Table5.A2" office:value-type="string">
              <text:p text:style-name="P285">10.953±0.964</text:p>
            </table:table-cell>
            <table:table-cell table:style-name="Table5.A2" office:value-type="string">
              <text:p text:style-name="P285">10.812±0.961</text:p>
            </table:table-cell>
            <table:table-cell table:style-name="Table5.A2" office:value-type="string">
              <text:p text:style-name="P286">10.896±1.025</text:p>
            </table:table-cell>
            <table:table-cell table:style-name="Table5.A2" office:value-type="string">
              <text:p text:style-name="P286">11.831±0.646</text:p>
            </table:table-cell>
            <table:table-cell table:style-name="Table5.A2" office:value-type="string">
              <text:p text:style-name="P286">11.764±1.271</text:p>
            </table:table-cell>
            <table:table-cell table:style-name="Table5.A2" office:value-type="string">
              <text:p text:style-name="P286">(2, 221) 0.22</text:p>
            </table:table-cell>
            <table:table-cell table:style-name="Table5.H2" office:value-type="string">
              <text:p text:style-name="P283"><text:span text:style-name="T508">0</text:span>.<text:span text:style-name="T503">8027</text:span></text:p>
            </table:table-cell>
          </table:table-row>
          <table:table-row>
            <table:table-cell table:style-name="Table5.A2" office:value-type="string">
              <text:p text:style-name="P284">Age <text:span text:style-name="T506">(days)</text:span></text:p>
            </table:table-cell>
            <table:table-cell table:style-name="Table5.A2" office:value-type="string">
              <text:p text:style-name="P285">61.456±20.835</text:p>
            </table:table-cell>
            <table:table-cell table:style-name="Table5.A2" office:value-type="string">
              <text:p text:style-name="P285">59.959±24.649</text:p>
            </table:table-cell>
            <table:table-cell table:style-name="Table5.A2" office:value-type="string">
              <text:p text:style-name="P285">62.288±18.168</text:p>
            </table:table-cell>
            <table:table-cell table:style-name="Table5.A2" office:value-type="string">
              <text:p text:style-name="P286">NA</text:p>
            </table:table-cell>
            <table:table-cell table:style-name="Table5.A2" office:value-type="string">
              <text:p text:style-name="P286">NA</text:p>
            </table:table-cell>
            <table:table-cell table:style-name="Table5.A2" office:value-type="string">
              <text:p text:style-name="P289">(2, 221) 0.64</text:p>
            </table:table-cell>
            <table:table-cell table:style-name="Table5.H2" office:value-type="string">
              <text:p text:style-name="P289">0.5302</text:p>
            </table:table-cell>
          </table:table-row>
          <table:table-row>
            <table:table-cell table:style-name="Table5.A2" office:value-type="string">
              <text:p text:style-name="P284">Body Condition</text:p>
            </table:table-cell>
            <table:table-cell table:style-name="Table5.A2" office:value-type="string">
              <text:p text:style-name="P285">1.666±0.138</text:p>
            </table:table-cell>
            <table:table-cell table:style-name="Table5.A2" office:value-type="string">
              <text:p text:style-name="P285">1.578±0.139</text:p>
            </table:table-cell>
            <table:table-cell table:style-name="Table5.A2" office:value-type="string">
              <text:p text:style-name="P286">1.451±0.120</text:p>
            </table:table-cell>
            <table:table-cell table:style-name="Table5.A2" office:value-type="string">
              <text:p text:style-name="P286">1.364±0.117</text:p>
            </table:table-cell>
            <table:table-cell table:style-name="Table5.A2" office:value-type="string">
              <text:p text:style-name="P287">1.440<text:span text:style-name="T505">±</text:span><text:span text:style-name="T504">0.108</text:span></text:p>
            </table:table-cell>
            <table:table-cell table:style-name="Table5.A2" office:value-type="string">
              <text:p text:style-name="P288">(2, 221) 16.06</text:p>
            </table:table-cell>
            <table:table-cell table:style-name="Table5.H2" office:value-type="string">
              <text:p text:style-name="P294">&lt;0.0001</text:p>
            </table:table-cell>
          </table:table-row>
          <table:table-row>
            <table:table-cell table:style-name="Table5.A2" office:value-type="string">
              <text:p text:style-name="P284">Protein <text:span text:style-name="T506">(mg/ml)</text:span></text:p>
            </table:table-cell>
            <table:table-cell table:style-name="Table5.A2" office:value-type="string">
              <text:p text:style-name="P285">0.529±0.215 <text:span text:style-name="T503">(N=52)</text:span></text:p>
            </table:table-cell>
            <table:table-cell table:style-name="Table5.A2" office:value-type="string">
              <text:p text:style-name="P292"><text:span text:style-name="T503">0</text:span>.<text:span text:style-name="T503">417±0.219 (N=50)</text:span></text:p>
            </table:table-cell>
            <table:table-cell table:style-name="Table5.A2" office:value-type="string">
              <text:p text:style-name="P286">0.316±0.180 (N=54)</text:p>
            </table:table-cell>
            <table:table-cell table:style-name="Table5.A2" office:value-type="string">
              <text:p text:style-name="P286">0.150±0.032 (N=19)</text:p>
            </table:table-cell>
            <table:table-cell table:style-name="Table5.A2" office:value-type="string">
              <text:p text:style-name="P287">0.151<text:span text:style-name="T505">±</text:span><text:span text:style-name="T504">0.054 (N=17)</text:span></text:p>
            </table:table-cell>
            <table:table-cell table:style-name="Table5.A2" office:value-type="string">
              <text:p text:style-name="P289">(2, 150) 15.38</text:p>
            </table:table-cell>
            <table:table-cell table:style-name="Table5.H2" office:value-type="string">
              <text:p text:style-name="P295">&lt;0.0001</text:p>
            </table:table-cell>
          </table:table-row>
          <table:table-row>
            <table:table-cell table:style-name="Table5.A2" office:value-type="string">
              <text:p text:style-name="P284">PO <text:span text:style-name="T506">(abs/min)</text:span></text:p>
            </table:table-cell>
            <table:table-cell table:style-name="Table5.A2" office:value-type="string">
              <text:p text:style-name="P285">0.0137±0.009 <text:span text:style-name="T503">(N=52)</text:span></text:p>
            </table:table-cell>
            <table:table-cell table:style-name="Table5.A2" office:value-type="string">
              <text:p text:style-name="P286">0.0091±0.008 (N=50)</text:p>
            </table:table-cell>
            <table:table-cell table:style-name="Table5.A2" office:value-type="string">
              <text:p text:style-name="P286">0.0027±0.004 (N=54)</text:p>
            </table:table-cell>
            <table:table-cell table:style-name="Table5.A2" office:value-type="string">
              <text:p text:style-name="P286">0.0049±0.0059 (N=19)</text:p>
            </table:table-cell>
            <table:table-cell table:style-name="Table5.A2" office:value-type="string">
              <text:p text:style-name="P293">0.0024<text:span text:style-name="T505">±</text:span><text:span text:style-name="T504">0.0015 (N=17)</text:span></text:p>
            </table:table-cell>
            <table:table-cell table:style-name="Table5.A2" office:value-type="string">
              <text:p text:style-name="P290">(2, 150) 46.09</text:p>
            </table:table-cell>
            <table:table-cell table:style-name="Table5.H2" office:value-type="string">
              <text:p text:style-name="P295">&lt;0.0001</text:p>
            </table:table-cell>
          </table:table-row>
          <table:table-row>
            <table:table-cell table:style-name="Table5.A2" office:value-type="string">
              <text:p text:style-name="P284">Melanization Response <text:span text:style-name="T506">(AGV)</text:span></text:p>
            </table:table-cell>
            <table:table-cell table:style-name="Table5.A2" office:value-type="string">
              <text:p text:style-name="P285">106.82±34.99 <text:span text:style-name="T503">(N=27)</text:span></text:p>
            </table:table-cell>
            <table:table-cell table:style-name="Table5.A2" office:value-type="string">
              <text:p text:style-name="P286">135.63±32.26 (N=23)</text:p>
            </table:table-cell>
            <table:table-cell table:style-name="Table5.A2" office:value-type="string">
              <text:p text:style-name="P286">162.27±38.35 (N=27)</text:p>
            </table:table-cell>
            <table:table-cell table:style-name="Table5.A2" office:value-type="string">
              <text:p text:style-name="P286">132.32±54.42 (N=16)</text:p>
            </table:table-cell>
            <table:table-cell table:style-name="Table5.A2" office:value-type="string">
              <text:p text:style-name="P293">131.06<text:span text:style-name="T505">±</text:span><text:span text:style-name="T504">47.74 (N=11)</text:span></text:p>
            </table:table-cell>
            <table:table-cell table:style-name="Table5.A2" office:value-type="string">
              <text:p text:style-name="P291">(2, 149) 32.05</text:p>
            </table:table-cell>
            <table:table-cell table:style-name="Table5.H2" office:value-type="string">
              <text:p text:style-name="P291">&lt;0.0001</text:p>
            </table:table-cell>
          </table:table-row>
        </table:table>
        <text:p text:style-name="P296">Multivariate analysis, followed by univariate post hoc tests. Values are means ± s.d. <text:s/><text:span text:style-name="T508">Field-caught beetle data not included in statistical analyses.</text:span> <text:s/>AGV: average gray value, lower values indicate higher melanization.</text:p>
        <text:p text:style-name="P114"/>
        <text:p text:style-name="P137">Laboratory Experiments</text:p>
        <text:p text:style-name="P114"/>
        <text:p text:style-name="P114"><text:span text:style-name="T394">At the beginning of the experiment, there were no significant differences in age (F</text:span><text:span text:style-name="T300">2, 220</text:span><text:span text:style-name="T394"> = 0.64, P = 0.5302), </text:span><text:span text:style-name="T404">initial </text:span><text:span text:style-name="T394">body condition </text:span><text:bookmark-start text:name="__DdeLink__70_1493630556"/><text:span text:style-name="T394">(F</text:span><text:span text:style-name="T300">2, 221</text:span><text:span text:style-name="T394"> = 2.24, P = 0.1089)</text:span><text:bookmark-end text:name="__DdeLink__70_1493630556"/><text:span text:style-name="T394">, or elytra length (F</text:span><text:span text:style-name="T300">2, 221</text:span><text:span text:style-name="T394"> = 0.22, P = 0.8027) between beetles used in each of the </text:span><text:span text:style-name="T397">two experiments and </text:span><text:span text:style-name="T394">three treatments that were examined. <text:s/></text:span><text:span text:style-name="T401">Similarly, t</text:span><text:span text:style-name="T405">here were no significant interactions between factors.</text:span></text:p>
        <text:p text:style-name="P114"/>
        <text:p text:style-name="P141"><text:span text:style-name="T401">The starvation regime utilized in each treatment had a significant effect on t</text:span><text:span text:style-name="T394">he post-experimental condition of the beetles (F</text:span><text:span text:style-name="T303">2</text:span><text:span text:style-name="T300">, 221</text:span><text:span text:style-name="T394"> = </text:span><text:span text:style-name="T398">60.98</text:span><text:span text:style-name="T394">, P &lt; 0.0001). <text:s/>Beetles that had experienced longer durations of starvation were associated with lower body condition (Fig. 1). <text:s/>There was a significant difference found between the sexes (F</text:span><text:span text:style-name="T304">1</text:span><text:span text:style-name="T300">, 221</text:span><text:span text:style-name="T394"> = </text:span><text:span text:style-name="T398">6.</text:span><text:span text:style-name="T399">45</text:span><text:span text:style-name="T394">, P </text:span><text:span text:style-name="T399">=</text:span><text:span text:style-name="T394"> 0.0</text:span><text:span text:style-name="T399">118</text:span><text:span text:style-name="T394">), with males generally displaying better post-treatment body condition than females. <text:s/></text:span><text:span text:style-name="T402">No interactions between terms yielded significant results.</text:span></text:p>
        <text:p text:style-name="P145"><draw:frame draw:style-name="fr1" draw:name="Image5" text:anchor-type="paragraph" svg:width="5in" svg:height="3.4098in" draw:z-index="3"><draw:image xlink:href="Pictures/100000000000023A00000184B71F772CFC1B2553.jpg" xlink:type="simple" xlink:show="embed" xlink:actuate="onLoad"/></draw:frame></text:p>
        <text:p text:style-name="P265"><text:span text:style-name="T419">Figure 1. </text:span><text:span text:style-name="T323">Post body condition </text:span><text:span text:style-name="T327">of beetles</text:span><text:span text:style-name="T323">, differentiated by </text:span><text:soft-page-break/><text:span text:style-name="T323">experiment, treatment, and sex.</text:span></text:p>
        <text:p text:style-name="Standard"><text:span text:style-name="Default_20_Paragraph_20_Font"><text:span text:style-name="T480"/></text:span></text:p>
        <text:p text:style-name="P259"><text:span text:style-name="Default_20_Paragraph_20_Font"><text:span text:style-name="T485">Table </text:span></text:span><text:span text:style-name="Default_20_Paragraph_20_Font"><text:span text:style-name="T486">1</text:span></text:span><text:span text:style-name="Default_20_Paragraph_20_Font"><text:span text:style-name="T485">:</text:span></text:span><text:span text:style-name="Default_20_Paragraph_20_Font"><text:span text:style-name="T480"> The results of a general linear model analysis o</text:span></text:span><text:span text:style-name="Default_20_Paragraph_20_Font"><text:span text:style-name="T481">f the effect of starvation treatment on </text:span></text:span><text:span text:style-name="Default_20_Paragraph_20_Font"><text:span text:style-name="T482">post-experimental body condition in beetles</text:span></text:span></text:p>
        <text:p text:style-name="P256"><text:span text:style-name="Default_20_Paragraph_20_Font"><text:span text:style-name="T48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02">Source</text:p>
            </table:table-cell>
            <table:table-cell table:style-name="Table1.B1" office:value-type="string">
              <text:p text:style-name="P218">DF</text:p>
            </table:table-cell>
            <table:table-cell table:style-name="Table1.B1" office:value-type="string">
              <text:p text:style-name="P218">SS</text:p>
            </table:table-cell>
            <table:table-cell table:style-name="Table1.B1" office:value-type="string">
              <text:p text:style-name="P218">MS</text:p>
            </table:table-cell>
            <table:table-cell table:style-name="Table1.B1" office:value-type="string">
              <text:p text:style-name="P249">F</text:p>
            </table:table-cell>
            <table:table-cell table:style-name="Table1.B1" office:value-type="string">
              <text:p text:style-name="P249">P</text:p>
            </table:table-cell>
          </table:table-row>
          <table:table-row>
            <table:table-cell table:style-name="Table1.A2" office:value-type="string">
              <text:p text:style-name="P273">Sex</text:p>
            </table:table-cell>
            <table:table-cell table:style-name="Table1.B2" office:value-type="string">
              <text:p text:style-name="P218">1</text:p>
            </table:table-cell>
            <table:table-cell table:style-name="Table1.B2" office:value-type="string">
              <text:p text:style-name="P203"><text:span text:style-name="T415">0</text:span>.<text:span text:style-name="T423">0859</text:span></text:p>
            </table:table-cell>
            <table:table-cell table:style-name="Table1.B2" office:value-type="string">
              <text:p text:style-name="P203"><text:span text:style-name="T415">0</text:span>.<text:span text:style-name="T423">0859</text:span></text:p>
            </table:table-cell>
            <table:table-cell table:style-name="Table1.B2" office:value-type="string">
              <text:p text:style-name="P234">6.45</text:p>
            </table:table-cell>
            <table:table-cell table:style-name="Table1.B2" office:value-type="string">
              <text:p text:style-name="P207">0.<text:span text:style-name="T417">0118</text:span></text:p>
            </table:table-cell>
          </table:table-row>
          <table:table-row>
            <table:table-cell table:style-name="Table1.A2" office:value-type="string">
              <text:p text:style-name="P273">Starvation treatment</text:p>
            </table:table-cell>
            <table:table-cell table:style-name="Table1.B2" office:value-type="string">
              <text:p text:style-name="P218">2</text:p>
            </table:table-cell>
            <table:table-cell table:style-name="Table1.B2" office:value-type="string">
              <text:p text:style-name="P235">1.6253</text:p>
            </table:table-cell>
            <table:table-cell table:style-name="Table1.B2" office:value-type="string">
              <text:p text:style-name="P238">0.<text:span text:style-name="T423">8</text:span>1<text:span text:style-name="T423">26</text:span></text:p>
            </table:table-cell>
            <table:table-cell table:style-name="Table1.B2" office:value-type="string">
              <text:p text:style-name="P234">60.98</text:p>
            </table:table-cell>
            <table:table-cell table:style-name="Table1.B2" office:value-type="string">
              <text:p text:style-name="P207">&lt; 0.0001</text:p>
            </table:table-cell>
          </table:table-row>
          <table:table-row>
            <table:table-cell table:style-name="Table1.A2" office:value-type="string">
              <text:p text:style-name="P281">Experiment type</text:p>
            </table:table-cell>
            <table:table-cell table:style-name="Table1.B2" office:value-type="string">
              <text:p text:style-name="P236">1</text:p>
            </table:table-cell>
            <table:table-cell table:style-name="Table1.B2" office:value-type="string">
              <text:p text:style-name="P235">0.9485</text:p>
            </table:table-cell>
            <table:table-cell table:style-name="Table1.B2" office:value-type="string">
              <text:p text:style-name="P235">0.9485</text:p>
            </table:table-cell>
            <table:table-cell table:style-name="Table1.B2" office:value-type="string">
              <text:p text:style-name="P234">71.17</text:p>
            </table:table-cell>
            <table:table-cell table:style-name="Table1.B2" office:value-type="string">
              <text:p text:style-name="P237">&lt; 0.0001</text:p>
            </table:table-cell>
          </table:table-row>
          <table:table-row table:style-name="Table1.5">
            <table:table-cell table:style-name="Table1.A2" office:value-type="string">
              <text:p text:style-name="P273">Sex x Starvation treatment</text:p>
            </table:table-cell>
            <table:table-cell table:style-name="Table1.B2" office:value-type="string">
              <text:p text:style-name="P218">2</text:p>
            </table:table-cell>
            <table:table-cell table:style-name="Table1.B2" office:value-type="string">
              <text:p text:style-name="P238">0.0<text:span text:style-name="T423">33</text:span>5</text:p>
            </table:table-cell>
            <table:table-cell table:style-name="Table1.B2" office:value-type="string">
              <text:p text:style-name="P238">0.0<text:span text:style-name="T423">167</text:span></text:p>
            </table:table-cell>
            <table:table-cell table:style-name="Table1.B2" office:value-type="string">
              <text:p text:style-name="P222"><text:span text:style-name="T423">1</text:span>.<text:span text:style-name="T423">26</text:span></text:p>
            </table:table-cell>
            <table:table-cell table:style-name="Table1.B2" office:value-type="string">
              <text:p text:style-name="P226">0.<text:span text:style-name="T423">2859</text:span></text:p>
            </table:table-cell>
          </table:table-row>
          <table:table-row table:style-name="Table1.5">
            <table:table-cell table:style-name="Table1.A2" office:value-type="string">
              <text:p text:style-name="P281">Sex x Experiment type</text:p>
            </table:table-cell>
            <table:table-cell table:style-name="Table1.B2" office:value-type="string">
              <text:p text:style-name="P236">1</text:p>
            </table:table-cell>
            <table:table-cell table:style-name="Table1.B2" office:value-type="string">
              <text:p text:style-name="P235">0.0000</text:p>
            </table:table-cell>
            <table:table-cell table:style-name="Table1.B2" office:value-type="string">
              <text:p text:style-name="P235">0.0000</text:p>
            </table:table-cell>
            <table:table-cell table:style-name="Table1.B2" office:value-type="string">
              <text:p text:style-name="P234">0.00</text:p>
            </table:table-cell>
            <table:table-cell table:style-name="Table1.B2" office:value-type="string">
              <text:p text:style-name="P226"><text:span text:style-name="T423">0</text:span>.<text:span text:style-name="T423">9783</text:span></text:p>
            </table:table-cell>
          </table:table-row>
          <table:table-row table:style-name="Table1.5">
            <table:table-cell table:style-name="Table1.A2" office:value-type="string">
              <text:p text:style-name="P281">Starv. Trtmnt x Exp. Type</text:p>
            </table:table-cell>
            <table:table-cell table:style-name="Table1.B2" office:value-type="string">
              <text:p text:style-name="P236">2</text:p>
            </table:table-cell>
            <table:table-cell table:style-name="Table1.B2" office:value-type="string">
              <text:p text:style-name="P235">0.0087</text:p>
            </table:table-cell>
            <table:table-cell table:style-name="Table1.B2" office:value-type="string">
              <text:p text:style-name="P235">0.0043</text:p>
            </table:table-cell>
            <table:table-cell table:style-name="Table1.B2" office:value-type="string">
              <text:p text:style-name="P234">0.33</text:p>
            </table:table-cell>
            <table:table-cell table:style-name="Table1.B2" office:value-type="string">
              <text:p text:style-name="P237">0.7214</text:p>
            </table:table-cell>
          </table:table-row>
          <table:table-row table:style-name="Table1.5">
            <table:table-cell table:style-name="Table1.A2" office:value-type="string">
              <text:p text:style-name="P281">Sex x Trt x Exp. Type</text:p>
            </table:table-cell>
            <table:table-cell table:style-name="Table1.B2" office:value-type="string">
              <text:p text:style-name="P236">2</text:p>
            </table:table-cell>
            <table:table-cell table:style-name="Table1.B2" office:value-type="string">
              <text:p text:style-name="P235">0.0537</text:p>
            </table:table-cell>
            <table:table-cell table:style-name="Table1.B2" office:value-type="string">
              <text:p text:style-name="P235">0.0265</text:p>
            </table:table-cell>
            <table:table-cell table:style-name="Table1.B2" office:value-type="string">
              <text:p text:style-name="P234">1.99</text:p>
            </table:table-cell>
            <table:table-cell table:style-name="Table1.B2" office:value-type="string">
              <text:p text:style-name="P237">0.1390</text:p>
            </table:table-cell>
          </table:table-row>
          <table:table-row table:style-name="Table1.9">
            <table:table-cell table:style-name="Table1.A2" office:value-type="string">
              <text:p text:style-name="P277">Error</text:p>
            </table:table-cell>
            <table:table-cell table:style-name="Table1.B2" office:value-type="string">
              <text:p text:style-name="P236">221</text:p>
            </table:table-cell>
            <table:table-cell table:style-name="Table1.B2" office:value-type="string">
              <text:p text:style-name="P238"><text:span text:style-name="T423">2</text:span>.<text:span text:style-name="T423">9453</text:span></text:p>
            </table:table-cell>
            <table:table-cell table:style-name="Table1.B2" office:value-type="string">
              <text:p text:style-name="P238">0.0<text:span text:style-name="T423">133</text:span></text:p>
            </table:table-cell>
            <table:table-cell table:style-name="Table1.B2" office:value-type="string">
              <text:p text:style-name="P211"/>
            </table:table-cell>
            <table:table-cell table:style-name="Table1.B2" office:value-type="string">
              <text:p text:style-name="P207"/>
            </table:table-cell>
          </table:table-row>
          <table:table-row>
            <table:table-cell table:style-name="Table1.A10" office:value-type="string">
              <text:p text:style-name="P273">Total</text:p>
            </table:table-cell>
            <table:table-cell table:style-name="Table1.B10" office:value-type="string">
              <text:p text:style-name="P236">232</text:p>
            </table:table-cell>
            <table:table-cell table:style-name="Table1.B10" office:value-type="string">
              <text:p text:style-name="P238">5.<text:span text:style-name="T423">9180</text:span></text:p>
            </table:table-cell>
            <table:table-cell table:style-name="Table1.B10" office:value-type="string">
              <text:p text:style-name="P230"/>
            </table:table-cell>
            <table:table-cell table:style-name="Table1.B10" office:value-type="string">
              <text:p text:style-name="P211"/>
            </table:table-cell>
            <table:table-cell table:style-name="Table1.B10" office:value-type="string">
              <text:p text:style-name="P207"/>
            </table:table-cell>
          </table:table-row>
        </table:table>
        <text:p text:style-name="P267"/>
        <text:p text:style-name="P164"><text:span text:style-name="T402">The duration of starvation had a significant effect on an experimental beetle’s hemolymph-based protein concentration </text:span><text:span text:style-name="T394">(F</text:span><text:span text:style-name="T302">5</text:span><text:span text:style-name="T300">, </text:span><text:span text:style-name="T301">15</text:span><text:span text:style-name="T302">0</text:span><text:span text:style-name="T394"> = </text:span><text:span text:style-name="T396">6.95</text:span><text:span text:style-name="T394">, P &lt; 0.0001). <text:s/></text:span><text:span text:style-name="T402">For experimental beetles, longer durations without food were associated with progressively lower concentrations of protein</text:span><text:span text:style-name="T394"> (F</text:span><text:span text:style-name="T300">2, </text:span><text:span text:style-name="T301">155</text:span><text:span text:style-name="T394"> = </text:span><text:span text:style-name="T395">15</text:span><text:span text:style-name="T394">.</text:span><text:span text:style-name="T395">38</text:span><text:span text:style-name="T394">, P &lt; 0.0001). <text:s/></text:span><text:span text:style-name="T405">There was no significant difference between beetles' sex </text:span><text:span text:style-name="T406">and </text:span><text:span text:style-name="T405">protein concentration, and there were no significant interactions between terms. <text:s/></text:span><text:span text:style-name="T407">Wild-caught beetles </text:span><text:span text:style-name="T408">had protein concentrations significantly lower than those involved with the three laboratory treatments (</text:span><text:span text:style-name="T413">still need to conduct this test</text:span><text:span text:style-name="T408">). <text:s/></text:span><text:span text:style-name="T409">The beetles from the two field sites did not have significantly different protein concentrations from each other (Scheffe test, P = 0.999).</text:span><text:span text:style-name="T405"> <text:s/></text:span><text:span text:style-name="T496">Do we need to a</text:span><text:span text:style-name="T497">dd </text:span><text:span text:style-name="T496">any additional </text:span><text:span text:style-name="T497">text about wild beetle results </text:span><text:span text:style-name="T498">and comparisons to lab results </text:span><text:span text:style-name="T496">after this?</text:span></text:p>
        <text:p text:style-name="P114"><draw:frame draw:style-name="fr1" draw:name="Image2" text:anchor-type="paragraph" svg:width="5in" svg:height="3.4in" draw:z-index="0"><draw:image xlink:href="Pictures/100000000000023A00000184A6047C058F38C21E.jpg" xlink:type="simple" xlink:show="embed" xlink:actuate="onLoad"/></draw:frame></text:p>
        <text:p text:style-name="P271"><text:span text:style-name="Default_20_Paragraph_20_Font"><text:span text:style-name="T419">Figure </text:span></text:span><text:span text:style-name="Default_20_Paragraph_20_Font"><text:span text:style-name="T420">2</text:span></text:span><text:span text:style-name="Default_20_Paragraph_20_Font"><text:span text:style-name="T419">. </text:span></text:span><text:span text:style-name="Default_20_Paragraph_20_Font"><text:span text:style-name="T323">P</text:span></text:span><text:span text:style-name="Default_20_Paragraph_20_Font"><text:span text:style-name="T324">rotein concentrations of males and females from three different treatment groups</text:span></text:span><text:span text:style-name="Default_20_Paragraph_20_Font"><text:span text:style-name="T323"> </text:span></text:span><text:span text:style-name="Default_20_Paragraph_20_Font"><text:span text:style-name="T328">and two field sites.</text:span></text:span></text:p>
        <text:p text:style-name="P268"><text:span text:style-name="Default_20_Paragraph_20_Font"><text:span text:style-name="T490"/></text:span></text:p>
        <text:p text:style-name="P260"><text:span text:style-name="Default_20_Paragraph_20_Font"><text:span text:style-name="T485">Table </text:span></text:span><text:span text:style-name="Default_20_Paragraph_20_Font"><text:span text:style-name="T487">2</text:span></text:span><text:span text:style-name="Default_20_Paragraph_20_Font"><text:span text:style-name="T485">:</text:span></text:span><text:span text:style-name="Default_20_Paragraph_20_Font"><text:span text:style-name="T480"> The results of a general linear model analysis o</text:span></text:span><text:span text:style-name="Default_20_Paragraph_20_Font"><text:span text:style-name="T481">f the effect of starvation treatment on </text:span></text:span><text:span text:style-name="Default_20_Paragraph_20_Font"><text:span text:style-name="T483">protein concentration in hemolymph</text:span></text:span></text:p>
        <text:p text:style-name="P253"><text:soft-page-break/><text:span text:style-name="Default_20_Paragraph_20_Font"><text:span text:style-name="T48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15">Source</text:p>
            </table:table-cell>
            <table:table-cell table:style-name="Table3.B1" office:value-type="string">
              <text:p text:style-name="P219">DF</text:p>
            </table:table-cell>
            <table:table-cell table:style-name="Table3.B1" office:value-type="string">
              <text:p text:style-name="P219">SS</text:p>
            </table:table-cell>
            <table:table-cell table:style-name="Table3.B1" office:value-type="string">
              <text:p text:style-name="P219">MS</text:p>
            </table:table-cell>
            <table:table-cell table:style-name="Table3.B1" office:value-type="string">
              <text:p text:style-name="P250">F</text:p>
            </table:table-cell>
            <table:table-cell table:style-name="Table3.B1" office:value-type="string">
              <text:p text:style-name="P250">P</text:p>
            </table:table-cell>
          </table:table-row>
          <table:table-row>
            <table:table-cell table:style-name="Table3.A2" office:value-type="string">
              <text:p text:style-name="P274">Sex</text:p>
            </table:table-cell>
            <table:table-cell table:style-name="Table3.B2" office:value-type="string">
              <text:p text:style-name="P219">1</text:p>
            </table:table-cell>
            <table:table-cell table:style-name="Table3.B2" office:value-type="string">
              <text:p text:style-name="P204"><text:span text:style-name="T415">0</text:span>.<text:span text:style-name="T417">1039</text:span></text:p>
            </table:table-cell>
            <table:table-cell table:style-name="Table3.B2" office:value-type="string">
              <text:p text:style-name="P204"><text:span text:style-name="T415">0</text:span>.<text:span text:style-name="T417">1039</text:span></text:p>
            </table:table-cell>
            <table:table-cell table:style-name="Table3.B2" office:value-type="string">
              <text:p text:style-name="P241">3.83</text:p>
            </table:table-cell>
            <table:table-cell table:style-name="Table3.B2" office:value-type="string">
              <text:p text:style-name="P208">0.<text:span text:style-name="T417">0521</text:span></text:p>
            </table:table-cell>
          </table:table-row>
          <table:table-row>
            <table:table-cell table:style-name="Table3.A2" office:value-type="string">
              <text:p text:style-name="P274">Starvation treatment</text:p>
            </table:table-cell>
            <table:table-cell table:style-name="Table3.B2" office:value-type="string">
              <text:p text:style-name="P219">2</text:p>
            </table:table-cell>
            <table:table-cell table:style-name="Table3.B2" office:value-type="string">
              <text:p text:style-name="P239">0.8339</text:p>
            </table:table-cell>
            <table:table-cell table:style-name="Table3.B2" office:value-type="string">
              <text:p text:style-name="P239">0.4169</text:p>
            </table:table-cell>
            <table:table-cell table:style-name="Table3.B2" office:value-type="string">
              <text:p text:style-name="P241">15.38</text:p>
            </table:table-cell>
            <table:table-cell table:style-name="Table3.B2" office:value-type="string">
              <text:p text:style-name="P208">&lt; 0.0001</text:p>
            </table:table-cell>
          </table:table-row>
          <table:table-row table:style-name="Table3.4">
            <table:table-cell table:style-name="Table3.A2" office:value-type="string">
              <text:p text:style-name="P274">Sex x Starvation treatment</text:p>
            </table:table-cell>
            <table:table-cell table:style-name="Table3.B2" office:value-type="string">
              <text:p text:style-name="P219">2</text:p>
            </table:table-cell>
            <table:table-cell table:style-name="Table3.B2" office:value-type="string">
              <text:p text:style-name="P239">0.0045</text:p>
            </table:table-cell>
            <table:table-cell table:style-name="Table3.B2" office:value-type="string">
              <text:p text:style-name="P239">0.0022</text:p>
            </table:table-cell>
            <table:table-cell table:style-name="Table3.B2" office:value-type="string">
              <text:p text:style-name="P223"><text:span text:style-name="T417">0</text:span>.<text:span text:style-name="T417">08</text:span></text:p>
            </table:table-cell>
            <table:table-cell table:style-name="Table3.B2" office:value-type="string">
              <text:p text:style-name="P227">0.<text:span text:style-name="T417">9203</text:span></text:p>
            </table:table-cell>
          </table:table-row>
          <table:table-row table:style-name="Table3.5">
            <table:table-cell table:style-name="Table3.A2" office:value-type="string">
              <text:p text:style-name="P278">Error</text:p>
            </table:table-cell>
            <table:table-cell table:style-name="Table3.B2" office:value-type="string">
              <text:p text:style-name="P219">1<text:span text:style-name="T417">50</text:span></text:p>
            </table:table-cell>
            <table:table-cell table:style-name="Table3.B2" office:value-type="string">
              <text:p text:style-name="P239">4.0678</text:p>
            </table:table-cell>
            <table:table-cell table:style-name="Table3.B2" office:value-type="string">
              <text:p text:style-name="P239">0.0271</text:p>
            </table:table-cell>
            <table:table-cell table:style-name="Table3.B2" office:value-type="string">
              <text:p text:style-name="P212"/>
            </table:table-cell>
            <table:table-cell table:style-name="Table3.B2" office:value-type="string">
              <text:p text:style-name="P208"/>
            </table:table-cell>
          </table:table-row>
          <table:table-row>
            <table:table-cell table:style-name="Table3.A6" office:value-type="string">
              <text:p text:style-name="P274">Total</text:p>
            </table:table-cell>
            <table:table-cell table:style-name="Table3.B6" office:value-type="string">
              <text:p text:style-name="P219">155</text:p>
            </table:table-cell>
            <table:table-cell table:style-name="Table3.B6" office:value-type="string">
              <text:p text:style-name="P239">5.0108</text:p>
            </table:table-cell>
            <table:table-cell table:style-name="Table3.B6" office:value-type="string">
              <text:p text:style-name="P231"/>
            </table:table-cell>
            <table:table-cell table:style-name="Table3.B6" office:value-type="string">
              <text:p text:style-name="P212"/>
            </table:table-cell>
            <table:table-cell table:style-name="Table3.B6" office:value-type="string">
              <text:p text:style-name="P208"/>
            </table:table-cell>
          </table:table-row>
        </table:table>
        <text:p text:style-name="P270"/>
        <text:p text:style-name="P163"><text:span text:style-name="T403">The h</text:span><text:span text:style-name="T400">emolymph-based </text:span><text:span text:style-name="T403">conversion of </text:span><text:span text:style-name="T394">phenoloxidase to dopachrome </text:span><text:span text:style-name="T403">was significantly affected by the starvation treatment </text:span><text:span text:style-name="T394">(t = 19.26; d.f. = 5; P &lt; 0.0001), with longer durations of starvation being associated with lower conversion rates of phenoloxidase (t = 46.09; d.f. = 2; P &lt; 0.0001). <text:s/></text:span><text:span text:style-name="T405">There was no significant difference between the sexes, nor were there significant interactions between terms.</text:span></text:p>
        <text:p text:style-name="P144"/>
        <text:p text:style-name="P258"><text:span text:style-name="Default_20_Paragraph_20_Font"><text:span text:style-name="T485">Table </text:span></text:span><text:span text:style-name="Default_20_Paragraph_20_Font"><text:span text:style-name="T488">3</text:span></text:span><text:span text:style-name="Default_20_Paragraph_20_Font"><text:span text:style-name="T485">:</text:span></text:span><text:span text:style-name="Default_20_Paragraph_20_Font"><text:span text:style-name="T480"> The results of a general linear model analysis o</text:span></text:span><text:span text:style-name="Default_20_Paragraph_20_Font"><text:span text:style-name="T481">f the effect of starvation treatment on phenoloxidase</text:span></text:span></text:p>
        <text:p text:style-name="P255"><text:span text:style-name="Default_20_Paragraph_20_Font"><text:span text:style-name="T48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6">Source</text:p>
            </table:table-cell>
            <table:table-cell table:style-name="Table2.B1" office:value-type="string">
              <text:p text:style-name="P220">DF</text:p>
            </table:table-cell>
            <table:table-cell table:style-name="Table2.B1" office:value-type="string">
              <text:p text:style-name="P220">SS</text:p>
            </table:table-cell>
            <table:table-cell table:style-name="Table2.B1" office:value-type="string">
              <text:p text:style-name="P220">MS</text:p>
            </table:table-cell>
            <table:table-cell table:style-name="Table2.B1" office:value-type="string">
              <text:p text:style-name="P251">F</text:p>
            </table:table-cell>
            <table:table-cell table:style-name="Table2.B1" office:value-type="string">
              <text:p text:style-name="P251">P</text:p>
            </table:table-cell>
          </table:table-row>
          <table:table-row>
            <table:table-cell table:style-name="Table2.A2" office:value-type="string">
              <text:p text:style-name="P275">Sex</text:p>
            </table:table-cell>
            <table:table-cell table:style-name="Table2.B2" office:value-type="string">
              <text:p text:style-name="P220">1</text:p>
            </table:table-cell>
            <table:table-cell table:style-name="Table2.B2" office:value-type="string">
              <text:p text:style-name="P205"><text:span text:style-name="T415">0</text:span>.<text:span text:style-name="T416">2709</text:span></text:p>
            </table:table-cell>
            <table:table-cell table:style-name="Table2.B2" office:value-type="string">
              <text:p text:style-name="P205"><text:span text:style-name="T415">0</text:span>.<text:span text:style-name="T416">2709</text:span></text:p>
            </table:table-cell>
            <table:table-cell table:style-name="Table2.B2" office:value-type="string">
              <text:p text:style-name="P213">0.<text:span text:style-name="T416">22</text:span></text:p>
            </table:table-cell>
            <table:table-cell table:style-name="Table2.B2" office:value-type="string">
              <text:p text:style-name="P209">0.<text:span text:style-name="T416">6372</text:span></text:p>
            </table:table-cell>
          </table:table-row>
          <table:table-row>
            <table:table-cell table:style-name="Table2.A2" office:value-type="string">
              <text:p text:style-name="P275">Starvation treatment</text:p>
            </table:table-cell>
            <table:table-cell table:style-name="Table2.B2" office:value-type="string">
              <text:p text:style-name="P220">2</text:p>
            </table:table-cell>
            <table:table-cell table:style-name="Table2.B2" office:value-type="string">
              <text:p text:style-name="P232"><text:span text:style-name="T416">77</text:span>.<text:span text:style-name="T416">7619</text:span></text:p>
            </table:table-cell>
            <table:table-cell table:style-name="Table2.B2" office:value-type="string">
              <text:p text:style-name="P242">38.8809</text:p>
            </table:table-cell>
            <table:table-cell table:style-name="Table2.B2" office:value-type="string">
              <text:p text:style-name="P213"><text:span text:style-name="T416">32</text:span>.<text:span text:style-name="T415">05</text:span></text:p>
            </table:table-cell>
            <table:table-cell table:style-name="Table2.B2" office:value-type="string">
              <text:p text:style-name="P209">&lt; 0.0001</text:p>
            </table:table-cell>
          </table:table-row>
          <table:table-row table:style-name="Table2.4">
            <table:table-cell table:style-name="Table2.A2" office:value-type="string">
              <text:p text:style-name="P282">Protein</text:p>
            </table:table-cell>
            <table:table-cell table:style-name="Table2.B2" office:value-type="string">
              <text:p text:style-name="P243">1</text:p>
            </table:table-cell>
            <table:table-cell table:style-name="Table2.B2" office:value-type="string">
              <text:p text:style-name="P242">6.6319</text:p>
            </table:table-cell>
            <table:table-cell table:style-name="Table2.B2" office:value-type="string">
              <text:p text:style-name="P242">6.6319</text:p>
            </table:table-cell>
            <table:table-cell table:style-name="Table2.B2" office:value-type="string">
              <text:p text:style-name="P244">5.47</text:p>
            </table:table-cell>
            <table:table-cell table:style-name="Table2.B2" office:value-type="string">
              <text:p text:style-name="P245">0.0207</text:p>
            </table:table-cell>
          </table:table-row>
          <table:table-row table:style-name="Table2.4">
            <table:table-cell table:style-name="Table2.A2" office:value-type="string">
              <text:p text:style-name="P275">Sex x Starvation treatment</text:p>
            </table:table-cell>
            <table:table-cell table:style-name="Table2.B2" office:value-type="string">
              <text:p text:style-name="P220">2</text:p>
            </table:table-cell>
            <table:table-cell table:style-name="Table2.B2" office:value-type="string">
              <text:p text:style-name="P242">5.0773</text:p>
            </table:table-cell>
            <table:table-cell table:style-name="Table2.B2" office:value-type="string">
              <text:p text:style-name="P232">2.5<text:span text:style-name="T416">386</text:span></text:p>
            </table:table-cell>
            <table:table-cell table:style-name="Table2.B2" office:value-type="string">
              <text:p text:style-name="P224">2.0<text:span text:style-name="T416">9</text:span></text:p>
            </table:table-cell>
            <table:table-cell table:style-name="Table2.B2" office:value-type="string">
              <text:p text:style-name="P228">0.1<text:span text:style-name="T417">270</text:span></text:p>
            </table:table-cell>
          </table:table-row>
          <table:table-row table:style-name="Table2.6">
            <table:table-cell table:style-name="Table2.A2" office:value-type="string">
              <text:p text:style-name="P279">Error</text:p>
            </table:table-cell>
            <table:table-cell table:style-name="Table2.B2" office:value-type="string">
              <text:p text:style-name="P220">1<text:span text:style-name="T416">49</text:span></text:p>
            </table:table-cell>
            <table:table-cell table:style-name="Table2.B2" office:value-type="string">
              <text:p text:style-name="P232">18<text:span text:style-name="T416">0</text:span>.<text:span text:style-name="T416">7530</text:span></text:p>
            </table:table-cell>
            <table:table-cell table:style-name="Table2.B2" office:value-type="string">
              <text:p text:style-name="P232">1.2<text:span text:style-name="T416">131</text:span></text:p>
            </table:table-cell>
            <table:table-cell table:style-name="Table2.B2" office:value-type="string">
              <text:p text:style-name="P213"/>
            </table:table-cell>
            <table:table-cell table:style-name="Table2.B2" office:value-type="string">
              <text:p text:style-name="P209"/>
            </table:table-cell>
          </table:table-row>
          <table:table-row>
            <table:table-cell table:style-name="Table2.A7" office:value-type="string">
              <text:p text:style-name="P275">Total</text:p>
            </table:table-cell>
            <table:table-cell table:style-name="Table2.B7" office:value-type="string">
              <text:p text:style-name="P220">155</text:p>
            </table:table-cell>
            <table:table-cell table:style-name="Table2.B7" office:value-type="string">
              <text:p text:style-name="P232">307.6736</text:p>
            </table:table-cell>
            <table:table-cell table:style-name="Table2.B7" office:value-type="string">
              <text:p text:style-name="P232"/>
            </table:table-cell>
            <table:table-cell table:style-name="Table2.B7" office:value-type="string">
              <text:p text:style-name="P213"/>
            </table:table-cell>
            <table:table-cell table:style-name="Table2.B7" office:value-type="string">
              <text:p text:style-name="P209"/>
            </table:table-cell>
          </table:table-row>
        </table:table>
        <text:p text:style-name="P146"/>
        <text:p text:style-name="P269"><draw:frame draw:style-name="fr1" draw:name="Image3" text:anchor-type="paragraph" svg:width="5in" svg:height="3.1402in" draw:z-index="1"><draw:image xlink:href="Pictures/100000000000023A00000184F3A27E8FA743FD9E.jpg" xlink:type="simple" xlink:show="embed" xlink:actuate="onLoad"/></draw:frame><text:span text:style-name="T419">Figure </text:span><text:span text:style-name="T421">3</text:span><text:span text:style-name="T419">. </text:span><text:span text:style-name="T323">P</text:span><text:span text:style-name="T325">henoloxidase</text:span><text:span text:style-name="T324"> </text:span><text:span text:style-name="T325">absorbance rates</text:span><text:span text:style-name="T324"> of males and females from three different treatment groups</text:span><text:span text:style-name="T323">.</text:span></text:p>
        <text:p text:style-name="P146"/>
        <text:p text:style-name="P143"><text:span text:style-name="T394">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405">There was no significant difference found between beetles' sex, nor were </text:span><text:soft-page-break/><text:span text:style-name="T405">there significant ineractions between terms.</text:span></text:p>
        <text:p text:style-name="P254"><text:span text:style-name="Default_20_Paragraph_20_Font"><text:span text:style-name="T485"/></text:span></text:p>
        <text:p text:style-name="P261"><text:span text:style-name="Default_20_Paragraph_20_Font"><text:span text:style-name="T485">Table </text:span></text:span><text:span text:style-name="Default_20_Paragraph_20_Font"><text:span text:style-name="T489">4</text:span></text:span><text:span text:style-name="Default_20_Paragraph_20_Font"><text:span text:style-name="T485">:</text:span></text:span><text:span text:style-name="Default_20_Paragraph_20_Font"><text:span text:style-name="T480"> The results of a general linear model analysis o</text:span></text:span><text:span text:style-name="Default_20_Paragraph_20_Font"><text:span text:style-name="T481">f the effect of starvation treatment on </text:span></text:span><text:span text:style-name="Default_20_Paragraph_20_Font"><text:span text:style-name="T484">encapsulation (melanization) of a nylon monofilament</text:span></text:span></text:p>
        <text:p text:style-name="P25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7">Source</text:p>
            </table:table-cell>
            <table:table-cell table:style-name="Table4.B1" office:value-type="string">
              <text:p text:style-name="P221">DF</text:p>
            </table:table-cell>
            <table:table-cell table:style-name="Table4.B1" office:value-type="string">
              <text:p text:style-name="P221">SS</text:p>
            </table:table-cell>
            <table:table-cell table:style-name="Table4.B1" office:value-type="string">
              <text:p text:style-name="P221">MS</text:p>
            </table:table-cell>
            <table:table-cell table:style-name="Table4.B1" office:value-type="string">
              <text:p text:style-name="P252">F</text:p>
            </table:table-cell>
            <table:table-cell table:style-name="Table4.B1" office:value-type="string">
              <text:p text:style-name="P252">P</text:p>
            </table:table-cell>
          </table:table-row>
          <table:table-row>
            <table:table-cell table:style-name="Table4.A2" office:value-type="string">
              <text:p text:style-name="P276">Sex</text:p>
            </table:table-cell>
            <table:table-cell table:style-name="Table4.B2" office:value-type="string">
              <text:p text:style-name="P221">1</text:p>
            </table:table-cell>
            <table:table-cell table:style-name="Table4.B2" office:value-type="string">
              <text:p text:style-name="P206"><text:span text:style-name="T415">0</text:span>.<text:span text:style-name="T418">0005</text:span></text:p>
            </table:table-cell>
            <table:table-cell table:style-name="Table4.B2" office:value-type="string">
              <text:p text:style-name="P206"><text:span text:style-name="T415">0</text:span>.<text:span text:style-name="T418">0005</text:span></text:p>
            </table:table-cell>
            <table:table-cell table:style-name="Table4.B2" office:value-type="string">
              <text:p text:style-name="P246">0.01</text:p>
            </table:table-cell>
            <table:table-cell table:style-name="Table4.B2" office:value-type="string">
              <text:p text:style-name="P210">0.<text:span text:style-name="T418">9329</text:span></text:p>
            </table:table-cell>
          </table:table-row>
          <table:table-row>
            <table:table-cell table:style-name="Table4.A2" office:value-type="string">
              <text:p text:style-name="P276">Starvation treatment</text:p>
            </table:table-cell>
            <table:table-cell table:style-name="Table4.B2" office:value-type="string">
              <text:p text:style-name="P221">2</text:p>
            </table:table-cell>
            <table:table-cell table:style-name="Table4.B2" office:value-type="string">
              <text:p text:style-name="P247">2.5612</text:p>
            </table:table-cell>
            <table:table-cell table:style-name="Table4.B2" office:value-type="string">
              <text:p text:style-name="P247">1.2806</text:p>
            </table:table-cell>
            <table:table-cell table:style-name="Table4.B2" office:value-type="string">
              <text:p text:style-name="P246">16.31</text:p>
            </table:table-cell>
            <table:table-cell table:style-name="Table4.B2" office:value-type="string">
              <text:p text:style-name="P210">&lt; 0.0001</text:p>
            </table:table-cell>
          </table:table-row>
          <table:table-row table:style-name="Table4.4">
            <table:table-cell table:style-name="Table4.A2" office:value-type="string">
              <text:p text:style-name="P276">Sex x Starvation treatment</text:p>
            </table:table-cell>
            <table:table-cell table:style-name="Table4.B2" office:value-type="string">
              <text:p text:style-name="P221">2</text:p>
            </table:table-cell>
            <table:table-cell table:style-name="Table4.B2" office:value-type="string">
              <text:p text:style-name="P240">0.<text:span text:style-name="T418">1453</text:span></text:p>
            </table:table-cell>
            <table:table-cell table:style-name="Table4.B2" office:value-type="string">
              <text:p text:style-name="P240">0.0<text:span text:style-name="T418">726</text:span></text:p>
            </table:table-cell>
            <table:table-cell table:style-name="Table4.B2" office:value-type="string">
              <text:p text:style-name="P225"><text:span text:style-name="T417">0</text:span>.<text:span text:style-name="T418">93</text:span></text:p>
            </table:table-cell>
            <table:table-cell table:style-name="Table4.B2" office:value-type="string">
              <text:p text:style-name="P229">0.<text:span text:style-name="T418">4011</text:span></text:p>
            </table:table-cell>
          </table:table-row>
          <table:table-row table:style-name="Table4.5">
            <table:table-cell table:style-name="Table4.A2" office:value-type="string">
              <text:p text:style-name="P280">Error</text:p>
            </table:table-cell>
            <table:table-cell table:style-name="Table4.B2" office:value-type="string">
              <text:p text:style-name="P248">71</text:p>
            </table:table-cell>
            <table:table-cell table:style-name="Table4.B2" office:value-type="string">
              <text:p text:style-name="P247">5.5753</text:p>
            </table:table-cell>
            <table:table-cell table:style-name="Table4.B2" office:value-type="string">
              <text:p text:style-name="P240">0.<text:span text:style-name="T418">0785</text:span></text:p>
            </table:table-cell>
            <table:table-cell table:style-name="Table4.B2" office:value-type="string">
              <text:p text:style-name="P214"/>
            </table:table-cell>
            <table:table-cell table:style-name="Table4.B2" office:value-type="string">
              <text:p text:style-name="P210"/>
            </table:table-cell>
          </table:table-row>
          <table:table-row>
            <table:table-cell table:style-name="Table4.A6" office:value-type="string">
              <text:p text:style-name="P276">Total</text:p>
            </table:table-cell>
            <table:table-cell table:style-name="Table4.B6" office:value-type="string">
              <text:p text:style-name="P248">76</text:p>
            </table:table-cell>
            <table:table-cell table:style-name="Table4.B6" office:value-type="string">
              <text:p text:style-name="P247">8.3304</text:p>
            </table:table-cell>
            <table:table-cell table:style-name="Table4.B6" office:value-type="string">
              <text:p text:style-name="P233"/>
            </table:table-cell>
            <table:table-cell table:style-name="Table4.B6" office:value-type="string">
              <text:p text:style-name="P214"/>
            </table:table-cell>
            <table:table-cell table:style-name="Table4.B6" office:value-type="string">
              <text:p text:style-name="P210"/>
            </table:table-cell>
          </table:table-row>
        </table:table>
        <text:p text:style-name="P272"/>
        <text:p text:style-name="P266"><draw:frame draw:style-name="fr1" draw:name="Image1" text:anchor-type="paragraph" svg:width="5in" svg:height="3.4098in" draw:z-index="2"><draw:image xlink:href="Pictures/100000000000023A00000184A41F5B2E9BDF1BC4.jpg" xlink:type="simple" xlink:show="embed" xlink:actuate="onLoad"/></draw:frame><text:span text:style-name="T419">Figure </text:span><text:span text:style-name="T422">4</text:span><text:span text:style-name="T419">. </text:span><text:span text:style-name="T326">Melanization levels for males and females across the three experimental treatment groups. <text:s/>Lower average grey values indicate higher amounts of melanization.</text:span></text:p>
        <text:p text:style-name="P142"/>
        <text:p text:style-name="P114">Field Experiments</text:p>
        <text:p text:style-name="P114"><text:span text:style-name="T405">There was not a significant difference in elytra length between wild-caught populations of beetles, but there was a significant difference with regards to the sex of the beetles (t = 7.92; d.f. = 1; P &lt; 0.01) </text:span><text:span text:style-name="T410">(do we mention the trend of female beetles having larger elytra here, or let the eventual graph show this?)</text:span><text:span text:style-name="T405">. <text:s/>The populations of beetles had significant differences in body condition (t = 7.59; d.f. = 1; P &lt; 0.01) </text:span><text:span text:style-name="T410">(again, do we mention which population had the better body condition, or let this be evident in the graph?)</text:span></text:p>
        <text:p text:style-name="P114">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14"/>
        <text:p text:style-name="P114">Questions:</text:p>
        <text:p text:style-name="P114">-Where do we discuss how body condition was calculated?</text:p>
        <text:p text:style-name="P114">-Where do we mention that protein was used as a covariate in PO analysis?</text:p>
        <text:p text:style-name="P114"><text:soft-page-break/>-<text:span text:style-name="T312">Where do we discuss repeatability? <text:s/>Do we need to discuss the calculations used for it?</text:span></text:p>
        <text:p text:style-name="P114"/>
        <text:p text:style-name="P114">There are three aspects of the starvation regime that are notable. <text:s/>First, this regimen had a significant effect on the conversion <text:span text:style-name="T393">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411">was also significant</text:span><text:span text:style-name="T393"> (t = 6.95; d.f. = 5; P &lt; 0.0001), with longer durations of starvation being associated with progressively lower concentrations of protein (t = 15.38; d.f. = 2; P &lt; 0.0001). <text:s/></text:span><text:span text:style-name="T411">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412">T</text:span><text:span text:style-name="T411">here was no significant difference between the sexes, nor were there significant interactions between terms </text:span><text:span text:style-name="T412">f</text:span><text:span text:style-name="T411">or all of these three aspects.</text:span></text:p>
        <text:p text:style-name="P147"/>
        <text:p text:style-name="P147"/>
        <text:p text:style-name="P104">Discussio<text:span text:style-name="T509">n</text:span></text:p>
        <text:p text:style-name="P104"/>
        <text:p text:style-name="P121">In this study, we investigated the <text:span text:style-name="T426">influence</text:span> of starvation on immunity in male and female burying beetles, <text:span text:style-name="T216">N. orbicollis</text:span><text:span text:style-name="T259">, and compared our </text:span><text:span text:style-name="T278">laboratory data to that gathered from field-caught beetles</text:span><text:span text:style-name="T259"> to ascertain the relevance of our findings. <text:s/>We found clear </text:span><text:span text:style-name="T269">impacts </text:span><text:span text:style-name="T270">of starvation on individual immunity, </text:span><text:span text:style-name="T273">with</text:span><text:span text:style-name="T270"> beetles that had </text:span><text:span text:style-name="T272">experienced several days of reduced</text:span><text:span text:style-name="T270"> </text:span><text:span text:style-name="T273">food intake having</text:span><text:span text:style-name="T270"> lower </text:span><text:span text:style-name="T272">concentrations of </text:span><text:span text:style-name="T270">protein and phenloxidase </text:span><text:span text:style-name="T272">in </text:span><text:span text:style-name="T273">their </text:span><text:span text:style-name="T272">hemolymph, </text:span><text:span text:style-name="T273">as well as</text:span><text:span text:style-name="T270"> </text:span><text:span text:style-name="T272">decreased </text:span><text:span text:style-name="T281">ability to encapsulate</text:span><text:span text:style-name="T270"> </text:span><text:span text:style-name="T276">foreign object</text:span><text:span text:style-name="T278">s</text:span><text:span text:style-name="T270">. <text:s/></text:span><text:span text:style-name="T281">Male beetles maintained </text:span><text:span text:style-name="T282">better </text:span><text:span text:style-name="T281">body condition than females, but </text:span><text:span text:style-name="T282">there were no significant differences in immune parameters between the two sexes</text:span><text:span text:style-name="T281">. <text:s/></text:span><text:span text:style-name="T270">Field-caught beetles </text:span><text:span text:style-name="T282">of both sexes </text:span><text:span text:style-name="T270">had very low levels of protein and phenoloxidase, </text:span><text:span text:style-name="T285">comparable to severely starved laboratory beetles, while their encap</text:span><text:span text:style-name="T270">sulation rates, </text:span><text:span text:style-name="T285">however, generally corresponded to moderately starved laboratory beetles.</text:span><text:span text:style-name="T273"> <text:s/></text:span><text:span text:style-name="T274">This suggests that </text:span><text:span text:style-name="T283">our laboratory studies set ecologically appropriate periods of starvation for the beetles, as well as that </text:span><text:span text:style-name="T274">organisms </text:span><text:span text:style-name="T283">that</text:span><text:span text:style-name="T274"> feed on rare </text:span><text:span text:style-name="T277">or</text:span><text:span text:style-name="T274"> ephemeral </text:span><text:span text:style-name="T285">resources</text:span><text:span text:style-name="T274"> </text:span><text:span text:style-name="T278">are likely to </text:span><text:span text:style-name="T285">experience</text:span><text:span text:style-name="T274"> below optimal constitutive immunity </text:span><text:span text:style-name="T285">between encounters of food resources.</text:span></text:p>
        <text:p text:style-name="P131"/>
        <text:p text:style-name="P132">Body Condition</text:p>
        <text:p text:style-name="P124"><text:span text:style-name="T428">Male and female </text:span><text:span text:style-name="T220">N. orbicollis</text:span><text:span text:style-name="T275"> </text:span><text:span text:style-name="T285">maintained similar body conditions while receiving adequate nutrition, but diverged when starvation occurred. <text:s/>Starved male </text:span><text:span text:style-name="T244">N. orbicollis</text:span><text:span text:style-name="T286"> generally maintained their body condition and higher levels than females. <text:s/></text:span><text:span text:style-name="T275">This</text:span><text:span text:style-name="T259"> may be </text:span><text:span text:style-name="T271">due to physiological differences between the sexes in </text:span><text:span text:style-name="T219">Nicrophorus</text:span><text:span text:style-name="T271"> species. <text:s/></text:span><text:span text:style-name="T286">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4">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1">(</text:span><text:span text:style-name="T111">Trumbo and Xhihani 2015</text:span><text:span text:style-name="T115">).</text:span></text:p>
        <text:p text:style-name="P89"/>
        <text:p text:style-name="P123"><text:span text:style-name="T97">As carrion </text:span><text:span text:style-name="T98">that is </text:span><text:span text:style-name="T97">suitable for reproductive purposes is considered a </text:span><text:span text:style-name="T115">rare and</text:span><text:span text:style-name="T97"> unpredictable resource </text:span><text:soft-page-break/><text:span text:style-name="T97">(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reproductively suitable </text:span><text:span text:style-name="T115">carrion</text:span><text:span text:style-name="T97">. <text:s/></text:span><text:span text:style-name="T99">This is because such </text:span><text:span text:style-name="T100">behavior</text:span><text:span text:style-name="T97"> could result in a critical delay between discovering </text:span><text:span text:style-name="T115">carrion</text:span><text:span text:style-name="T97">,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90">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either of the sexes has higher developmental or maintenance costs (Dubiec et al. 2006).</text:p>
        <text:p text:style-name="P85"/>
        <text:p text:style-name="P106">Protein Concentration in Hemolymph</text:p>
        <text:p text:style-name="P24">Starvation <text:span text:style-name="T510">led </text:span>to decreased protein<text:span text:style-name="T437"> </text:span>concentrations in the hemolymph of <text:span text:style-name="T511">male and female burying beetles, which was not unexpected</text:span>. <text:s/><text:span text:style-name="T511">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78">ö</text:span><text:span text:style-name="T437">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36">Therefore, </text:span><text:span text:style-name="T337">the </text:span><text:span text:style-name="T340">steady </text:span><text:span text:style-name="T337">decline in our</text:span><text:span text:style-name="T336"> experimental beetles' hemolymph protein concentration </text:span><text:span text:style-name="T382">as</text:span><text:span text:style-name="T370"> food deprivation increased </text:span><text:span text:style-name="T336">indicates that their immunity was likely compromised </text:span><text:span text:style-name="T355">in one or more ways</text:span><text:span text:style-name="T336">, </text:span><text:span text:style-name="T355">which is consistent with other insect studies examining immunity and food stress (Adamo et al. 2016)</text:span><text:span text:style-name="T336">.</text:span></text:p>
        <text:p text:style-name="P100"/>
        <text:p text:style-name="P107"><text:span text:style-name="T336">P</text:span><text:span text:style-name="T333">henoloxidase in Hemolymph</text:span></text:p>
        <text:p text:style-name="P27">Similar to protein <text:span text:style-name="T447">concentrations in hemolymph</text:span>, phenoloxidase <text:span text:style-name="T447">levels were</text:span> reduced when <text:span text:style-name="T439">beetles experienced </text:span>nutrient limitation. <text:s/><text:span text:style-name="T440">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375">The production and use of phenoloxidase during immune responses has been implicated in </text:span><text:span text:style-name="T376">several physiological </text:span><text:span text:style-name="T375">trade-offs, </text:span><text:span text:style-name="T376">such as altered</text:span><text:span text:style-name="T375"> development rates (Cotter et al 2008), reduced </text:span><text:span text:style-name="T376">fecundity or </text:span><text:span text:style-name="T375">offspring quality (Stahlschmidt et al. 2013, Moret and Schmid-Hempel 2001), self-harm (Sadd and Siva-Jothy 2006), and </text:span><text:span text:style-name="T376">reduced</text:span><text:span text:style-name="T375"> longevity (Schwarzenbach and Ward 2006). <text:s/></text:span><text:span text:style-name="T379">Pleiotropy </text:span><text:span text:style-name="T380">has caused indirect selection on melanin-</text:span><text:span text:style-name="T381">derived</text:span><text:span text:style-name="T380"> immunity, such as </text:span><text:soft-page-break/><text:span text:style-name="T380">phenoloxidase, in the cricket </text:span><text:span text:style-name="T252">Allonemobius socius</text:span><text:span text:style-name="T378">, </text:span><text:span text:style-name="T381">because</text:span><text:span text:style-name="T380"> there</text:span><text:span text:style-name="T377"> </text:span><text:span text:style-name="T380">is </text:span><text:span text:style-name="T378">direct thermal selection on </text:span><text:span text:style-name="T381">melanin-based </text:span><text:span text:style-name="T378">cuticle color</text:span><text:span text:style-name="T376"> </text:span><text:span text:style-name="T381">in this species </text:span><text:span text:style-name="T377">(Fedorka et al. 2013)</text:span><text:span text:style-name="T440">. <text:s/>As phenoloxidase production is partly dependent on the amount of amino acids and other nutrients consumed during feeding, it is not surprising that there were decreased levels of this enzyme in starved </text:span><text:span text:style-name="T222">Nicrophorus orbicollis</text:span><text:span text:style-name="T444">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3">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3">moret: <text:a xlink:type="simple" xlink:href="http://www.nature.com/nature/journal/v414/n6863/abs/414506a.html" text:style-name="Internet_20_link" text:visited-style-name="Visited_20_Internet_20_Link">http://www.nature.com/nature/journal/v414/n6863/abs/414506a.html</text:a></text:p>
        <text:p text:style-name="P93">stahlschmidt: <text:a xlink:type="simple" xlink:href="http://onlinelibrary.wiley.com/doi/10.1111/1365-2435.12071/full" text:style-name="Internet_20_link" text:visited-style-name="Visited_20_Internet_20_Link">http://onlinelibrary.wiley.com/doi/10.1111/1365-2435.12071/full</text:a></text:p>
        <text:p text:style-name="P94">cotter: http://onlinelibrary.wiley.com/doi/10.1111/j.1420-9101.2008.01587.x/abstract</text:p>
        <text:p text:style-name="P26"/>
        <text:p text:style-name="P108">Encapsulation</text:p>
        <text:p text:style-name="P29"><text:span text:style-name="T520">A</text:span>dequate protein intake in insects is known to positively influence melanin production by <text:span text:style-name="T521">allowing for the maintenance of</text:span> a nitrogen pool that is suitable to be draw<text:span text:style-name="T451">n</text:span> from <text:span text:style-name="T435">(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35"> (Koella and Sorensen 2002) and </text:span><text:span text:style-name="T227">Manduca sexta</text:span><text:span text:style-name="T452"> (Diamond and Kingslover 2011). <text:s/>Others, however, have found starvation lead to no significant differences from controls in melanization responses for </text:span><text:span text:style-name="T228">Tenebrio molitor</text:span><text:span text:style-name="T453">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462">This study included a field research component in order to establish a basic understanding of the general nutritional conditions that </text:span><text:span text:style-name="T234">Nicrophorus</text:span><text:span text:style-name="T462"> beetles experience in natural settings, and to verify that our laboratory beetles were subjected to biologically relevant levels of nutrient deprivation. <text:s/>B</text:span>eetles from <text:span text:style-name="T460">surveyed</text:span> field populations <text:span text:style-name="T460">were had body condition levels most similar to laboratory beetles undergoing moderate to total starvation: no field-caught beetles were in a condition equivalent to laboratory beetles fed </text:span><text:span text:style-name="T229">ab-libitum</text:span><text:span text:style-name="T455">. <text:s/>This provides new evidence that carrion is a rare, ephemeral, and contested resource for these beetles, as previously suggested (Wilson et al. 1984, Trumbo 1990, Scott 1998, Smith 2001). <text:s/>Protein concentrations in the hemolymph of field-caught </text:span><text:span text:style-name="T245">N. </text:span><text:span text:style-name="T522">orbicollis were at or below levels of laboratory beetles that were undergoing total starvation, further suggesting that </text:span><text:span text:style-name="T230">Nicrophorus</text:span><text:span text:style-name="T456">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ext:span><text:soft-page-break/><text:span text:style-name="T456">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101"><text:span text:style-name="T523">Field</text:span>-caught <text:span text:style-name="T216">N. orbicollis</text:span> beetles <text:span text:style-name="T526">primarily exhibited similar phenoloxidase levels as experimental beetles experiencing total starvation, and had significantly different levels from laboratory beetles that were regularly fed.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Multiple adaptations to suboptimal feeding have arisen due to the wide variation in starvation frequency among organisms in the wild (McCue 2010). <text:s/>It is not unexpected, then, that levels of the constitutive immune defense, phenoloxidase, have been found to vary between species. <text:s/>Invertebrates as diverse as damselflies, crickets, oysters, and moths (Rolf and Siva-Jothy 2004; Butt et al. 2007; Srygley et al. 2009; Myers et al. 2011) have been found to exhibit lowered phenoloxidase responses when experiencing dietary deficiencies or reduced fat reservers. <text:s/>An alternative moth species, however, exhibited enhanced phenoloxidase response during starvation (Adamo 2016). <text:s/>The variations in phenoloxidase response to starvation suggest that different species have developed a wide range of immune system adaptations and reconfigurations to stressors, such as starvation (Adamo 2016, Adamo 2017). <text:s/>Our findings provide additional support that food stress in invertebrates can lead to lower phenoloxidase levels as part of a more comprehensive reconfiguration of immune responses to maximize an organism’s survival.</text:span></text:p>
        <text:p text:style-name="P38"/>
        <text:p text:style-name="P92">The melanization response of beetles from field sites was significantly greater than expected, <text:span text:style-name="T473">relative to the </text:span>protein and phenoloxidase <text:span text:style-name="T473">results</text:span>. <text:s/>Males and females generally had melanization responses similar to experimental beetles that were <text:span text:style-name="T523">in the treatment groups being </text:span>fed <text:span text:style-name="T523">twice per week and </text:span><text:span text:style-name="T246">ad libitum</text:span>. <text:s/><text:span text:style-name="T473">A single</text:span> population of females at one field site did not follow this pattern, having instead a melanization response <text:span text:style-name="T523">similar to</text:span> experimental females who had been starved during the treatment period. <text:s/><text:span text:style-name="T468">This unexpectedly higher level of melanization, relative to the other immune parameters tested, may potentially be attributable to the beetles’ reproductive status. <text:s/></text:span><text:span text:style-name="T383">Steiger et al. 2011 showed that </text:span><text:span text:style-name="T253">N. orbicollis</text:span><text:span text:style-name="T384"> maintains an elevated melanization response during, and for some time after, a reproductive attempt. <text:s/></text:span><text:span text:style-name="T386">The researchers</text:span><text:span text:style-name="T384"> </text:span><text:span text:style-name="T386">explained this by suggesting</text:span><text:span text:style-name="T384"> that </text:span><text:span text:style-name="T254">N. orbicollis</text:span><text:span text:style-name="T372"> maintains </text:span><text:span text:style-name="T386">robust </text:span><text:span text:style-name="T372">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text:span><text:span text:style-name="T371"> <text:s/></text:span><text:span text:style-name="T373">The threat of competition and injury </text:span><text:span text:style-name="T385">to parent beetles</text:span><text:span text:style-name="T373"> decreases gradually over time as the larvae consume the carcass (</text:span><text:span text:style-name="T374">Trumbo 2006</text:span><text:span text:style-name="T373">), such that parent beetles need to maintain a robust melanization and encapsulation response during the majority of the time the larvae are feeding from the carcass. <text:s/></text:span><text:span text:style-name="T469">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36">N. orbicollis</text:span><text:span text:style-name="T470"> at the alternate field site.</text:span></text:p>
        <text:p text:style-name="P40"/>
        <text:p text:style-name="P41"><text:soft-page-break/><text:span text:style-name="T524">T</text:span>h<text:span text:style-name="T476">is study demonstrates the</text:span> continued importance and relevance of comparing <text:span text:style-name="T476">results from </text:span>laboratory-based <text:span text:style-name="T525">work</text:span> to <text:span text:style-name="T476">those</text:span> obtained <text:span text:style-name="T476">in</text:span> field <text:span text:style-name="T475">settings</text:span> to arrive at meaningful conclusions regarding what <text:span text:style-name="T476">wild-type </text:span>organisms likely experienc<text:span text:style-name="T476">e</text:span>. <text:s/><text:span text:style-name="T474">While we assume that our work is generally representative of what wild </text:span><text:span text:style-name="T237">N. orbicollis</text:span><text:span text:style-name="T476"> beetles experience, future efforts can enhance this knowledge by collecting more samples throughout the entire period the beetles are active, as well as across multiple years, in order to arrive at a more comprehensive understanding of </text:span><text:span text:style-name="T237">Nicrophorus</text:span><text:span text:style-name="T476">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38">Nicrophorus</text:span><text:span text:style-name="T477"> species on carcasses in the wild, in order to gain a more accurate understanding of these threats, and their degree of exposure, experienced by these beetles in non-laboratory settings.</text:span></text:p>
        <text:p text:style-name="P30"/>
        <text:p text:style-name="P110">Conclusion</text:p>
        <text:p text:style-name="P45"><text:span text:style-name="T472">O</text:span>ur study <text:span text:style-name="T525">shows</text:span> that as <text:span text:style-name="T232">N. orbicollis</text:span><text:span text:style-name="T460"> </text:span>beetles <text:span text:style-name="T454">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5"/>
        <text:p text:style-name="P45"/>
        <text:p text:style-name="P86"><text:span text:style-name="T510">Concluding sentence from an old version of the discussion: In burying beetles, starvation results in delayed time between finding a carcass for reproduction and actual egg-laying (Trumbo and Xhihani 2015), suggesting that female </text:span><text:span text:style-name="T221">N. orbicollis</text:span><text:span text:style-name="T431"> may have higher physiological costs than males.</text:span></text:p>
        <text:p text:style-name="P18"/>
        <text:p text:style-name="P87">Final sentences comparing other Nicrophorus research (Steiger &amp; Reavey) from “protein concentration in hemolymph” section: <text:span text:style-name="T341">Previous studies using this species of beetle to gauge the effects of parental care-related stress on immunity </text:span><text:span text:style-name="T345">found</text:span><text:span text:style-name="T341"> no differences in concentrations of hemolymph-based </text:span><text:span text:style-name="T342">ly</text:span><text:span text:style-name="T345">tic</text:span><text:span text:style-name="T342"> enzymes</text:span><text:span text:style-name="T341"> </text:span><text:span text:style-name="T346">between beetles giving different levels of parental care</text:span><text:span text:style-name="T341"> (Steiger et al. 2011). <text:s/></text:span><text:span text:style-name="T342">Differences between </text:span><text:span text:style-name="T347">these studies</text:span><text:span text:style-name="T342"> </text:span><text:span text:style-name="T352">are</text:span><text:span text:style-name="T342"> likely due to the </text:span><text:span text:style-name="T347">controlled</text:span><text:span text:style-name="T342"> starvation treatments our beetles endured, wh</text:span><text:span text:style-name="T347">ile</text:span><text:span text:style-name="T342"> the previous experiment</text:span><text:span text:style-name="T343">'</text:span><text:span text:style-name="T342">s beetles were free to </text:span><text:span text:style-name="T347">consume</text:span><text:span text:style-name="T342"> </text:span><text:span text:style-name="T347">some amount of </text:span><text:span text:style-name="T343">the </text:span><text:span text:style-name="T347">brood </text:span><text:span text:style-name="T343">carcass or the larvae being reared, both protein-rich resources.</text:span><text:span text:style-name="T344"> <text:s/></text:span><text:span text:style-name="T348">B</text:span><text:span text:style-name="T343">eetles in this study were </text:span><text:span text:style-name="T348">also </text:span><text:span text:style-name="T343">not </text:span><text:span text:style-name="T348">engaged in reproduction, which is known to change hormonal </text:span><text:span text:style-name="T349">titers, </text:span><text:span text:style-name="T350">metabolism, and body mass</text:span><text:span text:style-name="T349"> (Trumbo and Rauter 2014, Trumbo and Robinon 2004), </text:span><text:span text:style-name="T351">and </text:span><text:span text:style-name="T352">likely impacts protein concentrations </text:span><text:span text:style-name="T353">and immune enzymes</text:span><text:span text:style-name="T352"> in hemolymph</text:span><text:span text:style-name="T349">. <text:s/></text:span><text:span text:style-name="T353">This study also </text:span><text:span text:style-name="T352">quantified</text:span><text:span text:style-name="T344"> total protein content in hemolymph, </text:span><text:span text:style-name="T352">while the previous study </text:span><text:span text:style-name="T369">only</text:span><text:span text:style-name="T352"> </text:span><text:span text:style-name="T353">examined lysozyme-like enzymes based upon lytic activity in the hemolymph.</text:span></text:p>
        <text:p text:style-name="P23"/>
        <text:p text:style-name="P88">Final sentences comparing other Nicrophorus research (Steiger &amp; Reavey) from “phenoloxidase in hemolymph” section: <text:span text:style-name="T444"><text:s text:c="2"/>Previous studies using </text:span><text:span text:style-name="T223">Nicrophorus</text:span><text:span text:style-name="T445"> beetles offer conflicting results for comparative purposes. <text:s/>An experiment using </text:span><text:span text:style-name="T224">N. orbicollis </text:span><text:span text:style-name="T445">beetles at various stages of reproduction </text:span><text:soft-page-break/><text:span text:style-name="T445">examined combined phenoloxidase and prophenoloxidase levels in hemolymph after implantation of a simulated parasite, and found no differences in this immune parameter between reproductive groups (Steiger et al. 2011). <text:s/></text:span><text:span text:style-name="T356">In contrast, </text:span><text:span text:style-name="T359">a study involving </text:span><text:span text:style-name="T360">reproducing</text:span><text:span text:style-name="T359"> </text:span><text:span text:style-name="T248">N. vespilloides </text:span><text:span text:style-name="T356">concluded that constitutive phenoloxidase was suppressed </text:span><text:span text:style-name="T360">during</text:span><text:span text:style-name="T356"> breeding </text:span><text:span text:style-name="T360">(</text:span><text:span text:style-name="T356">Reavey et al. 2014). <text:s/></text:span><text:span text:style-name="T363">The two experiments cannot be easily compared, as they used </text:span><text:span text:style-name="T361">different analytical techniques, </text:span><text:span text:style-name="T363">and</text:span><text:span text:style-name="T361"> </text:span><text:span text:style-name="T248">N. vespilloides</text:span><text:span text:style-name="T357"> </text:span><text:span text:style-name="T362">exhibits</text:span><text:span text:style-name="T357"> facultative parental care (Smiseth, Ward, and Moore 2007), </text:span><text:span text:style-name="T363">while</text:span><text:span text:style-name="T357"> </text:span><text:span text:style-name="T249">N. orbicollis</text:span><text:span text:style-name="T358"> </text:span><text:span text:style-name="T363">requires </text:span><text:span text:style-name="T361">obligate care, </text:span><text:span text:style-name="T363">which may obscure </text:span><text:span text:style-name="T364">relationships </text:span><text:span text:style-name="T369">and results</text:span><text:span text:style-name="T364"> between the results</text:span><text:span text:style-name="T361">. <text:s/></text:span><text:span text:style-name="T363">Our</text:span><text:span text:style-name="T449"> study utilized mature, non-reproducing, mite and nematode-free </text:span><text:span text:style-name="T225">N. orbicollis</text:span><text:span text:style-name="T446">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1">Final sentences comparing other Nicrophorus research (Steiger &amp; Reavey) from “encapsulation” section: <text:span text:style-name="T453"><text:s text:c="2"/>Previous work involving the encapsulation response in </text:span><text:span text:style-name="T231">Nicrophorus</text:span><text:span text:style-name="T457"> beetles has only examined these insects while they are involved in reproduction. <text:s/>Steiger et al. found that during the reproductive process, </text:span><text:span text:style-name="T224">N. orbicollis</text:span><text:span text:style-name="T457"> had higher rates of melanization than those beetles not breeding (Steiger et al. 2011). <text:s/>This suggests that during reproductive stress, but not non-reproductive starvation, </text:span><text:span text:style-name="T224">N. orbicollis</text:span><text:span text:style-name="T457"> may have their physiological networks altered to favor the encapsulation response over other methods of defending themselves against pathogens. <text:s/>Steiger et al. suggested that </text:span><text:span text:style-name="T233">N. orbicollis </text:span><text:span text:style-name="T461">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9"/>
        <text:p text:style-name="P53">We predicted that as beetles became increasingly underfed, immune responses would correspondingly drop.</text:p>
        <text:p text:style-name="P53"/>
        <text:p text:style-name="P53">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6"/>
        <text:list xml:id="list4269760903062705133" text:style-name="L1">
          <text:list-item>
            <text:p text:style-name="P298">Specific to general</text:p>
          </text:list-item>
          <text:list-item>
            <text:p text:style-name="P298">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6"/>
        <text:p text:style-name="P95">????????</text:p>
        <text:p text:style-name="P95"><text:span text:style-name="T471">We caught a set of female beetles with a wide range of phenoloxidase responses</text:span>. <text:s/><text:span text:style-name="T467">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6">????????</text:p>
        <text:p text:style-name="P54"/>
        <text:p text:style-name="P55"><text:soft-page-break/>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5"/>
        <text:p text:style-name="P56">Infection effects on feeding and territorial behaviour in a predatory insect in the wild <text:s/>D. González-Tokman, A. Córdoba-Aguilar,, I. González-Santoyo, H. Lanz-Mendoza</text:p>
        <text:p text:style-name="P39"/>
        <text:p text:style-name="P57">Parasite starvation</text:p>
        <text:p text:style-name="P57">Phenoloxidase starvation</text:p>
        <text:p text:style-name="P57"/>
        <text:p text:style-name="P39">Consequences of Food Restriction for Immune Defense, Parasite Infection, and Fitness in Monarch Butterflies.</text:p>
        <text:p text:style-name="P54"/>
        <text:p text:style-name="P54"><text:span text:style-name="T465">Invertebrates experience </text:span>Phenoloxidase </text:p>
        <text:p text:style-name="P47"/>
        <text:p text:style-name="P58">starvation phenoloxidase:</text:p>
        <text:p text:style-name="P59">Protein-poor diet reduces host-specific immune gene expression in Bombus terrestris</text:p>
        <text:p text:style-name="P59">By: Brunner, Franziska S.; Schmid-Hempel, Paul; Barribeau, Seth M.</text:p>
        <text:p text:style-name="P59">PROCEEDINGS OF THE ROYAL SOCIETY B-BIOLOGICAL SCIENCES <text:s/>Volume: 281 <text:s text:c="2"/>Issue: 1786 <text:s text:c="4"/>Article Number: 20140128 <text:s text:c="2"/>Published: JUL 7 2014 </text:p>
        <text:p text:style-name="P59"/>
        <text:p text:style-name="P59">Modulation of innate immunity and gene expressions in white shrimp Litopenaeus vannamei following long-term starvation and re-feeding.</text:p>
        <text:p text:style-name="P59">By: Lin, Yong-Chin; Chen, Jiann-Chu; C Man, Siti Nursafura; et al.</text:p>
        <text:p text:style-name="P59">Results in immunology <text:s/>Volume: 2 <text:s text:c="2"/>Pages: 148-56 <text:s text:c="2"/>Published: 2012 </text:p>
        <text:p text:style-name="P32"/>
        <text:p text:style-name="P46"/>
        <text:p text:style-name="P60">Peng, L., Y. Yu-Long, L. Defa, K. Sung Woo, and W. Guoyao. 2007. Amino acids and immune function. Br. J. Nutr. 98:237–252.</text:p>
        <text:p text:style-name="P46"/>
        <text:p text:style-name="P48"><text:span text:style-name="T464">rabbits: </text:span>http://www.nrcresearchpress.com/doi/abs/10.1139/z82-121</text:p>
        <text:p text:style-name="P113"><text:span text:style-name="T491">deer: </text:span><text:a xlink:type="simple" xlink:href="http://www.jstor.org/stable/3801849?seq=1#page_scan_tab_contents" text:style-name="Internet_20_link" text:visited-style-name="Visited_20_Internet_20_Link"><text:span text:style-name="T479">http://www.jstor.org/stable/3801849?seq=1#page_scan_tab_contents</text:span></text:a></text:p>
        <text:p text:style-name="P113"><text:span text:style-name="T491">crayfish: </text:span><text:a xlink:type="simple" xlink:href="http://www.publish.csiro.au/?paper=MF9960745" text:style-name="Internet_20_link" text:visited-style-name="Visited_20_Internet_20_Link"><text:span text:style-name="T479">http://www.publish.csiro.au/?paper=MF9960745</text:span></text:a></text:p>
        <text:p text:style-name="P48"><text:span text:style-name="T464">moths: </text:span>http://www.jstor.org/stable/23736721?seq=1#page_scan_tab_contents</text:p>
        <text:p text:style-name="P33"/>
        <text:p text:style-name="P51">The encapsulation response within field-caught beetles was found to . <text:s/><text:span text:style-name="T466">It is possible that females we caught at the TL Davis collection site </text:span></text:p>
        <text:p text:style-name="P31"/>
        <text:p text:style-name="P52">and phenoloxidase activity</text:p>
        <text:p text:style-name="P34"/>
        <text:p text:style-name="P61">, although there may be seasonal and yearly variation in amounts of available carcasses for consumption and reproduction (Smith 2001).</text:p>
        <text:p text:style-name="P50"/>
        <text:p text:style-name="P62">Wild beetles had low levels of protein and phenoloxidase, consistent with levels of fairly starved beetles. <text:s/>Wild beetles seemed to have a stronger encapsulation response because why?</text:p>
        <text:p text:style-name="P62">Wild beetles <text:span text:style-name="T43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text:span><text:soft-page-break/><text:span text:style-name="T438">current environmental situations.</text:span></text:p>
        <text:p text:style-name="P35"/>
        <text:p text:style-name="P36">-<text:span text:style-name="T458">we can't account for the beetles not having significant parasite loads</text:span></text:p>
        <text:p text:style-name="P36">-<text:span text:style-name="T459">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3">-<text:span text:style-name="T454">beetles in wild we saw with high encapsulation may have been just post-breeding, based upon what Steiger found.</text:span></text:p>
        <text:p text:style-name="P43"/>
        <text:p text:style-name="P63">Discussion of wild beetles and PO levels (discuss implications of low PO levels on reproduction/fitness):</text:p>
        <text:p text:style-name="P64">What else is PO used for? <text:s/>Tanning eggs during reproduction, <text:span text:style-name="T443">cuticle melanization</text:span></text:p>
        <text:p text:style-name="P19"/>
        <text:p text:style-name="P97">Tribolium studies indicate that there is likely crosstalk between the stress and immune response genes and responses. <text:s/><text:span text:style-name="T448">Where do I add this in?</text:span></text:p>
        <text:p text:style-name="P19"/>
        <text:p text:style-name="P42">Our study demonstrates the continued importance and relevance of comparing laboratory-based studies to results obtained from field studies in order to arrive at meaningful conclusions regarding what organisms likely experience in uncontrolled settings.</text:p>
        <text:p text:style-name="P66">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8"/>
        <text:p text:style-name="P44">The results from our study indicate that as <text:span text:style-name="T232">N. orbicollis</text:span><text:span text:style-name="T460"> </text:span>beetles <text:span text:style-name="T454">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4"/>
        <text:p text:style-name="P25"/>
        <text:p text:style-name="P68">1. What are the studies major findings?</text:p>
        <text:p text:style-name="P68">2. What is the significance/implication of the results?</text:p>
        <text:p text:style-name="P69">Purpose <text:span text:style-name="T450">of the paragraph </text:span>is to say:</text:p>
        <text:p text:style-name="P67"/>
        <text:p text:style-name="P65"/>
        <text:p text:style-name="P98">Prophenoxidase oxidizes L-dopa (and tyrosine) to melanin, which is what we saw in the cuvettes</text:p>
        <text:p text:style-name="P99"/>
        <text:p text:style-name="P20"><text:span text:style-name="T339">Crickets with a diet featuring increased levels of protein had higher PO than those with a carbohydrate-heavy diet, </text:span><text:span text:style-name="T354">but not higher protein levels</text:span><text:span text:style-name="T338"> (Srygley 2009).</text:span></text:p>
        <text:p text:style-name="P21"/>
        <text:p text:style-name="P70">“Knowledge of nutritional effects on immune defense is particularly lacking in field populations”</text:p>
        <text:p text:style-name="P21"/>
        <text:p text:style-name="P71">“Furthermore, humoral immunity may not actually be that costly resulting in potential effects being too small to detect or else being easily compensated for. As a laboratory system, some costly processes</text:p>
        <text:p text:style-name="P71">are bypassed; for example, there are no competitors and energy does not have to be utilized in carcass location.” (Reavey 2014)</text:p>
        <text:p text:style-name="P22"/>
        <text:p text:style-name="P72">As <text:span text:style-name="T436">protein composes the major part of eggs in egg development, female beetles likely had impaired egg synthesis (does this matter for the paper? <text:s/>Probably not).</text:span></text:p>
        <text:p text:style-name="P73"><text:soft-page-break/></text:p>
        <text:p text:style-name="P74">Starvation decreased protein concentration in the hemolymph of beetles. <text:s/><text:span text:style-name="T432">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5">Do you want to include a component that discusses that there was not a significant difference between the sexes, such that females apparently had more protein than males? <text:s/><text:span text:style-name="T434">(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6">Do females that starve end up producing lower quality offspring (size? # eggs layed? Trumbo's 2015 study says that larvae were not of different numbers or size, but he didn't measure eggs laid to begin with)</text:p>
        <text:p text:style-name="P16"/>
        <text:p text:style-name="P77">Our experiments revealed that more starved beetles has a lower phenoloxidase possibility than beetles with more frequent access to food.</text:p>
        <text:p text:style-name="P77">-<text:span text:style-name="T433">PO is known to correlate between levels of encapsulation in insects (Cotter and Wilson 2002)</text:span></text:p>
        <text:p text:style-name="P77"/>
        <text:p text:style-name="P17"/>
        <text:p text:style-name="P16">Sex-dependent metabolic, neuroendocrine, and cognitive response</text:p>
        <text:p text:style-name="P78"/>
        <text:p text:style-name="P16">sex differences starvation (produced best response)</text:p>
        <text:p text:style-name="P7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51">M</text:span><text:span text:style-name="T3">antis paper for comparison. <text:s/>Probably no need to go into speculation as to evolutionary causes behind females losing more weight than males?</text:span></text:p>
        <text:p text:style-name="P80"/>
        <text:p text:style-name="P13"><text:span text:style-name="T479">Hayward and Gillooly: </text:span><text:a xlink:type="simple" xlink:href="http://www.ncbi.nlm.nih.gov/pmc/articles/PMC3026017/" text:style-name="Internet_20_link" text:visited-style-name="Visited_20_Internet_20_Link"><text:span text:style-name="T479">http://www.ncbi.nlm.nih.gov/pmc/articles/PMC3026017/</text:span></text:a></text:p>
        <text:p text:style-name="P81"/>
        <text:p text:style-name="P81">http://journals.cambridge.org/action/displayAbstract?fromPage=online&amp;aid=4365588&amp;fileId=S002531540003294X</text:p>
        <text:p text:style-name="P80"/>
        <text:p text:style-name="P14"><text:a xlink:type="simple" xlink:href="http://rspb.royalsocietypublishing.org/content/royprsb/249/1326/259.full.pdf" text:style-name="Internet_20_link" text:visited-style-name="Visited_20_Internet_20_Link"><text:span text:style-name="T479">http://rspb.royalsocietypublishing.org/content/royprsb/249/1326/259.full.pdf</text:span></text:a></text:p>
        <text:p text:style-name="P14"/>
        <text:p text:style-name="P14">http://mail-cenaim.espol.edu.ec/publicaciones/cientif/articulos/jnieto.pdf</text:p>
        <text:p text:style-name="P80"/>
        <text:p text:style-name="P82">Trumbo, S. <text:s/>1990. Reproductive <text:s/>success, <text:s/>phenology <text:s/>and <text:s/>biogeography <text:s/>of <text:s/>burying <text:s/>beetles (Silphidae, Nicrophorus). The American Midland Naturalist 124: 1-11</text:p>
        <text:p text:style-name="P82"/>
        <text:p text:style-name="P82">Trumbo, S.T., Borst, D.W., Robinson, G.E., 1995. Rapid elevation of juvenile hormone titer during behavioral assessment of the breeding resource by the burying beetle, Nicrophorus orbicollis. <text:s/>Journal <text:soft-page-break/>of Insect Physiology 41, 535–543.</text:p>
        <text:p text:style-name="P80"/>
        <text:p text:style-name="P120"><text:span text:style-name="T51">p</text:span><text:span text:style-name="T3">ossible comparative papers:</text:span></text:p>
        <text:p text:style-name="P120"><text:a xlink:type="simple" xlink:href="http://press.endocrine.org/doi/10.1210/en.2008-1435" text:style-name="Internet_20_link" text:visited-style-name="Visited_20_Internet_20_Link"><text:span text:style-name="T209">http://press.endocrine.org/doi/10.1210/en.2008-1435</text:span></text:a></text:p>
        <text:p text:style-name="P83">http://www.sciencedirect.com/science/article/pii/S0376635714001946</text:p>
        <text:p text:style-name="P84"/>
        <text:p text:style-name="P122"><text:span text:style-name="T27">while males produce and disperse attractant pheromones (Eggert </text:span><text:span text:style-name="T28">and Müller JK 1989).</text:span></text:p>
        <text:p text:style-name="P119"><text:span text:style-name="T479">sperm costly: </text:span><text:a xlink:type="simple" xlink:href="http://rspb.royalsocietypublishing.org/content/264/1380/455.short" text:style-name="Internet_20_link" text:visited-style-name="Visited_20_Internet_20_Link"><text:span text:style-name="T479">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burying beetles life history review</text:p>
        <text:p text:style-name="P128">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78">t</text:span><text:span text:style-name="T79">he purpose of the paragraph is to say…</text:span></text:p>
        <text:p text:style-name="P116"><text:span text:style-name="T79">-</text:span><text:span text:style-name="T80">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435">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27">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29">(Trumbo and Khihani 2015)</text:span>. <text:s/>It may, however, impact individuals in non-laboratory conditions, which <text:span text:style-name="T429">can</text:span> involve fights, significantly more bacteria, and competitors.”</text:p>
        <text:p text:style-name="P5"/>
        <text:p text:style-name="P187">Adamo 2016 (3.5 pages)</text:p>
        <text:p text:style-name="P148">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8"/>
        <text:p text:style-name="P148">Contrary to our prediction, severe food limitation induced a shift towards constitutive immune function and away from inducible responses (Fig. 1). For example, constitutive expression of lysozyme</text:p>
        <text:p text:style-name="P148">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8">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8"/>
        <text:p text:style-name="P148">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8"/>
        <text:p text:style-name="P148">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41">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8"/>
        <text:p text:style-name="P148">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41">food-limited caterpillars may maximize the ability of immune-generated reactive molecules to destroy pathogens because GSH can also inhibit PO activation if levels are locally high (Clark et al., 2010). Unfortunately, </text:span><text:soft-page-break/><text:span text:style-name="T441">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8"/>
        <text:p text:style-name="P149">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9">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9"/>
        <text:p text:style-name="P149">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9">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9"/>
        <text:p text:style-name="P149">We found no evidence of a negative trade-off between PO activity and lysozyme-like activity under control or food-limited conditions, although this has been reported for some insects (e.g. Cotter et al.,</text:p>
        <text:p text:style-name="P149">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9"/>
        <text:p text:style-name="P149">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9"/>
        <text:p text:style-name="P149"><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9"/>
        <text:p text:style-name="P149">Effects on disease resistance</text:p>
        <text:p text:style-name="P149">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9"/>
        <text:p text:style-name="P149">Immune system network shifts</text:p>
        <text:p text:style-name="P149">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9"/>
        <text:p text:style-name="P149">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9"/>
        <text:p text:style-name="P150">Network reconfiguration in other systems</text:p>
        <text:p text:style-name="P150">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50"/>
        <text:p text:style-name="P150">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50"/>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63"/>
        <text:p text:style-name="P264">2011 Steiger et al <text:span text:style-name="T442">(4 pages)</text:span></text:p>
        <text:p text:style-name="P262"><text:span text:style-name="T479">Our study of immunity in the burying beetle </text:span><text:span text:style-name="Emphasis"><text:span text:style-name="T479">N. orbicollis</text:span></text:span><text:span text:style-name="T479">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79">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79">Gillespie, Kanost &amp; Trenczek 1997</text:span></text:a><text:span text:style-name="T479">; </text:span><text:a xlink:type="simple" xlink:href="http://onlinelibrary.wiley.com/doi/10.1111/j.1365-2435.2011.01895.x/full#b38" text:style-name="Internet_20_link" text:visited-style-name="Visited_20_Internet_20_Link"><text:span text:style-name="T479">Lemaitre, Reichhart &amp; Hoffmann 1997</text:span></text:a><text:span text:style-name="T479">; </text:span><text:a xlink:type="simple" xlink:href="http://onlinelibrary.wiley.com/doi/10.1111/j.1365-2435.2011.01895.x/full#b82" text:style-name="Internet_20_link" text:visited-style-name="Visited_20_Internet_20_Link"><text:span text:style-name="T479">Söderhäll &amp; Cerenius 1998</text:span></text:a><text:span text:style-name="T479">; </text:span><text:a xlink:type="simple" xlink:href="http://onlinelibrary.wiley.com/doi/10.1111/j.1365-2435.2011.01895.x/full#b28" text:style-name="Internet_20_link" text:visited-style-name="Visited_20_Internet_20_Link"><text:span text:style-name="T479">Haine </text:span></text:a><text:a xlink:type="simple" xlink:href="http://onlinelibrary.wiley.com/doi/10.1111/j.1365-2435.2011.01895.x/full#b28" text:style-name="Internet_20_link" text:visited-style-name="Visited_20_Internet_20_Link"><text:span text:style-name="Emphasis"><text:span text:style-name="T479">et al.</text:span></text:span></text:a><text:a xlink:type="simple" xlink:href="http://onlinelibrary.wiley.com/doi/10.1111/j.1365-2435.2011.01895.x/full#b28" text:style-name="Internet_20_link" text:visited-style-name="Visited_20_Internet_20_Link"><text:span text:style-name="T479"> 2008</text:span></text:a><text:span text:style-name="T479">; </text:span><text:a xlink:type="simple" xlink:href="http://onlinelibrary.wiley.com/doi/10.1111/j.1365-2435.2011.01895.x/full#b12" text:style-name="Internet_20_link" text:visited-style-name="Visited_20_Internet_20_Link"><text:span text:style-name="T479">Cotter, Ward &amp; Kilner 2011</text:span></text:a><text:span text:style-name="T479">).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79">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79">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79">Pukowski 1933</text:span></text:a><text:span text:style-name="T479">; </text:span><text:a xlink:type="simple" xlink:href="http://onlinelibrary.wiley.com/doi/10.1111/j.1365-2435.2011.01895.x/full#b71" text:style-name="Internet_20_link" text:visited-style-name="Visited_20_Internet_20_Link"><text:span text:style-name="T479">Scott 1990</text:span></text:a><text:span text:style-name="T479">; </text:span><text:a xlink:type="simple" xlink:href="http://onlinelibrary.wiley.com/doi/10.1111/j.1365-2435.2011.01895.x/full#b87" text:style-name="Internet_20_link" text:visited-style-name="Visited_20_Internet_20_Link"><text:span text:style-name="T479">Trumbo 1990</text:span></text:a><text:span text:style-name="T479">; </text:span><text:a xlink:type="simple" xlink:href="http://onlinelibrary.wiley.com/doi/10.1111/j.1365-2435.2011.01895.x/full#b18" text:style-name="Internet_20_link" text:visited-style-name="Visited_20_Internet_20_Link"><text:span text:style-name="T479">Eggert &amp; Müller 1992</text:span></text:a><text:span text:style-name="T479">).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79">Gillespie, Kanost &amp; Trenczek 1997</text:span></text:a><text:span text:style-name="T479">),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79">Steiger </text:span></text:a><text:a xlink:type="simple" xlink:href="http://onlinelibrary.wiley.com/doi/10.1111/j.1365-2435.2011.01895.x/full#b84" text:style-name="Internet_20_link" text:visited-style-name="Visited_20_Internet_20_Link"><text:span text:style-name="Emphasis"><text:span text:style-name="T479">et al.</text:span></text:span></text:a><text:a xlink:type="simple" xlink:href="http://onlinelibrary.wiley.com/doi/10.1111/j.1365-2435.2011.01895.x/full#b84" text:style-name="Internet_20_link" text:visited-style-name="Visited_20_Internet_20_Link"><text:span text:style-name="T479"> 2007</text:span></text:a><text:span text:style-name="T479">; </text:span><text:a xlink:type="simple" xlink:href="http://onlinelibrary.wiley.com/doi/10.1111/j.1365-2435.2011.01895.x/full#b83" text:style-name="Internet_20_link" text:visited-style-name="Visited_20_Internet_20_Link"><text:span text:style-name="T479">Steiger, Peschke &amp; Müller 2008</text:span></text:a><text:span text:style-name="T479">)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79">Herzner &amp; Strohm 2007</text:span></text:a><text:span text:style-name="T479">).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79">Korner &amp; Schmid-Hempel, 2004</text:span></text:a><text:span text:style-name="T479">).</text:span></text:p>
        <text:p text:style-name="Text_20_body"><text:span text:style-name="T479">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79">Müller &amp; Eggert 1989</text:span></text:a><text:span text:style-name="T479">),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79">Trumbo 1997</text:span></text:a><text:span text:style-name="T479">; </text:span><text:a xlink:type="simple" xlink:href="http://onlinelibrary.wiley.com/doi/10.1111/j.1365-2435.2011.01895.x/full#b75" text:style-name="Internet_20_link" text:visited-style-name="Visited_20_Internet_20_Link"><text:span text:style-name="T479">Scott </text:span></text:a><text:a xlink:type="simple" xlink:href="http://onlinelibrary.wiley.com/doi/10.1111/j.1365-2435.2011.01895.x/full#b75" text:style-name="Internet_20_link" text:visited-style-name="Visited_20_Internet_20_Link"><text:span text:style-name="Emphasis"><text:span text:style-name="T479">et al.</text:span></text:span></text:a><text:a xlink:type="simple" xlink:href="http://onlinelibrary.wiley.com/doi/10.1111/j.1365-2435.2011.01895.x/full#b75" text:style-name="Internet_20_link" text:visited-style-name="Visited_20_Internet_20_Link"><text:span text:style-name="T479"> 2001</text:span></text:a><text:span text:style-name="T479">; </text:span><text:a xlink:type="simple" xlink:href="http://onlinelibrary.wiley.com/doi/10.1111/j.1365-2435.2011.01895.x/full#b54" text:style-name="Internet_20_link" text:visited-style-name="Visited_20_Internet_20_Link"><text:span text:style-name="T479">Panaitof, Scott &amp; Borst 2004</text:span></text:a><text:span text:style-name="T479">).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79">Trumbo &amp; Robinson 2008</text:span></text:a><text:span text:style-name="T479">).</text:span></text:p>
        <text:p text:style-name="Text_20_body"><text:span text:style-name="T479">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79">Gustafsson </text:span></text:a><text:a xlink:type="simple" xlink:href="http://onlinelibrary.wiley.com/doi/10.1111/j.1365-2435.2011.01895.x/full#b27" text:style-name="Internet_20_link" text:visited-style-name="Visited_20_Internet_20_Link"><text:span text:style-name="Emphasis"><text:span text:style-name="T479">et al.</text:span></text:span></text:a><text:a xlink:type="simple" xlink:href="http://onlinelibrary.wiley.com/doi/10.1111/j.1365-2435.2011.01895.x/full#b27" text:style-name="Internet_20_link" text:visited-style-name="Visited_20_Internet_20_Link"><text:span text:style-name="T479">, 1994</text:span></text:a><text:span text:style-name="T479">; </text:span><text:a xlink:type="simple" xlink:href="http://onlinelibrary.wiley.com/doi/10.1111/j.1365-2435.2011.01895.x/full#b15" text:style-name="Internet_20_link" text:visited-style-name="Visited_20_Internet_20_Link"><text:span text:style-name="T479">Deerenberg </text:span></text:a><text:a xlink:type="simple" xlink:href="http://onlinelibrary.wiley.com/doi/10.1111/j.1365-2435.2011.01895.x/full#b15" text:style-name="Internet_20_link" text:visited-style-name="Visited_20_Internet_20_Link"><text:span text:style-name="Emphasis"><text:span text:style-name="T479">et al.</text:span></text:span></text:a><text:a xlink:type="simple" xlink:href="http://onlinelibrary.wiley.com/doi/10.1111/j.1365-2435.2011.01895.x/full#b15" text:style-name="Internet_20_link" text:visited-style-name="Visited_20_Internet_20_Link"><text:span text:style-name="T479"> 1997</text:span></text:a><text:span text:style-name="T479">; </text:span><text:a xlink:type="simple" xlink:href="http://onlinelibrary.wiley.com/doi/10.1111/j.1365-2435.2011.01895.x/full#b29" text:style-name="Internet_20_link" text:visited-style-name="Visited_20_Internet_20_Link"><text:span text:style-name="T479">Hanssen, Folstad &amp; Erikstad 2003</text:span></text:a><text:span text:style-name="T479">).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79">Rolff &amp; Siva-Jothy 2002</text:span></text:a><text:span text:style-name="T479">; </text:span><text:a xlink:type="simple" xlink:href="http://onlinelibrary.wiley.com/doi/10.1111/j.1365-2435.2011.01895.x/full#b8" text:style-name="Internet_20_link" text:visited-style-name="Visited_20_Internet_20_Link"><text:span text:style-name="T479">Contreras-Garduno </text:span></text:a><text:a xlink:type="simple" xlink:href="http://onlinelibrary.wiley.com/doi/10.1111/j.1365-2435.2011.01895.x/full#b8" text:style-name="Internet_20_link" text:visited-style-name="Visited_20_Internet_20_Link"><text:span text:style-name="Emphasis"><text:span text:style-name="T479">et al.</text:span></text:span></text:a><text:a xlink:type="simple" xlink:href="http://onlinelibrary.wiley.com/doi/10.1111/j.1365-2435.2011.01895.x/full#b8" text:style-name="Internet_20_link" text:visited-style-name="Visited_20_Internet_20_Link"><text:span text:style-name="T479"> 2009</text:span></text:a><text:span text:style-name="T479">).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79">Lee, Simpson &amp; Wilson 2008</text:span></text:a><text:span text:style-name="T479"> for a positive </text:span><text:soft-page-break/><text:span text:style-name="T479">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79">Creighton, Heflin &amp; Belk 2009</text:span></text:a><text:span text:style-name="T479">; </text:span><text:a xlink:type="simple" xlink:href="http://onlinelibrary.wiley.com/doi/10.1111/j.1365-2435.2011.01895.x/full#b92" text:style-name="Internet_20_link" text:visited-style-name="Visited_20_Internet_20_Link"><text:span text:style-name="T479">Ward, Cotter &amp; Kilner 2009</text:span></text:a><text:span text:style-name="T479">).</text:span></text:p>
        <text:p text:style-name="Text_20_body"><text:span text:style-name="T479">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79">Nunn </text:span></text:a><text:a xlink:type="simple" xlink:href="http://onlinelibrary.wiley.com/doi/10.1111/j.1365-2435.2011.01895.x/full#b51" text:style-name="Internet_20_link" text:visited-style-name="Visited_20_Internet_20_Link"><text:span text:style-name="Emphasis"><text:span text:style-name="T479">et al.</text:span></text:span></text:a><text:a xlink:type="simple" xlink:href="http://onlinelibrary.wiley.com/doi/10.1111/j.1365-2435.2011.01895.x/full#b51" text:style-name="Internet_20_link" text:visited-style-name="Visited_20_Internet_20_Link"><text:span text:style-name="T479"> 2009</text:span></text:a><text:span text:style-name="T479">), as have studies in vertebrate systems (</text:span><text:a xlink:type="simple" xlink:href="http://onlinelibrary.wiley.com/doi/10.1111/j.1365-2435.2011.01895.x/full#b41" text:style-name="Internet_20_link" text:visited-style-name="Visited_20_Internet_20_Link"><text:span text:style-name="T479">Muehlenbein &amp; Bribiescas 2005</text:span></text:a><text:span text:style-name="T479">).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79">Gershman </text:span></text:a><text:a xlink:type="simple" xlink:href="http://onlinelibrary.wiley.com/doi/10.1111/j.1365-2435.2011.01895.x/full#b25" text:style-name="Internet_20_link" text:visited-style-name="Visited_20_Internet_20_Link"><text:span text:style-name="Emphasis"><text:span text:style-name="T479">et al.</text:span></text:span></text:a><text:a xlink:type="simple" xlink:href="http://onlinelibrary.wiley.com/doi/10.1111/j.1365-2435.2011.01895.x/full#b25" text:style-name="Internet_20_link" text:visited-style-name="Visited_20_Internet_20_Link"><text:span text:style-name="T479"> 2010b</text:span></text:a><text:span text:style-name="T479">), Odonata (</text:span><text:a xlink:type="simple" xlink:href="http://onlinelibrary.wiley.com/doi/10.1111/j.1365-2435.2011.01895.x/full#b61" text:style-name="Internet_20_link" text:visited-style-name="Visited_20_Internet_20_Link"><text:span text:style-name="T479">Rolff 2001</text:span></text:a><text:span text:style-name="T479">), Diptera (</text:span><text:a xlink:type="simple" xlink:href="http://onlinelibrary.wiley.com/doi/10.1111/j.1365-2435.2011.01895.x/full#b69" text:style-name="Internet_20_link" text:visited-style-name="Visited_20_Internet_20_Link"><text:span text:style-name="T479">Schwarzenbach, Hosken &amp; Ward 2005</text:span></text:a><text:span text:style-name="T479">) and Mecoptera (</text:span><text:a xlink:type="simple" xlink:href="http://onlinelibrary.wiley.com/doi/10.1111/j.1365-2435.2011.01895.x/full#b35" text:style-name="Internet_20_link" text:visited-style-name="Visited_20_Internet_20_Link"><text:span text:style-name="T479">Kurtz </text:span></text:a><text:a xlink:type="simple" xlink:href="http://onlinelibrary.wiley.com/doi/10.1111/j.1365-2435.2011.01895.x/full#b35" text:style-name="Internet_20_link" text:visited-style-name="Visited_20_Internet_20_Link"><text:span text:style-name="Emphasis"><text:span text:style-name="T479">et al.</text:span></text:span></text:a><text:a xlink:type="simple" xlink:href="http://onlinelibrary.wiley.com/doi/10.1111/j.1365-2435.2011.01895.x/full#b35" text:style-name="Internet_20_link" text:visited-style-name="Visited_20_Internet_20_Link"><text:span text:style-name="T479"> 2000</text:span></text:a><text:span text:style-name="T479">).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79">Cotter &amp; Kilner (2010a)</text:span></text:a><text:span text:style-name="T479"> predicted, however, that in burying beetles, females should invest less effort than males into their individual immune defence because after one brood, female </text:span><text:span text:style-name="Emphasis"><text:span text:style-name="T479">N. vespilloides</text:span></text:span><text:span text:style-name="T479">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79">Ward, Cotter &amp; Kilner 2009</text:span></text:a><text:span text:style-name="T479">; </text:span><text:a xlink:type="simple" xlink:href="http://onlinelibrary.wiley.com/doi/10.1111/j.1365-2435.2011.01895.x/full#b9" text:style-name="Internet_20_link" text:visited-style-name="Visited_20_Internet_20_Link"><text:span text:style-name="T479">Cotter &amp; Kilner 2010a</text:span></text:a><text:span text:style-name="T479">).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79">Eggert &amp; Müller 1997</text:span></text:a><text:span text:style-name="T479">),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79">Müller &amp; Eggert 1987</text:span></text:a><text:span text:style-name="T479">; </text:span><text:a xlink:type="simple" xlink:href="http://onlinelibrary.wiley.com/doi/10.1111/j.1365-2435.2011.01895.x/full#b17" text:style-name="Internet_20_link" text:visited-style-name="Visited_20_Internet_20_Link"><text:span text:style-name="T479">Eggert &amp; Müller 1989</text:span></text:a><text:span text:style-name="T479">; </text:span><text:a xlink:type="simple" xlink:href="http://onlinelibrary.wiley.com/doi/10.1111/j.1365-2435.2011.01895.x/full#b3" text:style-name="Internet_20_link" text:visited-style-name="Visited_20_Internet_20_Link"><text:span text:style-name="T479">Beeler, Rauter &amp; Moore 1999</text:span></text:a><text:span text:style-name="T479">). Pheromone-emitting males often are able to sire at least some offspring (</text:span><text:a xlink:type="simple" xlink:href="http://onlinelibrary.wiley.com/doi/10.1111/j.1365-2435.2011.01895.x/full#b45" text:style-name="Internet_20_link" text:visited-style-name="Visited_20_Internet_20_Link"><text:span text:style-name="T479">Müller </text:span></text:a><text:a xlink:type="simple" xlink:href="http://onlinelibrary.wiley.com/doi/10.1111/j.1365-2435.2011.01895.x/full#b45" text:style-name="Internet_20_link" text:visited-style-name="Visited_20_Internet_20_Link"><text:span text:style-name="Emphasis"><text:span text:style-name="T479">et al.</text:span></text:span></text:a><text:a xlink:type="simple" xlink:href="http://onlinelibrary.wiley.com/doi/10.1111/j.1365-2435.2011.01895.x/full#b45" text:style-name="Internet_20_link" text:visited-style-name="Visited_20_Internet_20_Link"><text:span text:style-name="T479"> 2007</text:span></text:a><text:span text:style-name="T479">),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79">Eggert 1992</text:span></text:a><text:span text:style-name="T479">; </text:span><text:a xlink:type="simple" xlink:href="http://onlinelibrary.wiley.com/doi/10.1111/j.1365-2435.2011.01895.x/full#b45" text:style-name="Internet_20_link" text:visited-style-name="Visited_20_Internet_20_Link"><text:span text:style-name="T479">Müller </text:span></text:a><text:a xlink:type="simple" xlink:href="http://onlinelibrary.wiley.com/doi/10.1111/j.1365-2435.2011.01895.x/full#b45" text:style-name="Internet_20_link" text:visited-style-name="Visited_20_Internet_20_Link"><text:span text:style-name="Emphasis"><text:span text:style-name="T479">et al.</text:span></text:span></text:a><text:a xlink:type="simple" xlink:href="http://onlinelibrary.wiley.com/doi/10.1111/j.1365-2435.2011.01895.x/full#b45" text:style-name="Internet_20_link" text:visited-style-name="Visited_20_Internet_20_Link"><text:span text:style-name="T479"> 2007</text:span></text:a><text:span text:style-name="T479">; </text:span><text:a xlink:type="simple" xlink:href="http://onlinelibrary.wiley.com/doi/10.1111/j.1365-2435.2011.01895.x/full#b73" text:style-name="Internet_20_link" text:visited-style-name="Visited_20_Internet_20_Link"><text:span text:style-name="T479">Scott, Lee &amp; Van Der Reijden </text:span></text:a><text:a xlink:type="simple" xlink:href="http://onlinelibrary.wiley.com/doi/10.1111/j.1365-2435.2011.01895.x/full#b73" text:style-name="Internet_20_link" text:visited-style-name="Visited_20_Internet_20_Link"><text:span text:style-name="T479">2007</text:span></text:a><text:span text:style-name="T479">).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79">Rantala, Vainikka &amp; Kortet 2003</text:span></text:a><text:span text:style-name="T479">) or increased predation risk (</text:span><text:a xlink:type="simple" xlink:href="http://onlinelibrary.wiley.com/doi/10.1111/j.1365-2435.2011.01895.x/full#b67" text:style-name="Internet_20_link" text:visited-style-name="Visited_20_Internet_20_Link"><text:span text:style-name="T479">Sakaluk 1990</text:span></text:a><text:span text:style-name="T479">).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79">Eggert &amp; Müller 1997</text:span></text:a><text:span text:style-name="T479">; </text:span><text:a xlink:type="simple" xlink:href="http://onlinelibrary.wiley.com/doi/10.1111/j.1365-2435.2011.01895.x/full#b72" text:style-name="Internet_20_link" text:visited-style-name="Visited_20_Internet_20_Link"><text:span text:style-name="T479">Scott 1998</text:span></text:a><text:span text:style-name="T479">).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79">Smiseth </text:span></text:a><text:a xlink:type="simple" xlink:href="http://onlinelibrary.wiley.com/doi/10.1111/j.1365-2435.2011.01895.x/full#b300" text:style-name="Internet_20_link" text:visited-style-name="Visited_20_Internet_20_Link"><text:span text:style-name="Emphasis"><text:span text:style-name="T479">et al.</text:span></text:span></text:a><text:a xlink:type="simple" xlink:href="http://onlinelibrary.wiley.com/doi/10.1111/j.1365-2435.2011.01895.x/full#b300" text:style-name="Internet_20_link" text:visited-style-name="Visited_20_Internet_20_Link"><text:span text:style-name="T479">, 2005</text:span></text:a><text:span text:style-name="T479">), which presumably would expose them to microbes to a greater extent.</text:span></text:p>
        <text:p text:style-name="Text_20_body"><text:span text:style-name="T479">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79">Hoback </text:span></text:a><text:a xlink:type="simple" xlink:href="http://onlinelibrary.wiley.com/doi/10.1111/j.1365-2435.2011.01895.x/full#b31" text:style-name="Internet_20_link" text:visited-style-name="Visited_20_Internet_20_Link"><text:span text:style-name="Emphasis"><text:span text:style-name="T479">et al.</text:span></text:span></text:a><text:a xlink:type="simple" xlink:href="http://onlinelibrary.wiley.com/doi/10.1111/j.1365-2435.2011.01895.x/full#b31" text:style-name="Internet_20_link" text:visited-style-name="Visited_20_Internet_20_Link"><text:span text:style-name="T479"> 2004</text:span></text:a><text:span text:style-name="T479">; </text:span><text:a xlink:type="simple" xlink:href="http://onlinelibrary.wiley.com/doi/10.1111/j.1365-2435.2011.01895.x/full#b65" text:style-name="Internet_20_link" text:visited-style-name="Visited_20_Internet_20_Link"><text:span text:style-name="T479">Rozen, Engelmoer &amp; Smiseth 2008</text:span></text:a><text:span text:style-name="T479">). Consistent with this suggestion and similar to the finding of </text:span><text:a xlink:type="simple" xlink:href="http://onlinelibrary.wiley.com/doi/10.1111/j.1365-2435.2011.01895.x/full#b10" text:style-name="Internet_20_link" text:visited-style-name="Visited_20_Internet_20_Link"><text:span text:style-name="T479">Cotter &amp; Kilner (2010b)</text:span></text:a><text:span text:style-name="T479"> in </text:span><text:span text:style-name="Emphasis"><text:span text:style-name="T479">N. vespilloides</text:span></text:span><text:span text:style-name="T479">,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79">Cotter </text:span></text:a><text:a xlink:type="simple" xlink:href="http://onlinelibrary.wiley.com/doi/10.1111/j.1365-2435.2011.01895.x/full#b13" text:style-name="Internet_20_link" text:visited-style-name="Visited_20_Internet_20_Link"><text:span text:style-name="Emphasis"><text:span text:style-name="T479">et al.</text:span></text:span></text:a><text:a xlink:type="simple" xlink:href="http://onlinelibrary.wiley.com/doi/10.1111/j.1365-2435.2011.01895.x/full#b13" text:style-name="Internet_20_link" text:visited-style-name="Visited_20_Internet_20_Link"><text:span text:style-name="T479"> 2010</text:span></text:a><text:span text:style-name="T479">).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79">Cotter </text:span></text:a><text:a xlink:type="simple" xlink:href="http://onlinelibrary.wiley.com/doi/10.1111/j.1365-2435.2011.01895.x/full#b13" text:style-name="Internet_20_link" text:visited-style-name="Visited_20_Internet_20_Link"><text:span text:style-name="Emphasis"><text:span text:style-name="T479">et al.</text:span></text:span></text:a><text:a xlink:type="simple" xlink:href="http://onlinelibrary.wiley.com/doi/10.1111/j.1365-2435.2011.01895.x/full#b13" text:style-name="Internet_20_link" text:visited-style-name="Visited_20_Internet_20_Link"><text:span text:style-name="T479"> 2010</text:span></text:a><text:span text:style-name="T479">). Male and female </text:span><text:span text:style-name="Emphasis"><text:span text:style-name="T479">N. orbicollis</text:span></text:span><text:span text:style-name="T479"> did not differ in the </text:span><text:soft-page-break/><text:span text:style-name="T479">antimicrobial activity of their anal secretion. In </text:span><text:span text:style-name="Emphasis"><text:span text:style-name="T479">N. vespilloides</text:span></text:span><text:span text:style-name="T479">,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79">Cotter &amp; Kilner 2010b</text:span></text:a><text:span text:style-name="T479">).</text:span></text:p>
        <text:p text:style-name="Text_20_body"><text:span text:style-name="T479">During undisturbed breeding attempts, we found no evidence of trade-offs between immunity measures in haemolymph and anal exudate (individual and social immunity </text:span><text:span text:style-name="Emphasis"><text:span text:style-name="T479">sensu</text:span></text:span><text:a xlink:type="simple" xlink:href="http://onlinelibrary.wiley.com/doi/10.1111/j.1365-2435.2011.01895.x/full#b9" text:style-name="Internet_20_link" text:visited-style-name="Visited_20_Internet_20_Link"><text:span text:style-name="T479">Cotter &amp; Kilner 2010a</text:span></text:a><text:span text:style-name="T479">).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79">Rantala &amp; Kortet 2003</text:span></text:a><text:span text:style-name="T479">; </text:span><text:a xlink:type="simple" xlink:href="http://onlinelibrary.wiley.com/doi/10.1111/j.1365-2435.2011.01895.x/full#b11" text:style-name="Internet_20_link" text:visited-style-name="Visited_20_Internet_20_Link"><text:span text:style-name="T479">Cotter, Kruuk &amp; Wilson 2004</text:span></text:a><text:span text:style-name="T479">),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79">Fedorka &amp; Zuk 2005</text:span></text:a><text:span text:style-name="T479">; </text:span><text:a xlink:type="simple" xlink:href="http://onlinelibrary.wiley.com/doi/10.1111/j.1365-2435.2011.01895.x/full#b23" text:style-name="Internet_20_link" text:visited-style-name="Visited_20_Internet_20_Link"><text:span text:style-name="T479">Gershman 2008</text:span></text:a><text:span text:style-name="T479">; </text:span><text:a xlink:type="simple" xlink:href="http://onlinelibrary.wiley.com/doi/10.1111/j.1365-2435.2011.01895.x/full#b39" text:style-name="Internet_20_link" text:visited-style-name="Visited_20_Internet_20_Link"><text:span text:style-name="T479">Leman </text:span></text:a><text:a xlink:type="simple" xlink:href="http://onlinelibrary.wiley.com/doi/10.1111/j.1365-2435.2011.01895.x/full#b39" text:style-name="Internet_20_link" text:visited-style-name="Visited_20_Internet_20_Link"><text:span text:style-name="Emphasis"><text:span text:style-name="T479">et al.</text:span></text:span></text:a><text:a xlink:type="simple" xlink:href="http://onlinelibrary.wiley.com/doi/10.1111/j.1365-2435.2011.01895.x/full#b39" text:style-name="Internet_20_link" text:visited-style-name="Visited_20_Internet_20_Link"><text:span text:style-name="T479"> 2009</text:span></text:a><text:span text:style-name="T479">).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79">Cerenius &amp; Söderhäll 2004</text:span></text:a><text:span text:style-name="T479">).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79">Adamo 2004</text:span></text:a><text:span text:style-name="T479">), which may have obscured a possible effect of breeding on levels of active PO in haemolymph.</text:span></text:p>
        <text:p text:style-name="Text_20_body"><text:span text:style-name="T479">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79">N. orbicollis</text:span></text:span><text:span text:style-name="T479">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79">Creighton, Heflin &amp; Belk 2009</text:span></text:a><text:span text:style-name="T479">).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79">Richner, Christe &amp; Oppliger 1995</text:span></text:a><text:span text:style-name="T479">; </text:span><text:a xlink:type="simple" xlink:href="http://onlinelibrary.wiley.com/doi/10.1111/j.1365-2435.2011.01895.x/full#b49" text:style-name="Internet_20_link" text:visited-style-name="Visited_20_Internet_20_Link"><text:span text:style-name="T479">Nordling </text:span></text:a><text:a xlink:type="simple" xlink:href="http://onlinelibrary.wiley.com/doi/10.1111/j.1365-2435.2011.01895.x/full#b49" text:style-name="Internet_20_link" text:visited-style-name="Visited_20_Internet_20_Link"><text:span text:style-name="Emphasis"><text:span text:style-name="T479">et al.</text:span></text:span></text:a><text:a xlink:type="simple" xlink:href="http://onlinelibrary.wiley.com/doi/10.1111/j.1365-2435.2011.01895.x/full#b49" text:style-name="Internet_20_link" text:visited-style-name="Visited_20_Internet_20_Link"><text:span text:style-name="T479"> 1998</text:span></text:a><text:span text:style-name="T479">).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79">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79">Creighton, Heflin &amp; Belk 2009</text:span></text:a><text:span text:style-name="T479">), consistent with the terminal investment hypothesis (</text:span><text:a xlink:type="simple" xlink:href="http://onlinelibrary.wiley.com/doi/10.1111/j.1365-2435.2011.01895.x/full#b93" text:style-name="Internet_20_link" text:visited-style-name="Visited_20_Internet_20_Link"><text:span text:style-name="T479">Williams 1966</text:span></text:a><text:span text:style-name="T479">; </text:span><text:a xlink:type="simple" xlink:href="http://onlinelibrary.wiley.com/doi/10.1111/j.1365-2435.2011.01895.x/full#b7" text:style-name="Internet_20_link" text:visited-style-name="Visited_20_Internet_20_Link"><text:span text:style-name="T479">Clutton-Brock 1984</text:span></text:a><text:span text:style-name="T479">).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79">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79">Scott &amp; Traniello 1987</text:span></text:a><text:span text:style-name="T479">). Juvenile hormone is a central hormone in insect </text:span><text:soft-page-break/><text:span text:style-name="T479">reproduction (</text:span><text:a xlink:type="simple" xlink:href="http://onlinelibrary.wiley.com/doi/10.1111/j.1365-2435.2011.01895.x/full#b48" text:style-name="Internet_20_link" text:visited-style-name="Visited_20_Internet_20_Link"><text:span text:style-name="T479">Nijhout 1994</text:span></text:a><text:span text:style-name="T479">), although its exact function in burying beetles remains unclear (see, e.g., </text:span><text:a xlink:type="simple" xlink:href="http://onlinelibrary.wiley.com/doi/10.1111/j.1365-2435.2011.01895.x/full#b53" text:style-name="Internet_20_link" text:visited-style-name="Visited_20_Internet_20_Link"><text:span text:style-name="T479">Panaitof &amp; Scott 2006</text:span></text:a><text:span text:style-name="T479">).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79">Trumbo &amp; Robinson 2008</text:span></text:a><text:span text:style-name="T479">)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79">Schwarzenbach, Hosken &amp; Ward 2005</text:span></text:a><text:span text:style-name="T479">).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79">Cotter &amp; Kilner 2010b</text:span></text:a><text:span text:style-name="T479">) and that subsequent JH fluctuations during the parental period have little effect on immunity.</text:span></text:p>
        <text:p text:style-name="Text_20_body"><text:span text:style-name="T479">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79">Nelson &amp; Demas 1996</text:span></text:a><text:span text:style-name="T479">; </text:span><text:a xlink:type="simple" xlink:href="http://onlinelibrary.wiley.com/doi/10.1111/j.1365-2435.2011.01895.x/full#b78" text:style-name="Internet_20_link" text:visited-style-name="Visited_20_Internet_20_Link"><text:span text:style-name="T479">Sinclair &amp; Lochmiller 2000</text:span></text:a><text:span text:style-name="T479">; </text:span><text:a xlink:type="simple" xlink:href="http://onlinelibrary.wiley.com/doi/10.1111/j.1365-2435.2011.01895.x/full#b46" text:style-name="Internet_20_link" text:visited-style-name="Visited_20_Internet_20_Link"><text:span text:style-name="T479">Nelson 2004</text:span></text:a><text:span text:style-name="T479">).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79">Wilson </text:span></text:a><text:a xlink:type="simple" xlink:href="http://onlinelibrary.wiley.com/doi/10.1111/j.1365-2435.2011.01895.x/full#b94" text:style-name="Internet_20_link" text:visited-style-name="Visited_20_Internet_20_Link"><text:span text:style-name="Emphasis"><text:span text:style-name="T479">et al.</text:span></text:span></text:a><text:a xlink:type="simple" xlink:href="http://onlinelibrary.wiley.com/doi/10.1111/j.1365-2435.2011.01895.x/full#b94" text:style-name="Internet_20_link" text:visited-style-name="Visited_20_Internet_20_Link"><text:span text:style-name="T479"> 2002</text:span></text:a><text:span text:style-name="T479">), which takes about 8 days to become evident in bumblebee workers (</text:span><text:a xlink:type="simple" xlink:href="http://onlinelibrary.wiley.com/doi/10.1111/j.1365-2435.2011.01895.x/full#b66" text:style-name="Internet_20_link" text:visited-style-name="Visited_20_Internet_20_Link"><text:span text:style-name="T479">Ruiz-Gonzalez, Moret &amp; Brown 2009</text:span></text:a><text:span text:style-name="T479">).</text:span></text:p>
        <text:p text:style-name="Text_20_body"><text:span text:style-name="T479">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79">Halffter, 1997</text:span></text:a><text:span text:style-name="T479">), that utilise similar microbe-rich, high-protein resources for reproduction.</text:span></text:p>
        <text:p text:style-name="P5"/>
        <text:p text:style-name="P114"/>
        <text:p text:style-name="P114">References</text:p>
        <text:p text:style-name="P114"/>
        <text:p text:style-name="P179">Adamo SA. 2017. Stress responses sculpt the insect immune system, optimizing defense in an ever-changing world. Developmental and Comparative Immunology 66: 24-32.</text:p>
        <text:p text:style-name="P179"/>
        <text:p text:style-name="P183"><text:span text:style-name="T493">Adamo SA, Davies G, Easy R, Kovalko I, Turnbull KF. 2016. </text:span><text:span text:style-name="T479">Reconfiguration of the immune system network during food limitation in the caterpillar </text:span><text:span text:style-name="Emphasis"><text:span text:style-name="T479">Manduca sexta.</text:span></text:span><text:span text:style-name="Emphasis"><text:span text:style-name="T494"> </text:span></text:span><text:span text:style-name="Emphasis"><text:span text:style-name="T495">Journal of Experimental Biology 219: 706-718.</text:span></text:span></text:p>
        <text:p text:style-name="P114"/>
        <text:p text:style-name="P151"><text:span text:style-name="T479">Adamo S</text:span><text:span text:style-name="T493">A</text:span><text:span text:style-name="T479">. 2004. Estimating disease resistance in insects: phenoloxidase and lysozyme-like activity </text:span>and disease resistance in the cricket <text:span text:style-name="T216">Gryllus texensis</text:span><text:span text:style-name="T259">. Journal of Insect Physiology 50: 209-216.</text:span></text:p>
        <text:p text:style-name="P151"/>
        <text:p text:style-name="P167">Ardia DR, Gantz JE, Schneider BC, and Strebel S. 2012. Costs of immunity in insects: an induced immune response increases metabolic rate and decreases antimicrobial activity. Functional Ecology 26: 732-739.</text:p>
        <text:p text:style-name="P151"/>
        <text:p text:style-name="P152">Angelier F, Wing JC, Parenteau C, Pellé M, and Chastel<text:span text:style-name="T430"> O. 2015. Does short-term fasting lead to stressed-out parents? A study of incubation commitment and the hormonal stress responses and recoveries in snow petrels. Hormones and Behavior 67: 28-37.</text:span></text:p>
        <text:p text:style-name="P114"><text:soft-page-break/></text:p>
        <text:p text:style-name="P153">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Boyer AG, Swearingen RE, Blaha MA, Fortson CT, Gremillion SK, Osborn KA, <text:span text:style-name="T389">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177">Cerenius L. and Söderhäll K. 2004. The prophenoloxidase-activating system in invertebrates. Immunological Reviews 198: 116–126.</text:p>
        <text:p text:style-name="P114"/>
        <text:p text:style-name="P114">Clinchy M, Sheriff MJ, <text:span text:style-name="T389">and</text:span> Zanette LY. 2013. Predator-induced stress and the ecology of fear. <text:s/>Functional Ecology 27: 56-65.</text:p>
        <text:p text:style-name="P114"/>
        <text:p text:style-name="P154">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55">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18">Journal of Experimental Marine Biology and Ecology 440: 233-237.</text:span></text:p>
        <text:p text:style-name="P114"/>
        <text:p text:style-name="P156">Dubiec A, Cichon M, and Deptuch K. 2006. Sex-specific development of cell-mediated immunity under experimentally altered rearing conditions in blue tit nestlings. Proceedings of the Royal Society B 273: 1759-1764.</text:p>
        <text:p text:style-name="P114"/>
        <text:p text:style-name="P114">Eggert AK and Müller JK. 1989. Pheromone-mediated attraction in burying beetles. Ecological Entomology 14: 235-238.</text:p>
        <text:p text:style-name="P114"/>
        <text:p text:style-name="P114">Eggert AK <text:span text:style-name="T389">and</text:span> Müller JK. 1997. Biparental care and social evolution in burying beetles: lessons from the larder. In: Choe JC, Crespi BJ, editors. The Evolution of Social Behavior in Insects and Arachnids. Cambridge (NY): Cambridge University Press. p. 216-236.</text:p>
        <text:p text:style-name="P114"/>
        <text:p text:style-name="P114">Eggert AK and Sakaluk<text:span text:style-name="T321"> </text:span>S<text:span text:style-name="T321">K. 19</text:span>95<text:span text:style-name="T321">. </text:span>Female-coerced monogamy in burying beetles.<text:span text:style-name="T259"> Behavioral Ecology </text:span><text:soft-page-break/><text:span text:style-name="T259">and Sociobiology 37: 147-153.</text:span></text:p>
        <text:p text:style-name="P114"/>
        <text:p text:style-name="P114">Fetherston IA, Scott MP, <text:span text:style-name="T389">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
        <text:p text:style-name="P114">Haine ER, Pollitt LC, Moret Y, Siva-Jothy MT, and Rolff J. 2008. Temporal patterns in immune responses to a range of microbial insults (<text:span text:style-name="T216">Tenebrio molitor</text:span><text:span text:style-name="T259">). Journal of Insect Physiology 54: 1090-1097.</text:span></text:p>
        <text:p text:style-name="P114"/>
        <text:p text:style-name="P114"><text:span text:style-name="T322">Hoang A. 2001. Immune response to parasitism reduces resistance of </text:span><text:span text:style-name="T247">Drosophila melanogaster</text:span><text:span text:style-name="T322">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16">Grapsus albolineatus</text:span><text:span text:style-name="T259">. <text:s/>Oecologia 109: 209-218.</text:span></text:p>
        <text:p text:style-name="P114"/>
        <text:p text:style-name="P114"><text:span text:style-name="T322">Koella JC and Sorensen FL. 2002. Effect of adult nutrition on the melanization immune response of the malaria vector </text:span><text:span text:style-name="T247">Anopheles stephensi</text:span><text:span text:style-name="T322">.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7">Martin, B., Pearson, M., Kebejian, L., Golden, E., Keselman, A., Bender, M., et al. (2007). Sex-dependent metabolic, neuroendocrine, and cognitive responses to dietary energy restriction and excess. <text:span text:style-name="T430">Endocrinology 148: 4318-4333.</text:span></text:p>
        <text:p text:style-name="P133"/>
        <text:p text:style-name="P133">McCue, MD. <text:span text:style-name="T463">2010. </text:span>Starvation physiology: Reviewing the different strategies animals use to survive a common challenge. Comp. Biochem. Physiol. A</text:p>
        <text:p text:style-name="P133"/>
        <text:p text:style-name="P114"><text:span text:style-name="T430">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for bumblebee workers. Science 290: 1166-1168.</text:p>
        <text:p text:style-name="P114"><text:soft-page-break/></text:p>
        <text:p text:style-name="P178">Myers JH, Cory JS, Ericsson JD, and Tseng ML. <text:s/>2011. <text:s/>The effect of food limitation on immunity factors and disease resistance in the western tent caterpillar. <text:s/>Oecologia 167: 647-655.</text:p>
        <text:p text:style-name="P114"/>
        <text:p text:style-name="P114">Reavey CE, Warnock ND, Vogel H, and Cotter SC. 2014. Trade-offs between personal immunity and reproduction in the burying beetle, <text:span text:style-name="T216">Nicrophorus vespilloides</text:span><text:span text:style-name="T259">. Behavioral</text:span> Ecology 25: 415-423.</text:p>
        <text:p text:style-name="P114"/>
        <text:p text:style-name="P114">Reitzl SR and Trumble JT. 2002. Competitive displacement among insects and arachnids. <text:s/>Annual Review of Entomology 47: 435-465.</text:p>
        <text:p text:style-name="P114"/>
        <text:p text:style-name="P114">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74"/>
        <text:p text:style-name="P114"><text:bookmark text:name="fec12071-cit-0041"/><text:span text:style-name="Citation"><text:span text:style-name="T259">Sadd BM </text:span></text:span><text:span text:style-name="Citation"><text:span text:style-name="T287">and</text:span></text:span><text:span text:style-name="Citation"><text:span text:style-name="T259"> Siva-Jothy MT. 2006. Self-harm caused by an insect's innate immunity. Proceedings of the Royal Society B 273: 2571-2574.</text:span></text:span></text:p>
        <text:p text:style-name="P174"/>
        <text:p text:style-name="P114"><text:span text:style-name="T259">Scott MP. 1998. The ecology and behavior of burying beetl</text:span>es. Annual Reviews of Entomology 43: 595-618.</text:p>
        <text:p text:style-name="P114"/>
        <text:p text:style-name="P114">Scott MP and Traniello JFA. 1987. Behvioural cues trigger ovarian development in the burying beetle, <text:span text:style-name="T216">Nicrophorus tomentosus</text:span><text:span text:style-name="T259">. Journal of Insect Physiology 33: 693-696.</text:span></text:p>
        <text:p text:style-name="P114"/>
        <text:p text:style-name="P114"><text:span text:style-name="T322">Scott MP, Traniello JFA, and Fetherston IA. 1987. Competition for prey between ants and burying beetles (</text:span><text:span text:style-name="T247">Nicrophorus</text:span><text:span text:style-name="T322"> spp.): differences between northern and southern temperate sites. Psyche 94: 325-332.</text:span></text:p>
        <text:p text:style-name="P169"/>
        <text:p text:style-name="P170">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8">Smiseth PT, Ward RSJ, Moore AJ. 2007. Parents influence asymmetric sibling competition: Experimental evidence with partially dependent young. Ecology 88: 3174-3182.</text:p>
        <text:p text:style-name="P114"/>
        <text:p text:style-name="P114"><text:span text:style-name="T329">Steiger S, Gershman SN, Pettinger AM, Eggert AK, and Sakaluk SK. 2011. Sex differences in immunity and rapid upregulation of immune defence during parental care in the burying beetle, </text:span><text:span text:style-name="T217">Nicrophorus orbicollis</text:span><text:span text:style-name="T266">. Functional Ecology 25: 1368-1378.</text:span></text:p>
        <text:p text:style-name="P114"/>
        <text:p text:style-name="P114"><text:span text:style-name="T266">Steiger S, Gershman SN, Pettinger AM, Eggert AK, </text:span><text:span text:style-name="T267">and </text:span><text:span text:style-name="T266">Sakaluk SK. 2012. Dominance status an d sex influence nutritional state and immunity in burying beetles, </text:span><text:span text:style-name="T217">Nicrophorus orbicollis</text:span><text:span text:style-name="T266">. Functional Ecology 25: 1368-1378.</text:span></text:p>
        <text:p text:style-name="P114"/>
        <text:p text:style-name="P182"><text:soft-page-break/><text:span text:style-name="T492">Trumbo ST. I</text:span><text:span text:style-name="T479">nterference competition among burying beetles (Silphidae, </text:span><text:span text:style-name="Emphasis"><text:span text:style-name="T479">Nicrophorus</text:span></text:span><text:span text:style-name="T479">). </text:span><text:span text:style-name="T492">Ecological Entomology 15: 347-355.</text:span></text:p>
        <text:p text:style-name="P159"/>
        <text:p text:style-name="P160">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humoral immunity. Evolutionary Biology 37: 49–57.</text:p>
        <text:p text:style-name="P114"/>
        <text:p text:style-name="P114">Wegmann M, Voegeli B, <text:span text:style-name="T389">and </text:span>Richner H. 2015. Oxidative status and reproductive effort of great tits in a 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61">Wilson DS and Fudge J. 1984. Burying beetles: intraspecific interactions and reproductive success in the field. Ecological Entomology 9: 195-203.</text:p>
        <text:p text:style-name="P161"/>
        <text:p text:style-name="P162">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18"/>
        <text:p text:style-name="P130">Eggert AK and <text:span text:style-name="T321">Müller JK. 1989. </text:span>Mating success of pheromone-emitting <text:span text:style-name="T216">Necrophorus</text:span><text:span text:style-name="T259">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18"/>
        <text:p text:style-name="P105">Marshall KE, Sinclair BJ. 2010. Repeated stress exposure results in a survival-reproduction</text:p>
        <text:p text:style-name="P135"><text:span text:style-name="T161"><text:s/>trade-off in </text:span><text:span text:style-name="T140">Drosophila melanogaster. Proceedings of the Royal Society B 277: 963-969.</text:span></text:p>
        <text:p text:style-name="P118"/>
        <text:p text:style-name="P3">Parsons P. 1990. The metabolic cost of multiple environmental stresses: implications for climatic change and conservation. <text:s/>Trends in Ecology and Evolution 5(9): 315-317.</text:p>
        <text:p text:style-name="P118"><text:soft-page-break/></text:p>
        <text:p text:style-name="P135"><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
        <text:p text:style-name="P3">Sandland GJ and Minchella DJ. 2003. Costs of immune defense: an enigma wrapped in an environmental cloak? in Parasitology 19(12): 571-574.</text:p>
        <text:p text:style-name="P118"/>
        <text:p text:style-name="P200">Wilson K, Cotter SC, Reeson AF, and Pell JK. 2001. Melanism and disease resistance in insects. Ecology Letters 4: 637-649.</text:p>
        <text:h text:style-name="P299" text:outline-level="1">Food Limitation of the Spider Linyphia marginata: Experimental Field Studies </text:h>
        <text:p text:style-name="P190">David H. Wise </text:p>
        <text:p text:style-name="P189"><text:span text:style-name="Citation"><text:span text:style-name="T479">Ecology</text:span></text:span><text:span text:style-name="T479"> </text:span></text:p>
        <text:p text:style-name="P190">Vol. 56, No. 3 (May, 1975), pp. 637-646 </text:p>
        <text:p text:style-name="P192"/>
        <text:p text:style-name="P192"/>
        <text:p text:style-name="P193">The sexes likely encounter similar costs in response to immune system activity, but experience these costs in different ways <text:span text:style-name="T315">(Brace et al 2015). <text:s/>Both are going to want to maximize reproduction over development or self-maintenance, though this will be different based upon organismal lifespan and reproductive strategy (Wegmann et al 2015).</text:span></text:p>
        <text:p text:style-name="P194"/>
        <text:p text:style-name="P19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93">leading to selection for larger males (Emlen and Orring 1977). <text:s/>As </text:span>larger size <text:span text:style-name="T292">is </text:span>typically <text:span text:style-name="T292">associated with</text:span> higher basal metabolic rate<text:span text:style-name="T293">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94"/>
        <text:p text:style-name="P194"><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92">for mates </text:span>and successfully fertilize eggs.</text:p>
        <text:p text:style-name="P194"/>
        <text:p text:style-name="P19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85">Encapsulation and Melanization Assay</text:p>
        <text:p text:style-name="P20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91"/>
        <text:p text:style-name="P198">Statistical analyses</text:p>
        <text:p text:style-name="P191"/>
        <text:p text:style-name="P191"/>
        <text:p text:style-name="P191"/>
        <text:p text:style-name="P191"/>
        <text:p text:style-name="P195">Bioenergetics of salmonid fishes: energy intake, expenditure and productivity</text:p>
        <text:p text:style-name="P195">The concept of allostasis in biology and biomedicine, Bruce S McEwen, John C Wingfield</text:p>
        <text:p text:style-name="P195"/>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91"/>
        <text:p text:style-name="P19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91"/>
        <text:p text:style-name="P191">Phenoloxidase production and the melanization response are integrated into the same pathway, with </text:p>
        <text:p text:style-name="P191"/>
        <text:p text:style-name="P191">As starvation is known to affect the sexes in different, specific ways, it was also </text:p>
        <text:p text:style-name="P191"/>
        <text:p text:style-name="P191">males &amp; females should be kept separate (mating leads to decreased male immunity)</text:p>
        <text:p text:style-name="P191">food restriction should be noted (females don't show much change if food is ad libitum)</text:p>
        <text:p text:style-name="P191"/>
        <text:p text:style-name="P191">--do males &amp; females in nicrophorus have different sizes of fat bodies?</text:p>
        <text:p text:style-name="P191"/>
        <text:p text:style-name="P19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91">females have stronger immune response than males</text:p>
        <text:p text:style-name="P191">pregnancy &amp; development of eggs/young</text:p>
        <text:p text:style-name="P191">birthweight is determinant in total lifetime reproductive success in males, but not females (in deer)</text:p>
        <text:p text:style-name="P191">resting metabolic rate rises in both sexes, while blood glucose falls in both</text:p>
        <text:p text:style-name="P191">females lose more fat than protein, but males lose more protein than fat (Widdowson, 1976)</text:p>
        <text:p text:style-name="P191">Females deposit more fat than males (Widdowson, 1976)</text:p>
        <text:p text:style-name="P191"/>
        <text:p text:style-name="P191">stearns sc (1989) – trade-offs in life history evolution. Funct. Ecol 3: 259-268</text:p>
        <text:p text:style-name="P196">stearns sc (1992) – the evolution of life histories. <text:s/>Oxford. <text:s/>Book</text:p>
        <text:p text:style-name="P199"/>
        <text:p text:style-name="P199"/>
        <text:p text:style-name="P199">although an organism's immune system responds differently between its maintenance and upregulated modes, both are hindered when under conditions of adequate or reduced food intake (Lee 2006; Gilot-Fromont et al. 2012). <text:s/></text:p>
        <text:p text:style-name="P199"><text:soft-page-break/></text:p>
        <text:p text:style-name="P19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34"><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84">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86">Accounting for the costs and benefits of a particular trait is central to evolutionary biology. The diversity of organisms in nature is a testament to the many strategies by which organisms have opti-</text:p>
        <text:p text:style-name="P180">mized investment in the face of costs and constraints. These optimization “decisions” result in trade-offs, which are often observed as negative associations between traits. Classic life-history trade-offs</text:p>
        <text:p text:style-name="P180">include: age and size at maturity, and aspects of reproductive effort such as clutch size and offspring size (Roff 1992).</text:p>
        <text:p text:style-name="P180"/>
        <text:p text:style-name="P180">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80"/>
        <text:p text:style-name="P180">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80"/>
        <text:p text:style-name="P180">A range of empirical studies across taxa have provided evidence for immune costs. These can be broken down into 1) <text:s/>evolutionary costs of defense (Kraaijeveld and Godfray 2001; Cotter et <text:s/>al.</text:p>
        <text:p text:style-name="P180">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80"/>
        <text:p text:style-name="P180">Invertebrates have provided excellent, productive model systems to address many of the key questions within the field of ecological immunology. This is mainly due to the ease with which many species</text:p>
        <text:p text:style-name="P180">can be kept (in large numbers), bred, and their immune systems studied. The invertebrate immune system, while complex and efficient, is nonetheless simpler than that of vertebrates. Immune responses</text:p>
        <text:p text:style-name="P180">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80"/>
        <text:p text:style-name="P180">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80">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80"/>
        <text:p text:style-name="P180">Here, we focus on the life-history constraints of immune function, in the burying beetle Nicrophorus vespilloides (Figure 1). Burying beetles provide a highly tractable system for studying the trade-off</text:p>
        <text:p text:style-name="P180">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80">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80"/>
        <text:p text:style-name="P180">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80"/>
        <text:p text:style-name="P180">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2-07T20:10:15.573826000</dc:date>
    <meta:generator>LibreOffice/5.1.6.2$MacOSX_X86_64 LibreOffice_project/07ac168c60a517dba0f0d7bc7540f5afa45f0909</meta:generator>
    <meta:editing-duration>P16DT19H51M37S</meta:editing-duration>
    <meta:editing-cycles>346</meta:editing-cycles>
    <meta:document-statistic meta:table-count="5" meta:image-count="4" meta:object-count="0" meta:page-count="42" meta:paragraph-count="606" meta:word-count="19508" meta:character-count="131881" meta:non-whitespace-character-count="112577"/>
  </office:meta>
</office:document-meta>
</file>